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<text:span text:style-name="T1">8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354235" calcext:value-type="float">
            <text:p>8,354,235</text:p>
          </table:table-cell>
          <table:table-cell table:style-name="ce18" office:value-type="float" office:value="23404243" calcext:value-type="float">
            <text:p>23,404,243</text:p>
          </table:table-cell>
          <table:table-cell table:style-name="ce26" office:value-type="float" office:value="11688646" calcext:value-type="float">
            <text:p>11,688,646</text:p>
          </table:table-cell>
          <table:table-cell table:style-name="ce30" office:value-type="float" office:value="11715597" calcext:value-type="float">
            <text:p>11,715,597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91623" calcext:value-type="float">
            <text:p>1,491,623</text:p>
          </table:table-cell>
          <table:table-cell table:style-name="ce19" office:value-type="float" office:value="3959855" calcext:value-type="float">
            <text:p>3,959,855</text:p>
          </table:table-cell>
          <table:table-cell table:style-name="ce27" office:value-type="float" office:value="1949664" calcext:value-type="float">
            <text:p>1,949,664</text:p>
          </table:table-cell>
          <table:table-cell table:style-name="ce30" office:value-type="float" office:value="2010191" calcext:value-type="float">
            <text:p>2,010,19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34296" calcext:value-type="float">
            <text:p>1,034,296</text:p>
          </table:table-cell>
          <table:table-cell table:style-name="ce19" office:value-type="float" office:value="2695007" calcext:value-type="float">
            <text:p>2,695,007</text:p>
          </table:table-cell>
          <table:table-cell table:style-name="ce27" office:value-type="float" office:value="1292896" calcext:value-type="float">
            <text:p>1,292,896</text:p>
          </table:table-cell>
          <table:table-cell table:style-name="ce30" office:value-type="float" office:value="1402111" calcext:value-type="float">
            <text:p>1,402,11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907689" calcext:value-type="float">
            <text:p>907,689</text:p>
          </table:table-cell>
          <table:table-cell table:style-name="ce19" office:value-type="float" office:value="2711252" calcext:value-type="float">
            <text:p>2,711,252</text:p>
          </table:table-cell>
          <table:table-cell table:style-name="ce27" office:value-type="float" office:value="1343404" calcext:value-type="float">
            <text:p>1,343,404</text:p>
          </table:table-cell>
          <table:table-cell table:style-name="ce30" office:value-type="float" office:value="1367848" calcext:value-type="float">
            <text:p>1,367,84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66822" calcext:value-type="float">
            <text:p>666,822</text:p>
          </table:table-cell>
          <table:table-cell table:style-name="ce19" office:value-type="float" office:value="1883451" calcext:value-type="float">
            <text:p>1,883,451</text:p>
          </table:table-cell>
          <table:table-cell table:style-name="ce27" office:value-type="float" office:value="944002" calcext:value-type="float">
            <text:p>944,002</text:p>
          </table:table-cell>
          <table:table-cell table:style-name="ce30" office:value-type="float" office:value="939449" calcext:value-type="float">
            <text:p>939,44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61818" calcext:value-type="float">
            <text:p>1,061,818</text:p>
          </table:table-cell>
          <table:table-cell table:style-name="ce19" office:value-type="float" office:value="2777318" calcext:value-type="float">
            <text:p>2,777,318</text:p>
          </table:table-cell>
          <table:table-cell table:style-name="ce27" office:value-type="float" office:value="1382884" calcext:value-type="float">
            <text:p>1,382,884</text:p>
          </table:table-cell>
          <table:table-cell table:style-name="ce30" office:value-type="float" office:value="1394434" calcext:value-type="float">
            <text:p>1,394,43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52182" calcext:value-type="float">
            <text:p>3,152,182</text:p>
          </table:table-cell>
          <table:table-cell table:style-name="ce19" office:value-type="float" office:value="9239833" calcext:value-type="float">
            <text:p>9,239,833</text:p>
          </table:table-cell>
          <table:table-cell table:style-name="ce27" office:value-type="float" office:value="4705932" calcext:value-type="float">
            <text:p>4,705,932</text:p>
          </table:table-cell>
          <table:table-cell table:style-name="ce30" office:value-type="float" office:value="4533901" calcext:value-type="float">
            <text:p>4,533,901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62304" calcext:value-type="float">
            <text:p>162,304</text:p>
          </table:table-cell>
          <table:table-cell table:style-name="ce20" office:value-type="float" office:value="458877" calcext:value-type="float">
            <text:p>458,877</text:p>
          </table:table-cell>
          <table:table-cell table:style-name="ce20" office:value-type="float" office:value="232883" calcext:value-type="float">
            <text:p>232,883</text:p>
          </table:table-cell>
          <table:table-cell table:style-name="ce20" office:value-type="float" office:value="225994" calcext:value-type="float">
            <text:p>225,99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27987" calcext:value-type="float">
            <text:p>727,987</text:p>
          </table:table-cell>
          <table:table-cell table:style-name="ce20" office:value-type="float" office:value="2052529" calcext:value-type="float">
            <text:p>2,052,529</text:p>
          </table:table-cell>
          <table:table-cell table:style-name="ce20" office:value-type="float" office:value="1030189" calcext:value-type="float">
            <text:p>1,030,189</text:p>
          </table:table-cell>
          <table:table-cell table:style-name="ce20" office:value-type="float" office:value="1022340" calcext:value-type="float">
            <text:p>1,022,34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7805" calcext:value-type="float">
            <text:p>177,805</text:p>
          </table:table-cell>
          <table:table-cell table:style-name="ce20" office:value-type="float" office:value="535307" calcext:value-type="float">
            <text:p>535,307</text:p>
          </table:table-cell>
          <table:table-cell table:style-name="ce20" office:value-type="float" office:value="274213" calcext:value-type="float">
            <text:p>274,213</text:p>
          </table:table-cell>
          <table:table-cell table:style-name="ce20" office:value-type="float" office:value="261094" calcext:value-type="float">
            <text:p>261,09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82474" calcext:value-type="float">
            <text:p>182,474</text:p>
          </table:table-cell>
          <table:table-cell table:style-name="ce20" office:value-type="float" office:value="566818" calcext:value-type="float">
            <text:p>566,818</text:p>
          </table:table-cell>
          <table:table-cell table:style-name="ce20" office:value-type="float" office:value="292207" calcext:value-type="float">
            <text:p>292,207</text:p>
          </table:table-cell>
          <table:table-cell table:style-name="ce20" office:value-type="float" office:value="274611" calcext:value-type="float">
            <text:p>274,61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7944" calcext:value-type="float">
            <text:p>377,944</text:p>
          </table:table-cell>
          <table:table-cell table:style-name="ce20" office:value-type="float" office:value="1292599" calcext:value-type="float">
            <text:p>1,292,599</text:p>
          </table:table-cell>
          <table:table-cell table:style-name="ce20" office:value-type="float" office:value="661389" calcext:value-type="float">
            <text:p>661,389</text:p>
          </table:table-cell>
          <table:table-cell table:style-name="ce20" office:value-type="float" office:value="631210" calcext:value-type="float">
            <text:p>631,21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6021" calcext:value-type="float">
            <text:p>176,021</text:p>
          </table:table-cell>
          <table:table-cell table:style-name="ce20" office:value-type="float" office:value="515345" calcext:value-type="float">
            <text:p>515,345</text:p>
          </table:table-cell>
          <table:table-cell table:style-name="ce20" office:value-type="float" office:value="264414" calcext:value-type="float">
            <text:p>264,414</text:p>
          </table:table-cell>
          <table:table-cell table:style-name="ce20" office:value-type="float" office:value="250931" calcext:value-type="float">
            <text:p>250,93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7544" calcext:value-type="float">
            <text:p>237,544</text:p>
          </table:table-cell>
          <table:table-cell table:style-name="ce20" office:value-type="float" office:value="706941" calcext:value-type="float">
            <text:p>706,941</text:p>
          </table:table-cell>
          <table:table-cell table:style-name="ce20" office:value-type="float" office:value="367813" calcext:value-type="float">
            <text:p>367,813</text:p>
          </table:table-cell>
          <table:table-cell table:style-name="ce20" office:value-type="float" office:value="339128" calcext:value-type="float">
            <text:p>339,12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1121" calcext:value-type="float">
            <text:p>181,121</text:p>
          </table:table-cell>
          <table:table-cell table:style-name="ce20" office:value-type="float" office:value="526469" calcext:value-type="float">
            <text:p>526,469</text:p>
          </table:table-cell>
          <table:table-cell table:style-name="ce20" office:value-type="float" office:value="274179" calcext:value-type="float">
            <text:p>274,179</text:p>
          </table:table-cell>
          <table:table-cell table:style-name="ce20" office:value-type="float" office:value="252290" calcext:value-type="float">
            <text:p>252,29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2844" calcext:value-type="float">
            <text:p>282,844</text:p>
          </table:table-cell>
          <table:table-cell table:style-name="ce20" office:value-type="float" office:value="849794" calcext:value-type="float">
            <text:p>849,794</text:p>
          </table:table-cell>
          <table:table-cell table:style-name="ce20" office:value-type="float" office:value="435540" calcext:value-type="float">
            <text:p>435,540</text:p>
          </table:table-cell>
          <table:table-cell table:style-name="ce20" office:value-type="float" office:value="414254" calcext:value-type="float">
            <text:p>414,25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2048" calcext:value-type="float">
            <text:p>82,048</text:p>
          </table:table-cell>
          <table:table-cell table:style-name="ce21" office:value-type="float" office:value="225061" calcext:value-type="float">
            <text:p>225,061</text:p>
          </table:table-cell>
          <table:table-cell table:style-name="ce20" office:value-type="float" office:value="116784" calcext:value-type="float">
            <text:p>116,784</text:p>
          </table:table-cell>
          <table:table-cell table:style-name="ce20" office:value-type="float" office:value="108277" calcext:value-type="float">
            <text:p>108,27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4009" calcext:value-type="float">
            <text:p>124,009</text:p>
          </table:table-cell>
          <table:table-cell table:style-name="ce20" office:value-type="float" office:value="333733" calcext:value-type="float">
            <text:p>333,733</text:p>
          </table:table-cell>
          <table:table-cell table:style-name="ce20" office:value-type="float" office:value="170614" calcext:value-type="float">
            <text:p>170,614</text:p>
          </table:table-cell>
          <table:table-cell table:style-name="ce20" office:value-type="float" office:value="163119" calcext:value-type="float">
            <text:p>163,11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7371" calcext:value-type="float">
            <text:p>37,371</text:p>
          </table:table-cell>
          <table:table-cell table:style-name="ce20" office:value-type="float" office:value="101110" calcext:value-type="float">
            <text:p>101,110</text:p>
          </table:table-cell>
          <table:table-cell table:style-name="ce20" office:value-type="float" office:value="52042" calcext:value-type="float">
            <text:p>52,042</text:p>
          </table:table-cell>
          <table:table-cell table:style-name="ce20" office:value-type="float" office:value="49068" calcext:value-type="float">
            <text:p>49,06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50404" calcext:value-type="float">
            <text:p>150,404</text:p>
          </table:table-cell>
          <table:table-cell table:style-name="ce20" office:value-type="float" office:value="373721" calcext:value-type="float">
            <text:p>373,721</text:p>
          </table:table-cell>
          <table:table-cell table:style-name="ce20" office:value-type="float" office:value="187968" calcext:value-type="float">
            <text:p>187,968</text:p>
          </table:table-cell>
          <table:table-cell table:style-name="ce20" office:value-type="float" office:value="185753" calcext:value-type="float">
            <text:p>185,75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4223" calcext:value-type="float">
            <text:p>154,223</text:p>
          </table:table-cell>
          <table:table-cell table:style-name="ce20" office:value-type="float" office:value="430644" calcext:value-type="float">
            <text:p>430,644</text:p>
          </table:table-cell>
          <table:table-cell table:style-name="ce20" office:value-type="float" office:value="213247" calcext:value-type="float">
            <text:p>213,247</text:p>
          </table:table-cell>
          <table:table-cell table:style-name="ce20" office:value-type="float" office:value="217397" calcext:value-type="float">
            <text:p>217,39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8083" calcext:value-type="float">
            <text:p>98,083</text:p>
          </table:table-cell>
          <table:table-cell table:style-name="ce20" office:value-type="float" office:value="270885" calcext:value-type="float">
            <text:p>270,885</text:p>
          </table:table-cell>
          <table:table-cell table:style-name="ce20" office:value-type="float" office:value="132450" calcext:value-type="float">
            <text:p>132,450</text:p>
          </table:table-cell>
          <table:table-cell table:style-name="ce20" office:value-type="float" office:value="138435" calcext:value-type="float">
            <text:p>138,435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3" office:value-type="float" office:value="39805" calcext:value-type="float">
            <text:p>39,805</text:p>
          </table:table-cell>
          <table:table-cell table:style-name="ce19" office:value-type="float" office:value="137527" calcext:value-type="float">
            <text:p>137,527</text:p>
          </table:table-cell>
          <table:table-cell table:style-name="ce19" office:value-type="float" office:value="69864" calcext:value-type="float">
            <text:p>69,864</text:p>
          </table:table-cell>
          <table:table-cell table:style-name="ce19" office:value-type="float" office:value="67663" calcext:value-type="float">
            <text:p>67,66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7346" calcext:value-type="float">
            <text:p>37,346</text:p>
          </table:table-cell>
          <table:table-cell table:style-name="ce20" office:value-type="float" office:value="125089" calcext:value-type="float">
            <text:p>125,089</text:p>
          </table:table-cell>
          <table:table-cell table:style-name="ce20" office:value-type="float" office:value="62757" calcext:value-type="float">
            <text:p>62,757</text:p>
          </table:table-cell>
          <table:table-cell table:style-name="ce20" office:value-type="float" office:value="62332" calcext:value-type="float">
            <text:p>62,332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459" calcext:value-type="float">
            <text:p>2,459</text:p>
          </table:table-cell>
          <table:table-cell table:style-name="ce22" office:value-type="float" office:value="12438" calcext:value-type="float">
            <text:p>12,438</text:p>
          </table:table-cell>
          <table:table-cell table:style-name="ce22" office:value-type="float" office:value="7107" calcext:value-type="float">
            <text:p>7,107</text:p>
          </table:table-cell>
          <table:table-cell table:style-name="ce22" office:value-type="float" office:value="5331" calcext:value-type="float">
            <text:p>5,331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3年9月4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491623" calcext:value-type="float">
            <text:p>1,491,623</text:p>
          </table:table-cell>
          <table:table-cell table:style-name="ce42" office:value-type="float" office:value="3959855" calcext:value-type="float">
            <text:p>3,959,855</text:p>
          </table:table-cell>
          <table:table-cell table:style-name="ce42" office:value-type="float" office:value="1949664" calcext:value-type="float">
            <text:p>1,949,664</text:p>
          </table:table-cell>
          <table:table-cell table:style-name="ce46" office:value-type="float" office:value="2010191" calcext:value-type="float">
            <text:p>2,010,19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4571" calcext:value-type="float">
            <text:p>204,571</text:p>
          </table:table-cell>
          <table:table-cell table:style-name="ce43" office:value-type="float" office:value="555891" calcext:value-type="float">
            <text:p>555,891</text:p>
          </table:table-cell>
          <table:table-cell table:style-name="ce43" office:value-type="float" office:value="272519" calcext:value-type="float">
            <text:p>272,519</text:p>
          </table:table-cell>
          <table:table-cell table:style-name="ce47" office:value-type="float" office:value="283372" calcext:value-type="float">
            <text:p>283,37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6954" calcext:value-type="float">
            <text:p>146,954</text:p>
          </table:table-cell>
          <table:table-cell table:style-name="ce43" office:value-type="float" office:value="389230" calcext:value-type="float">
            <text:p>389,230</text:p>
          </table:table-cell>
          <table:table-cell table:style-name="ce43" office:value-type="float" office:value="192529" calcext:value-type="float">
            <text:p>192,529</text:p>
          </table:table-cell>
          <table:table-cell table:style-name="ce47" office:value-type="float" office:value="196701" calcext:value-type="float">
            <text:p>196,70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1972" calcext:value-type="float">
            <text:p>161,972</text:p>
          </table:table-cell>
          <table:table-cell table:style-name="ce43" office:value-type="float" office:value="415008" calcext:value-type="float">
            <text:p>415,008</text:p>
          </table:table-cell>
          <table:table-cell table:style-name="ce43" office:value-type="float" office:value="203016" calcext:value-type="float">
            <text:p>203,016</text:p>
          </table:table-cell>
          <table:table-cell table:style-name="ce47" office:value-type="float" office:value="211992" calcext:value-type="float">
            <text:p>211,99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815" calcext:value-type="float">
            <text:p>90,815</text:p>
          </table:table-cell>
          <table:table-cell table:style-name="ce43" office:value-type="float" office:value="227961" calcext:value-type="float">
            <text:p>227,961</text:p>
          </table:table-cell>
          <table:table-cell table:style-name="ce43" office:value-type="float" office:value="108593" calcext:value-type="float">
            <text:p>108,593</text:p>
          </table:table-cell>
          <table:table-cell table:style-name="ce47" office:value-type="float" office:value="119368" calcext:value-type="float">
            <text:p>119,36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6380" calcext:value-type="float">
            <text:p>146,380</text:p>
          </table:table-cell>
          <table:table-cell table:style-name="ce43" office:value-type="float" office:value="410745" calcext:value-type="float">
            <text:p>410,745</text:p>
          </table:table-cell>
          <table:table-cell table:style-name="ce43" office:value-type="float" office:value="201582" calcext:value-type="float">
            <text:p>201,582</text:p>
          </table:table-cell>
          <table:table-cell table:style-name="ce47" office:value-type="float" office:value="209163" calcext:value-type="float">
            <text:p>209,1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2346" calcext:value-type="float">
            <text:p>122,346</text:p>
          </table:table-cell>
          <table:table-cell table:style-name="ce43" office:value-type="float" office:value="299144" calcext:value-type="float">
            <text:p>299,144</text:p>
          </table:table-cell>
          <table:table-cell table:style-name="ce43" office:value-type="float" office:value="144959" calcext:value-type="float">
            <text:p>144,959</text:p>
          </table:table-cell>
          <table:table-cell table:style-name="ce47" office:value-type="float" office:value="154185" calcext:value-type="float">
            <text:p>154,1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4883" calcext:value-type="float">
            <text:p>64,883</text:p>
          </table:table-cell>
          <table:table-cell table:style-name="ce43" office:value-type="float" office:value="183687" calcext:value-type="float">
            <text:p>183,687</text:p>
          </table:table-cell>
          <table:table-cell table:style-name="ce43" office:value-type="float" office:value="91951" calcext:value-type="float">
            <text:p>91,951</text:p>
          </table:table-cell>
          <table:table-cell table:style-name="ce47" office:value-type="float" office:value="91736" calcext:value-type="float">
            <text:p>91,7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155" calcext:value-type="float">
            <text:p>29,155</text:p>
          </table:table-cell>
          <table:table-cell table:style-name="ce43" office:value-type="float" office:value="88873" calcext:value-type="float">
            <text:p>88,873</text:p>
          </table:table-cell>
          <table:table-cell table:style-name="ce43" office:value-type="float" office:value="44498" calcext:value-type="float">
            <text:p>44,498</text:p>
          </table:table-cell>
          <table:table-cell table:style-name="ce47" office:value-type="float" office:value="44375" calcext:value-type="float">
            <text:p>44,3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0067" calcext:value-type="float">
            <text:p>40,067</text:p>
          </table:table-cell>
          <table:table-cell table:style-name="ce43" office:value-type="float" office:value="110960" calcext:value-type="float">
            <text:p>110,960</text:p>
          </table:table-cell>
          <table:table-cell table:style-name="ce43" office:value-type="float" office:value="56002" calcext:value-type="float">
            <text:p>56,002</text:p>
          </table:table-cell>
          <table:table-cell table:style-name="ce47" office:value-type="float" office:value="54958" calcext:value-type="float">
            <text:p>54,9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7392" calcext:value-type="float">
            <text:p>67,392</text:p>
          </table:table-cell>
          <table:table-cell table:style-name="ce43" office:value-type="float" office:value="157706" calcext:value-type="float">
            <text:p>157,706</text:p>
          </table:table-cell>
          <table:table-cell table:style-name="ce43" office:value-type="float" office:value="76032" calcext:value-type="float">
            <text:p>76,032</text:p>
          </table:table-cell>
          <table:table-cell table:style-name="ce47" office:value-type="float" office:value="81674" calcext:value-type="float">
            <text:p>81,6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3893" calcext:value-type="float">
            <text:p>83,893</text:p>
          </table:table-cell>
          <table:table-cell table:style-name="ce43" office:value-type="float" office:value="194715" calcext:value-type="float">
            <text:p>194,715</text:p>
          </table:table-cell>
          <table:table-cell table:style-name="ce43" office:value-type="float" office:value="95675" calcext:value-type="float">
            <text:p>95,675</text:p>
          </table:table-cell>
          <table:table-cell table:style-name="ce47" office:value-type="float" office:value="99040" calcext:value-type="float">
            <text:p>99,0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54" calcext:value-type="float">
            <text:p>16,054</text:p>
          </table:table-cell>
          <table:table-cell table:style-name="ce43" office:value-type="float" office:value="41395" calcext:value-type="float">
            <text:p>41,395</text:p>
          </table:table-cell>
          <table:table-cell table:style-name="ce43" office:value-type="float" office:value="20904" calcext:value-type="float">
            <text:p>20,904</text:p>
          </table:table-cell>
          <table:table-cell table:style-name="ce47" office:value-type="float" office:value="20491" calcext:value-type="float">
            <text:p>20,4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433" calcext:value-type="float">
            <text:p>85,433</text:p>
          </table:table-cell>
          <table:table-cell table:style-name="ce43" office:value-type="float" office:value="239091" calcext:value-type="float">
            <text:p>239,091</text:p>
          </table:table-cell>
          <table:table-cell table:style-name="ce43" office:value-type="float" office:value="118546" calcext:value-type="float">
            <text:p>118,546</text:p>
          </table:table-cell>
          <table:table-cell table:style-name="ce47" office:value-type="float" office:value="120545" calcext:value-type="float">
            <text:p>120,5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8716" calcext:value-type="float">
            <text:p>68,716</text:p>
          </table:table-cell>
          <table:table-cell table:style-name="ce43" office:value-type="float" office:value="199418" calcext:value-type="float">
            <text:p>199,418</text:p>
          </table:table-cell>
          <table:table-cell table:style-name="ce43" office:value-type="float" office:value="98243" calcext:value-type="float">
            <text:p>98,243</text:p>
          </table:table-cell>
          <table:table-cell table:style-name="ce47" office:value-type="float" office:value="101175" calcext:value-type="float">
            <text:p>101,1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149" calcext:value-type="float">
            <text:p>29,149</text:p>
          </table:table-cell>
          <table:table-cell table:style-name="ce43" office:value-type="float" office:value="82011" calcext:value-type="float">
            <text:p>82,011</text:p>
          </table:table-cell>
          <table:table-cell table:style-name="ce43" office:value-type="float" office:value="41435" calcext:value-type="float">
            <text:p>41,435</text:p>
          </table:table-cell>
          <table:table-cell table:style-name="ce47" office:value-type="float" office:value="40576" calcext:value-type="float">
            <text:p>40,5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546" calcext:value-type="float">
            <text:p>27,546</text:p>
          </table:table-cell>
          <table:table-cell table:style-name="ce43" office:value-type="float" office:value="78202" calcext:value-type="float">
            <text:p>78,202</text:p>
          </table:table-cell>
          <table:table-cell table:style-name="ce43" office:value-type="float" office:value="38964" calcext:value-type="float">
            <text:p>38,964</text:p>
          </table:table-cell>
          <table:table-cell table:style-name="ce47" office:value-type="float" office:value="39238" calcext:value-type="float">
            <text:p>39,2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7218" calcext:value-type="float">
            <text:p>37,218</text:p>
          </table:table-cell>
          <table:table-cell table:style-name="ce43" office:value-type="float" office:value="96262" calcext:value-type="float">
            <text:p>96,262</text:p>
          </table:table-cell>
          <table:table-cell table:style-name="ce43" office:value-type="float" office:value="47166" calcext:value-type="float">
            <text:p>47,166</text:p>
          </table:table-cell>
          <table:table-cell table:style-name="ce47" office:value-type="float" office:value="49096" calcext:value-type="float">
            <text:p>49,0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308" calcext:value-type="float">
            <text:p>9,308</text:p>
          </table:table-cell>
          <table:table-cell table:style-name="ce43" office:value-type="float" office:value="23585" calcext:value-type="float">
            <text:p>23,585</text:p>
          </table:table-cell>
          <table:table-cell table:style-name="ce43" office:value-type="float" office:value="11825" calcext:value-type="float">
            <text:p>11,825</text:p>
          </table:table-cell>
          <table:table-cell table:style-name="ce47" office:value-type="float" office:value="11760" calcext:value-type="float">
            <text:p>11,7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82" calcext:value-type="float">
            <text:p>3,382</text:p>
          </table:table-cell>
          <table:table-cell table:style-name="ce43" office:value-type="float" office:value="7893" calcext:value-type="float">
            <text:p>7,893</text:p>
          </table:table-cell>
          <table:table-cell table:style-name="ce43" office:value-type="float" office:value="4341" calcext:value-type="float">
            <text:p>4,341</text:p>
          </table:table-cell>
          <table:table-cell table:style-name="ce47" office:value-type="float" office:value="3552" calcext:value-type="float">
            <text:p>3,5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68" calcext:value-type="float">
            <text:p>2,468</text:p>
          </table:table-cell>
          <table:table-cell table:style-name="ce43" office:value-type="float" office:value="6417" calcext:value-type="float">
            <text:p>6,417</text:p>
          </table:table-cell>
          <table:table-cell table:style-name="ce43" office:value-type="float" office:value="3588" calcext:value-type="float">
            <text:p>3,588</text:p>
          </table:table-cell>
          <table:table-cell table:style-name="ce47" office:value-type="float" office:value="2829" calcext:value-type="float">
            <text:p>2,8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242" calcext:value-type="float">
            <text:p>9,242</text:p>
          </table:table-cell>
          <table:table-cell table:style-name="ce43" office:value-type="float" office:value="23492" calcext:value-type="float">
            <text:p>23,492</text:p>
          </table:table-cell>
          <table:table-cell table:style-name="ce43" office:value-type="float" office:value="12101" calcext:value-type="float">
            <text:p>12,101</text:p>
          </table:table-cell>
          <table:table-cell table:style-name="ce47" office:value-type="float" office:value="11391" calcext:value-type="float">
            <text:p>11,3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258" calcext:value-type="float">
            <text:p>4,258</text:p>
          </table:table-cell>
          <table:table-cell table:style-name="ce43" office:value-type="float" office:value="12676" calcext:value-type="float">
            <text:p>12,676</text:p>
          </table:table-cell>
          <table:table-cell table:style-name="ce43" office:value-type="float" office:value="6587" calcext:value-type="float">
            <text:p>6,587</text:p>
          </table:table-cell>
          <table:table-cell table:style-name="ce47" office:value-type="float" office:value="6089" calcext:value-type="float">
            <text:p>6,0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643" calcext:value-type="float">
            <text:p>13,643</text:p>
          </table:table-cell>
          <table:table-cell table:style-name="ce43" office:value-type="float" office:value="36807" calcext:value-type="float">
            <text:p>36,807</text:p>
          </table:table-cell>
          <table:table-cell table:style-name="ce43" office:value-type="float" office:value="18469" calcext:value-type="float">
            <text:p>18,469</text:p>
          </table:table-cell>
          <table:table-cell table:style-name="ce47" office:value-type="float" office:value="18338" calcext:value-type="float">
            <text:p>18,3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67" calcext:value-type="float">
            <text:p>2,367</text:p>
          </table:table-cell>
          <table:table-cell table:style-name="ce43" office:value-type="float" office:value="4996" calcext:value-type="float">
            <text:p>4,996</text:p>
          </table:table-cell>
          <table:table-cell table:style-name="ce43" office:value-type="float" office:value="2753" calcext:value-type="float">
            <text:p>2,753</text:p>
          </table:table-cell>
          <table:table-cell table:style-name="ce47" office:value-type="float" office:value="2243" calcext:value-type="float">
            <text:p>2,2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43" calcext:value-type="float">
            <text:p>3,843</text:p>
          </table:table-cell>
          <table:table-cell table:style-name="ce43" office:value-type="float" office:value="9429" calcext:value-type="float">
            <text:p>9,429</text:p>
          </table:table-cell>
          <table:table-cell table:style-name="ce43" office:value-type="float" office:value="5068" calcext:value-type="float">
            <text:p>5,068</text:p>
          </table:table-cell>
          <table:table-cell table:style-name="ce47" office:value-type="float" office:value="4361" calcext:value-type="float">
            <text:p>4,3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41" calcext:value-type="float">
            <text:p>4,441</text:p>
          </table:table-cell>
          <table:table-cell table:style-name="ce43" office:value-type="float" office:value="13164" calcext:value-type="float">
            <text:p>13,164</text:p>
          </table:table-cell>
          <table:table-cell table:style-name="ce43" office:value-type="float" office:value="6744" calcext:value-type="float">
            <text:p>6,744</text:p>
          </table:table-cell>
          <table:table-cell table:style-name="ce47" office:value-type="float" office:value="6420" calcext:value-type="float">
            <text:p>6,4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05" calcext:value-type="float">
            <text:p>7,005</text:p>
          </table:table-cell>
          <table:table-cell table:style-name="ce43" office:value-type="float" office:value="22382" calcext:value-type="float">
            <text:p>22,382</text:p>
          </table:table-cell>
          <table:table-cell table:style-name="ce43" office:value-type="float" office:value="11105" calcext:value-type="float">
            <text:p>11,105</text:p>
          </table:table-cell>
          <table:table-cell table:style-name="ce47" office:value-type="float" office:value="11277" calcext:value-type="float">
            <text:p>11,2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45" calcext:value-type="float">
            <text:p>7,345</text:p>
          </table:table-cell>
          <table:table-cell table:style-name="ce43" office:value-type="float" office:value="22606" calcext:value-type="float">
            <text:p>22,606</text:p>
          </table:table-cell>
          <table:table-cell table:style-name="ce43" office:value-type="float" office:value="11426" calcext:value-type="float">
            <text:p>11,426</text:p>
          </table:table-cell>
          <table:table-cell table:style-name="ce47" office:value-type="float" office:value="11180" calcext:value-type="float">
            <text:p>11,1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77" calcext:value-type="float">
            <text:p>1,777</text:p>
          </table:table-cell>
          <table:table-cell table:style-name="ce44" office:value-type="float" office:value="6109" calcext:value-type="float">
            <text:p>6,109</text:p>
          </table:table-cell>
          <table:table-cell table:style-name="ce44" office:value-type="float" office:value="3043" calcext:value-type="float">
            <text:p>3,043</text:p>
          </table:table-cell>
          <table:table-cell table:style-name="ce48" office:value-type="float" office:value="3066" calcext:value-type="float">
            <text:p>3,066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34296" calcext:value-type="float">
            <text:p>1,034,296</text:p>
          </table:table-cell>
          <table:table-cell table:style-name="ce42" office:value-type="float" office:value="2695007" calcext:value-type="float">
            <text:p>2,695,007</text:p>
          </table:table-cell>
          <table:table-cell table:style-name="ce42" office:value-type="float" office:value="1292896" calcext:value-type="float">
            <text:p>1,292,896</text:p>
          </table:table-cell>
          <table:table-cell table:style-name="ce58" office:value-type="float" office:value="1402111" calcext:value-type="float">
            <text:p>1,402,1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049" calcext:value-type="float">
            <text:p>80,049</text:p>
          </table:table-cell>
          <table:table-cell table:style-name="ce43" office:value-type="float" office:value="210360" calcext:value-type="float">
            <text:p>210,360</text:p>
          </table:table-cell>
          <table:table-cell table:style-name="ce43" office:value-type="float" office:value="99414" calcext:value-type="float">
            <text:p>99,414</text:p>
          </table:table-cell>
          <table:table-cell table:style-name="ce59" office:value-type="float" office:value="110946" calcext:value-type="float">
            <text:p>110,9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8933" calcext:value-type="float">
            <text:p>88,933</text:p>
          </table:table-cell>
          <table:table-cell table:style-name="ce43" office:value-type="float" office:value="229025" calcext:value-type="float">
            <text:p>229,025</text:p>
          </table:table-cell>
          <table:table-cell table:style-name="ce43" office:value-type="float" office:value="109878" calcext:value-type="float">
            <text:p>109,878</text:p>
          </table:table-cell>
          <table:table-cell table:style-name="ce59" office:value-type="float" office:value="119147" calcext:value-type="float">
            <text:p>119,1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015" calcext:value-type="float">
            <text:p>120,015</text:p>
          </table:table-cell>
          <table:table-cell table:style-name="ce43" office:value-type="float" office:value="313402" calcext:value-type="float">
            <text:p>313,402</text:p>
          </table:table-cell>
          <table:table-cell table:style-name="ce43" office:value-type="float" office:value="146884" calcext:value-type="float">
            <text:p>146,884</text:p>
          </table:table-cell>
          <table:table-cell table:style-name="ce59" office:value-type="float" office:value="166518" calcext:value-type="float">
            <text:p>166,5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7914" calcext:value-type="float">
            <text:p>97,914</text:p>
          </table:table-cell>
          <table:table-cell table:style-name="ce43" office:value-type="float" office:value="229638" calcext:value-type="float">
            <text:p>229,638</text:p>
          </table:table-cell>
          <table:table-cell table:style-name="ce43" office:value-type="float" office:value="107312" calcext:value-type="float">
            <text:p>107,312</text:p>
          </table:table-cell>
          <table:table-cell table:style-name="ce59" office:value-type="float" office:value="122326" calcext:value-type="float">
            <text:p>122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002" calcext:value-type="float">
            <text:p>65,002</text:p>
          </table:table-cell>
          <table:table-cell table:style-name="ce43" office:value-type="float" office:value="163477" calcext:value-type="float">
            <text:p>163,477</text:p>
          </table:table-cell>
          <table:table-cell table:style-name="ce43" office:value-type="float" office:value="78237" calcext:value-type="float">
            <text:p>78,237</text:p>
          </table:table-cell>
          <table:table-cell table:style-name="ce59" office:value-type="float" office:value="85240" calcext:value-type="float">
            <text:p>85,2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008" calcext:value-type="float">
            <text:p>51,008</text:p>
          </table:table-cell>
          <table:table-cell table:style-name="ce43" office:value-type="float" office:value="130577" calcext:value-type="float">
            <text:p>130,577</text:p>
          </table:table-cell>
          <table:table-cell table:style-name="ce43" office:value-type="float" office:value="63879" calcext:value-type="float">
            <text:p>63,879</text:p>
          </table:table-cell>
          <table:table-cell table:style-name="ce59" office:value-type="float" office:value="66698" calcext:value-type="float">
            <text:p>66,6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7907" calcext:value-type="float">
            <text:p>77,907</text:p>
          </table:table-cell>
          <table:table-cell table:style-name="ce43" office:value-type="float" office:value="193955" calcext:value-type="float">
            <text:p>193,955</text:p>
          </table:table-cell>
          <table:table-cell table:style-name="ce43" office:value-type="float" office:value="95962" calcext:value-type="float">
            <text:p>95,962</text:p>
          </table:table-cell>
          <table:table-cell table:style-name="ce59" office:value-type="float" office:value="97993" calcext:value-type="float">
            <text:p>97,9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2856" calcext:value-type="float">
            <text:p>102,856</text:p>
          </table:table-cell>
          <table:table-cell table:style-name="ce43" office:value-type="float" office:value="272840" calcext:value-type="float">
            <text:p>272,840</text:p>
          </table:table-cell>
          <table:table-cell table:style-name="ce43" office:value-type="float" office:value="131502" calcext:value-type="float">
            <text:p>131,502</text:p>
          </table:table-cell>
          <table:table-cell table:style-name="ce59" office:value-type="float" office:value="141338" calcext:value-type="float">
            <text:p>141,3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5544" calcext:value-type="float">
            <text:p>45,544</text:p>
          </table:table-cell>
          <table:table-cell table:style-name="ce43" office:value-type="float" office:value="120544" calcext:value-type="float">
            <text:p>120,544</text:p>
          </table:table-cell>
          <table:table-cell table:style-name="ce43" office:value-type="float" office:value="58908" calcext:value-type="float">
            <text:p>58,908</text:p>
          </table:table-cell>
          <table:table-cell table:style-name="ce59" office:value-type="float" office:value="61636" calcext:value-type="float">
            <text:p>61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4964" calcext:value-type="float">
            <text:p>104,964</text:p>
          </table:table-cell>
          <table:table-cell table:style-name="ce43" office:value-type="float" office:value="284544" calcext:value-type="float">
            <text:p>284,544</text:p>
          </table:table-cell>
          <table:table-cell table:style-name="ce43" office:value-type="float" office:value="136376" calcext:value-type="float">
            <text:p>136,376</text:p>
          </table:table-cell>
          <table:table-cell table:style-name="ce59" office:value-type="float" office:value="148168" calcext:value-type="float">
            <text:p>148,1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5379" calcext:value-type="float">
            <text:p>105,379</text:p>
          </table:table-cell>
          <table:table-cell table:style-name="ce43" office:value-type="float" office:value="290120" calcext:value-type="float">
            <text:p>290,120</text:p>
          </table:table-cell>
          <table:table-cell table:style-name="ce43" office:value-type="float" office:value="140449" calcext:value-type="float">
            <text:p>140,449</text:p>
          </table:table-cell>
          <table:table-cell table:style-name="ce59" office:value-type="float" office:value="149671" calcext:value-type="float">
            <text:p>149,67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4725" calcext:value-type="float">
            <text:p>94,725</text:p>
          </table:table-cell>
          <table:table-cell table:style-name="ce44" office:value-type="float" office:value="256525" calcext:value-type="float">
            <text:p>256,525</text:p>
          </table:table-cell>
          <table:table-cell table:style-name="ce44" office:value-type="float" office:value="124095" calcext:value-type="float">
            <text:p>124,095</text:p>
          </table:table-cell>
          <table:table-cell table:style-name="ce60" office:value-type="float" office:value="132430" calcext:value-type="float">
            <text:p>132,43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1" office:value-type="string" calcext:value-type="string">
            <text:p>103年8月</text:p>
          </table:table-cell>
          <table:table-cell table:style-name="ce61"/>
          <table:table-cell table:style-name="ce67"/>
          <table:table-cell table:style-name="ce61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臺中市</text:p>
          </table:table-cell>
          <table:table-cell table:style-name="ce51" office:value-type="float" office:value="907689" calcext:value-type="float">
            <text:p>907,689</text:p>
          </table:table-cell>
          <table:table-cell table:style-name="ce42" office:value-type="float" office:value="2711252" calcext:value-type="float">
            <text:p>2,711,252</text:p>
          </table:table-cell>
          <table:table-cell table:style-name="ce42" office:value-type="float" office:value="1343404" calcext:value-type="float">
            <text:p>1,343,404</text:p>
          </table:table-cell>
          <table:table-cell table:style-name="ce58" office:value-type="float" office:value="1367848" calcext:value-type="float">
            <text:p>1,367,848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中　區</text:p>
          </table:table-cell>
          <table:table-cell table:style-name="ce52" office:value-type="float" office:value="7881" calcext:value-type="float">
            <text:p>7,881</text:p>
          </table:table-cell>
          <table:table-cell table:style-name="ce43" office:value-type="float" office:value="19472" calcext:value-type="float">
            <text:p>19,472</text:p>
          </table:table-cell>
          <table:table-cell table:style-name="ce43" office:value-type="float" office:value="9703" calcext:value-type="float">
            <text:p>9,703</text:p>
          </table:table-cell>
          <table:table-cell table:style-name="ce59" office:value-type="float" office:value="9769" calcext:value-type="float">
            <text:p>9,769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東　區</text:p>
          </table:table-cell>
          <table:table-cell table:style-name="ce52" office:value-type="float" office:value="27012" calcext:value-type="float">
            <text:p>27,012</text:p>
          </table:table-cell>
          <table:table-cell table:style-name="ce43" office:value-type="float" office:value="74713" calcext:value-type="float">
            <text:p>74,713</text:p>
          </table:table-cell>
          <table:table-cell table:style-name="ce43" office:value-type="float" office:value="37368" calcext:value-type="float">
            <text:p>37,368</text:p>
          </table:table-cell>
          <table:table-cell table:style-name="ce59" office:value-type="float" office:value="37345" calcext:value-type="float">
            <text:p>37,34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　區</text:p>
          </table:table-cell>
          <table:table-cell table:style-name="ce52" office:value-type="float" office:value="45596" calcext:value-type="float">
            <text:p>45,596</text:p>
          </table:table-cell>
          <table:table-cell table:style-name="ce43" office:value-type="float" office:value="119461" calcext:value-type="float">
            <text:p>119,461</text:p>
          </table:table-cell>
          <table:table-cell table:style-name="ce43" office:value-type="float" office:value="57696" calcext:value-type="float">
            <text:p>57,696</text:p>
          </table:table-cell>
          <table:table-cell table:style-name="ce59" office:value-type="float" office:value="61765" calcext:value-type="float">
            <text:p>61,76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　區</text:p>
          </table:table-cell>
          <table:table-cell table:style-name="ce52" office:value-type="float" office:value="44682" calcext:value-type="float">
            <text:p>44,682</text:p>
          </table:table-cell>
          <table:table-cell table:style-name="ce43" office:value-type="float" office:value="115852" calcext:value-type="float">
            <text:p>115,852</text:p>
          </table:table-cell>
          <table:table-cell table:style-name="ce43" office:value-type="float" office:value="55188" calcext:value-type="float">
            <text:p>55,188</text:p>
          </table:table-cell>
          <table:table-cell table:style-name="ce59" office:value-type="float" office:value="60664" calcext:value-type="float">
            <text:p>60,664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　區</text:p>
          </table:table-cell>
          <table:table-cell table:style-name="ce52" office:value-type="float" office:value="58134" calcext:value-type="float">
            <text:p>58,134</text:p>
          </table:table-cell>
          <table:table-cell table:style-name="ce43" office:value-type="float" office:value="147381" calcext:value-type="float">
            <text:p>147,381</text:p>
          </table:table-cell>
          <table:table-cell table:style-name="ce43" office:value-type="float" office:value="70918" calcext:value-type="float">
            <text:p>70,918</text:p>
          </table:table-cell>
          <table:table-cell table:style-name="ce59" office:value-type="float" office:value="76463" calcext:value-type="float">
            <text:p>76,463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西屯區</text:p>
          </table:table-cell>
          <table:table-cell table:style-name="ce52" office:value-type="float" office:value="79937" calcext:value-type="float">
            <text:p>79,937</text:p>
          </table:table-cell>
          <table:table-cell table:style-name="ce43" office:value-type="float" office:value="217355" calcext:value-type="float">
            <text:p>217,355</text:p>
          </table:table-cell>
          <table:table-cell table:style-name="ce43" office:value-type="float" office:value="104739" calcext:value-type="float">
            <text:p>104,739</text:p>
          </table:table-cell>
          <table:table-cell table:style-name="ce59" office:value-type="float" office:value="112616" calcext:value-type="float">
            <text:p>112,616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南屯區</text:p>
          </table:table-cell>
          <table:table-cell table:style-name="ce52" office:value-type="float" office:value="58061" calcext:value-type="float">
            <text:p>58,061</text:p>
          </table:table-cell>
          <table:table-cell table:style-name="ce43" office:value-type="float" office:value="161300" calcext:value-type="float">
            <text:p>161,300</text:p>
          </table:table-cell>
          <table:table-cell table:style-name="ce43" office:value-type="float" office:value="77545" calcext:value-type="float">
            <text:p>77,545</text:p>
          </table:table-cell>
          <table:table-cell table:style-name="ce59" office:value-type="float" office:value="83755" calcext:value-type="float">
            <text:p>83,755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屯區</text:p>
          </table:table-cell>
          <table:table-cell table:style-name="ce52" office:value-type="float" office:value="91366" calcext:value-type="float">
            <text:p>91,366</text:p>
          </table:table-cell>
          <table:table-cell table:style-name="ce43" office:value-type="float" office:value="258370" calcext:value-type="float">
            <text:p>258,370</text:p>
          </table:table-cell>
          <table:table-cell table:style-name="ce43" office:value-type="float" office:value="124731" calcext:value-type="float">
            <text:p>124,731</text:p>
          </table:table-cell>
          <table:table-cell table:style-name="ce59" office:value-type="float" office:value="133639" calcext:value-type="float">
            <text:p>133,639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豐原區</text:p>
          </table:table-cell>
          <table:table-cell table:style-name="ce52" office:value-type="float" office:value="52021" calcext:value-type="float">
            <text:p>52,021</text:p>
          </table:table-cell>
          <table:table-cell table:style-name="ce43" office:value-type="float" office:value="166234" calcext:value-type="float">
            <text:p>166,234</text:p>
          </table:table-cell>
          <table:table-cell table:style-name="ce43" office:value-type="float" office:value="82342" calcext:value-type="float">
            <text:p>82,342</text:p>
          </table:table-cell>
          <table:table-cell table:style-name="ce59" office:value-type="float" office:value="83892" calcext:value-type="float">
            <text:p>83,89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50" calcext:value-type="float">
            <text:p>17,250</text:p>
          </table:table-cell>
          <table:table-cell table:style-name="ce43" office:value-type="float" office:value="51621" calcext:value-type="float">
            <text:p>51,621</text:p>
          </table:table-cell>
          <table:table-cell table:style-name="ce43" office:value-type="float" office:value="26688" calcext:value-type="float">
            <text:p>26,688</text:p>
          </table:table-cell>
          <table:table-cell table:style-name="ce59" office:value-type="float" office:value="24933" calcext:value-type="float">
            <text:p>24,93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451" calcext:value-type="float">
            <text:p>22,451</text:p>
          </table:table-cell>
          <table:table-cell table:style-name="ce43" office:value-type="float" office:value="77649" calcext:value-type="float">
            <text:p>77,649</text:p>
          </table:table-cell>
          <table:table-cell table:style-name="ce43" office:value-type="float" office:value="39311" calcext:value-type="float">
            <text:p>39,311</text:p>
          </table:table-cell>
          <table:table-cell table:style-name="ce59" office:value-type="float" office:value="38338" calcext:value-type="float">
            <text:p>38,33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5977" calcext:value-type="float">
            <text:p>25,977</text:p>
          </table:table-cell>
          <table:table-cell table:style-name="ce43" office:value-type="float" office:value="85969" calcext:value-type="float">
            <text:p>85,969</text:p>
          </table:table-cell>
          <table:table-cell table:style-name="ce43" office:value-type="float" office:value="44249" calcext:value-type="float">
            <text:p>44,249</text:p>
          </table:table-cell>
          <table:table-cell table:style-name="ce59" office:value-type="float" office:value="41720" calcext:value-type="float">
            <text:p>41,72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6861" calcext:value-type="float">
            <text:p>26,861</text:p>
          </table:table-cell>
          <table:table-cell table:style-name="ce43" office:value-type="float" office:value="87249" calcext:value-type="float">
            <text:p>87,249</text:p>
          </table:table-cell>
          <table:table-cell table:style-name="ce43" office:value-type="float" office:value="44320" calcext:value-type="float">
            <text:p>44,320</text:p>
          </table:table-cell>
          <table:table-cell table:style-name="ce59" office:value-type="float" office:value="42929" calcext:value-type="float">
            <text:p>42,92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6714" calcext:value-type="float">
            <text:p>16,714</text:p>
          </table:table-cell>
          <table:table-cell table:style-name="ce43" office:value-type="float" office:value="56358" calcext:value-type="float">
            <text:p>56,358</text:p>
          </table:table-cell>
          <table:table-cell table:style-name="ce43" office:value-type="float" office:value="28387" calcext:value-type="float">
            <text:p>28,387</text:p>
          </table:table-cell>
          <table:table-cell table:style-name="ce59" office:value-type="float" office:value="27971" calcext:value-type="float">
            <text:p>27,97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360" calcext:value-type="float">
            <text:p>15,360</text:p>
          </table:table-cell>
          <table:table-cell table:style-name="ce43" office:value-type="float" office:value="54049" calcext:value-type="float">
            <text:p>54,049</text:p>
          </table:table-cell>
          <table:table-cell table:style-name="ce43" office:value-type="float" office:value="27559" calcext:value-type="float">
            <text:p>27,559</text:p>
          </table:table-cell>
          <table:table-cell table:style-name="ce59" office:value-type="float" office:value="26490" calcext:value-type="float">
            <text:p>26,49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614" calcext:value-type="float">
            <text:p>18,614</text:p>
          </table:table-cell>
          <table:table-cell table:style-name="ce43" office:value-type="float" office:value="64868" calcext:value-type="float">
            <text:p>64,868</text:p>
          </table:table-cell>
          <table:table-cell table:style-name="ce43" office:value-type="float" office:value="33259" calcext:value-type="float">
            <text:p>33,259</text:p>
          </table:table-cell>
          <table:table-cell table:style-name="ce59" office:value-type="float" office:value="31609" calcext:value-type="float">
            <text:p>31,60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4520" calcext:value-type="float">
            <text:p>34,520</text:p>
          </table:table-cell>
          <table:table-cell table:style-name="ce43" office:value-type="float" office:value="104762" calcext:value-type="float">
            <text:p>104,762</text:p>
          </table:table-cell>
          <table:table-cell table:style-name="ce43" office:value-type="float" office:value="52015" calcext:value-type="float">
            <text:p>52,015</text:p>
          </table:table-cell>
          <table:table-cell table:style-name="ce59" office:value-type="float" office:value="52747" calcext:value-type="float">
            <text:p>52,74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7807" calcext:value-type="float">
            <text:p>27,807</text:p>
          </table:table-cell>
          <table:table-cell table:style-name="ce43" office:value-type="float" office:value="92314" calcext:value-type="float">
            <text:p>92,314</text:p>
          </table:table-cell>
          <table:table-cell table:style-name="ce43" office:value-type="float" office:value="46236" calcext:value-type="float">
            <text:p>46,236</text:p>
          </table:table-cell>
          <table:table-cell table:style-name="ce59" office:value-type="float" office:value="46078" calcext:value-type="float">
            <text:p>46,07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68" calcext:value-type="float">
            <text:p>7,468</text:p>
          </table:table-cell>
          <table:table-cell table:style-name="ce43" office:value-type="float" office:value="25224" calcext:value-type="float">
            <text:p>25,224</text:p>
          </table:table-cell>
          <table:table-cell table:style-name="ce43" office:value-type="float" office:value="13121" calcext:value-type="float">
            <text:p>13,121</text:p>
          </table:table-cell>
          <table:table-cell table:style-name="ce59" office:value-type="float" office:value="12103" calcext:value-type="float">
            <text:p>12,10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7" calcext:value-type="float">
            <text:p>4,907</text:p>
          </table:table-cell>
          <table:table-cell table:style-name="ce43" office:value-type="float" office:value="15476" calcext:value-type="float">
            <text:p>15,476</text:p>
          </table:table-cell>
          <table:table-cell table:style-name="ce43" office:value-type="float" office:value="8061" calcext:value-type="float">
            <text:p>8,061</text:p>
          </table:table-cell>
          <table:table-cell table:style-name="ce59" office:value-type="float" office:value="7415" calcext:value-type="float">
            <text:p>7,41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270" calcext:value-type="float">
            <text:p>9,270</text:p>
          </table:table-cell>
          <table:table-cell table:style-name="ce43" office:value-type="float" office:value="31748" calcext:value-type="float">
            <text:p>31,748</text:p>
          </table:table-cell>
          <table:table-cell table:style-name="ce43" office:value-type="float" office:value="16328" calcext:value-type="float">
            <text:p>16,328</text:p>
          </table:table-cell>
          <table:table-cell table:style-name="ce59" office:value-type="float" office:value="15420" calcext:value-type="float">
            <text:p>15,42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35" calcext:value-type="float">
            <text:p>5,335</text:p>
          </table:table-cell>
          <table:table-cell table:style-name="ce43" office:value-type="float" office:value="19645" calcext:value-type="float">
            <text:p>19,645</text:p>
          </table:table-cell>
          <table:table-cell table:style-name="ce43" office:value-type="float" office:value="10351" calcext:value-type="float">
            <text:p>10,351</text:p>
          </table:table-cell>
          <table:table-cell table:style-name="ce59" office:value-type="float" office:value="9294" calcext:value-type="float">
            <text:p>9,29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358" calcext:value-type="float">
            <text:p>22,358</text:p>
          </table:table-cell>
          <table:table-cell table:style-name="ce43" office:value-type="float" office:value="71084" calcext:value-type="float">
            <text:p>71,084</text:p>
          </table:table-cell>
          <table:table-cell table:style-name="ce43" office:value-type="float" office:value="35888" calcext:value-type="float">
            <text:p>35,888</text:p>
          </table:table-cell>
          <table:table-cell table:style-name="ce59" office:value-type="float" office:value="35196" calcext:value-type="float">
            <text:p>35,19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603" calcext:value-type="float">
            <text:p>16,603</text:p>
          </table:table-cell>
          <table:table-cell table:style-name="ce43" office:value-type="float" office:value="56223" calcext:value-type="float">
            <text:p>56,223</text:p>
          </table:table-cell>
          <table:table-cell table:style-name="ce43" office:value-type="float" office:value="28797" calcext:value-type="float">
            <text:p>28,797</text:p>
          </table:table-cell>
          <table:table-cell table:style-name="ce59" office:value-type="float" office:value="27426" calcext:value-type="float">
            <text:p>27,42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1905" calcext:value-type="float">
            <text:p>21,905</text:p>
          </table:table-cell>
          <table:table-cell table:style-name="ce43" office:value-type="float" office:value="75768" calcext:value-type="float">
            <text:p>75,768</text:p>
          </table:table-cell>
          <table:table-cell table:style-name="ce43" office:value-type="float" office:value="38457" calcext:value-type="float">
            <text:p>38,457</text:p>
          </table:table-cell>
          <table:table-cell table:style-name="ce59" office:value-type="float" office:value="37311" calcext:value-type="float">
            <text:p>37,31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467" calcext:value-type="float">
            <text:p>19,467</text:p>
          </table:table-cell>
          <table:table-cell table:style-name="ce43" office:value-type="float" office:value="64419" calcext:value-type="float">
            <text:p>64,419</text:p>
          </table:table-cell>
          <table:table-cell table:style-name="ce43" office:value-type="float" office:value="32918" calcext:value-type="float">
            <text:p>32,918</text:p>
          </table:table-cell>
          <table:table-cell table:style-name="ce59" office:value-type="float" office:value="31501" calcext:value-type="float">
            <text:p>31,50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59376" calcext:value-type="float">
            <text:p>59,376</text:p>
          </table:table-cell>
          <table:table-cell table:style-name="ce43" office:value-type="float" office:value="180396" calcext:value-type="float">
            <text:p>180,396</text:p>
          </table:table-cell>
          <table:table-cell table:style-name="ce43" office:value-type="float" office:value="89925" calcext:value-type="float">
            <text:p>89,925</text:p>
          </table:table-cell>
          <table:table-cell table:style-name="ce59" office:value-type="float" office:value="90471" calcext:value-type="float">
            <text:p>90,47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6339" calcext:value-type="float">
            <text:p>66,339</text:p>
          </table:table-cell>
          <table:table-cell table:style-name="ce43" office:value-type="float" office:value="205481" calcext:value-type="float">
            <text:p>205,481</text:p>
          </table:table-cell>
          <table:table-cell table:style-name="ce43" office:value-type="float" office:value="101499" calcext:value-type="float">
            <text:p>101,499</text:p>
          </table:table-cell>
          <table:table-cell table:style-name="ce59" office:value-type="float" office:value="103982" calcext:value-type="float">
            <text:p>103,98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和平區</text:p>
          </table:table-cell>
          <table:table-cell table:style-name="ce53" office:value-type="float" office:value="4417" calcext:value-type="float">
            <text:p>4,417</text:p>
          </table:table-cell>
          <table:table-cell table:style-name="ce44" office:value-type="float" office:value="10811" calcext:value-type="float">
            <text:p>10,811</text:p>
          </table:table-cell>
          <table:table-cell table:style-name="ce44" office:value-type="float" office:value="5805" calcext:value-type="float">
            <text:p>5,805</text:p>
          </table:table-cell>
          <table:table-cell table:style-name="ce60" office:value-type="float" office:value="5006" calcext:value-type="float">
            <text:p>5,006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66822" calcext:value-type="float">
            <text:p>666,822</text:p>
          </table:table-cell>
          <table:table-cell table:style-name="ce42" office:value-type="float" office:value="1883451" calcext:value-type="float">
            <text:p>1,883,451</text:p>
          </table:table-cell>
          <table:table-cell table:style-name="ce42" office:value-type="float" office:value="944002" calcext:value-type="float">
            <text:p>944,002</text:p>
          </table:table-cell>
          <table:table-cell table:style-name="ce58" office:value-type="float" office:value="939449" calcext:value-type="float">
            <text:p>939,4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404" calcext:value-type="float">
            <text:p>28,404</text:p>
          </table:table-cell>
          <table:table-cell table:style-name="ce43" office:value-type="float" office:value="78318" calcext:value-type="float">
            <text:p>78,318</text:p>
          </table:table-cell>
          <table:table-cell table:style-name="ce43" office:value-type="float" office:value="38831" calcext:value-type="float">
            <text:p>38,831</text:p>
          </table:table-cell>
          <table:table-cell table:style-name="ce59" office:value-type="float" office:value="39487" calcext:value-type="float">
            <text:p>39,4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46" calcext:value-type="float">
            <text:p>10,046</text:p>
          </table:table-cell>
          <table:table-cell table:style-name="ce43" office:value-type="float" office:value="26365" calcext:value-type="float">
            <text:p>26,365</text:p>
          </table:table-cell>
          <table:table-cell table:style-name="ce43" office:value-type="float" office:value="13759" calcext:value-type="float">
            <text:p>13,759</text:p>
          </table:table-cell>
          <table:table-cell table:style-name="ce59" office:value-type="float" office:value="12606" calcext:value-type="float">
            <text:p>12,6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97" calcext:value-type="float">
            <text:p>10,997</text:p>
          </table:table-cell>
          <table:table-cell table:style-name="ce43" office:value-type="float" office:value="29875" calcext:value-type="float">
            <text:p>29,875</text:p>
          </table:table-cell>
          <table:table-cell table:style-name="ce43" office:value-type="float" office:value="15659" calcext:value-type="float">
            <text:p>15,659</text:p>
          </table:table-cell>
          <table:table-cell table:style-name="ce59" office:value-type="float" office:value="14216" calcext:value-type="float">
            <text:p>14,2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34" calcext:value-type="float">
            <text:p>7,834</text:p>
          </table:table-cell>
          <table:table-cell table:style-name="ce43" office:value-type="float" office:value="21881" calcext:value-type="float">
            <text:p>21,881</text:p>
          </table:table-cell>
          <table:table-cell table:style-name="ce43" office:value-type="float" office:value="11405" calcext:value-type="float">
            <text:p>11,405</text:p>
          </table:table-cell>
          <table:table-cell table:style-name="ce59" office:value-type="float" office:value="10476" calcext:value-type="float">
            <text:p>10,4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901" calcext:value-type="float">
            <text:p>8,901</text:p>
          </table:table-cell>
          <table:table-cell table:style-name="ce43" office:value-type="float" office:value="24660" calcext:value-type="float">
            <text:p>24,660</text:p>
          </table:table-cell>
          <table:table-cell table:style-name="ce43" office:value-type="float" office:value="12839" calcext:value-type="float">
            <text:p>12,839</text:p>
          </table:table-cell>
          <table:table-cell table:style-name="ce59" office:value-type="float" office:value="11821" calcext:value-type="float">
            <text:p>11,8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86" calcext:value-type="float">
            <text:p>8,286</text:p>
          </table:table-cell>
          <table:table-cell table:style-name="ce43" office:value-type="float" office:value="21974" calcext:value-type="float">
            <text:p>21,974</text:p>
          </table:table-cell>
          <table:table-cell table:style-name="ce43" office:value-type="float" office:value="11663" calcext:value-type="float">
            <text:p>11,663</text:p>
          </table:table-cell>
          <table:table-cell table:style-name="ce59" office:value-type="float" office:value="10311" calcext:value-type="float">
            <text:p>10,3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430" calcext:value-type="float">
            <text:p>15,430</text:p>
          </table:table-cell>
          <table:table-cell table:style-name="ce43" office:value-type="float" office:value="45095" calcext:value-type="float">
            <text:p>45,095</text:p>
          </table:table-cell>
          <table:table-cell table:style-name="ce43" office:value-type="float" office:value="22909" calcext:value-type="float">
            <text:p>22,909</text:p>
          </table:table-cell>
          <table:table-cell table:style-name="ce59" office:value-type="float" office:value="22186" calcext:value-type="float">
            <text:p>22,1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30" calcext:value-type="float">
            <text:p>9,130</text:p>
          </table:table-cell>
          <table:table-cell table:style-name="ce43" office:value-type="float" office:value="25189" calcext:value-type="float">
            <text:p>25,189</text:p>
          </table:table-cell>
          <table:table-cell table:style-name="ce43" office:value-type="float" office:value="12989" calcext:value-type="float">
            <text:p>12,989</text:p>
          </table:table-cell>
          <table:table-cell table:style-name="ce59" office:value-type="float" office:value="12200" calcext:value-type="float">
            <text:p>12,2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35" calcext:value-type="float">
            <text:p>7,735</text:p>
          </table:table-cell>
          <table:table-cell table:style-name="ce43" office:value-type="float" office:value="22954" calcext:value-type="float">
            <text:p>22,954</text:p>
          </table:table-cell>
          <table:table-cell table:style-name="ce43" office:value-type="float" office:value="11894" calcext:value-type="float">
            <text:p>11,894</text:p>
          </table:table-cell>
          <table:table-cell table:style-name="ce59" office:value-type="float" office:value="11060" calcext:value-type="float">
            <text:p>11,0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773" calcext:value-type="float">
            <text:p>7,773</text:p>
          </table:table-cell>
          <table:table-cell table:style-name="ce43" office:value-type="float" office:value="21754" calcext:value-type="float">
            <text:p>21,754</text:p>
          </table:table-cell>
          <table:table-cell table:style-name="ce43" office:value-type="float" office:value="11126" calcext:value-type="float">
            <text:p>11,126</text:p>
          </table:table-cell>
          <table:table-cell table:style-name="ce59" office:value-type="float" office:value="10628" calcext:value-type="float">
            <text:p>10,6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74" calcext:value-type="float">
            <text:p>3,974</text:p>
          </table:table-cell>
          <table:table-cell table:style-name="ce43" office:value-type="float" office:value="10258" calcext:value-type="float">
            <text:p>10,258</text:p>
          </table:table-cell>
          <table:table-cell table:style-name="ce43" office:value-type="float" office:value="5465" calcext:value-type="float">
            <text:p>5,465</text:p>
          </table:table-cell>
          <table:table-cell table:style-name="ce59" office:value-type="float" office:value="4793" calcext:value-type="float">
            <text:p>4,7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188" calcext:value-type="float">
            <text:p>20,188</text:p>
          </table:table-cell>
          <table:table-cell table:style-name="ce43" office:value-type="float" office:value="59512" calcext:value-type="float">
            <text:p>59,512</text:p>
          </table:table-cell>
          <table:table-cell table:style-name="ce43" office:value-type="float" office:value="29534" calcext:value-type="float">
            <text:p>29,534</text:p>
          </table:table-cell>
          <table:table-cell table:style-name="ce59" office:value-type="float" office:value="29978" calcext:value-type="float">
            <text:p>29,9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66" calcext:value-type="float">
            <text:p>9,666</text:p>
          </table:table-cell>
          <table:table-cell table:style-name="ce43" office:value-type="float" office:value="26967" calcext:value-type="float">
            <text:p>26,967</text:p>
          </table:table-cell>
          <table:table-cell table:style-name="ce43" office:value-type="float" office:value="13808" calcext:value-type="float">
            <text:p>13,808</text:p>
          </table:table-cell>
          <table:table-cell table:style-name="ce59" office:value-type="float" office:value="13159" calcext:value-type="float">
            <text:p>13,1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024" calcext:value-type="float">
            <text:p>8,024</text:p>
          </table:table-cell>
          <table:table-cell table:style-name="ce43" office:value-type="float" office:value="24895" calcext:value-type="float">
            <text:p>24,895</text:p>
          </table:table-cell>
          <table:table-cell table:style-name="ce43" office:value-type="float" office:value="12622" calcext:value-type="float">
            <text:p>12,622</text:p>
          </table:table-cell>
          <table:table-cell table:style-name="ce59" office:value-type="float" office:value="12273" calcext:value-type="float">
            <text:p>12,2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116" calcext:value-type="float">
            <text:p>8,116</text:p>
          </table:table-cell>
          <table:table-cell table:style-name="ce43" office:value-type="float" office:value="23622" calcext:value-type="float">
            <text:p>23,622</text:p>
          </table:table-cell>
          <table:table-cell table:style-name="ce43" office:value-type="float" office:value="12292" calcext:value-type="float">
            <text:p>12,292</text:p>
          </table:table-cell>
          <table:table-cell table:style-name="ce59" office:value-type="float" office:value="11330" calcext:value-type="float">
            <text:p>11,3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44" calcext:value-type="float">
            <text:p>7,344</text:p>
          </table:table-cell>
          <table:table-cell table:style-name="ce43" office:value-type="float" office:value="20609" calcext:value-type="float">
            <text:p>20,609</text:p>
          </table:table-cell>
          <table:table-cell table:style-name="ce43" office:value-type="float" office:value="10483" calcext:value-type="float">
            <text:p>10,483</text:p>
          </table:table-cell>
          <table:table-cell table:style-name="ce59" office:value-type="float" office:value="10126" calcext:value-type="float">
            <text:p>10,1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81" calcext:value-type="float">
            <text:p>4,381</text:p>
          </table:table-cell>
          <table:table-cell table:style-name="ce43" office:value-type="float" office:value="11746" calcext:value-type="float">
            <text:p>11,746</text:p>
          </table:table-cell>
          <table:table-cell table:style-name="ce43" office:value-type="float" office:value="5918" calcext:value-type="float">
            <text:p>5,918</text:p>
          </table:table-cell>
          <table:table-cell table:style-name="ce59" office:value-type="float" office:value="5828" calcext:value-type="float">
            <text:p>5,8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135" calcext:value-type="float">
            <text:p>14,135</text:p>
          </table:table-cell>
          <table:table-cell table:style-name="ce43" office:value-type="float" office:value="43824" calcext:value-type="float">
            <text:p>43,824</text:p>
          </table:table-cell>
          <table:table-cell table:style-name="ce43" office:value-type="float" office:value="22394" calcext:value-type="float">
            <text:p>22,394</text:p>
          </table:table-cell>
          <table:table-cell table:style-name="ce59" office:value-type="float" office:value="21430" calcext:value-type="float">
            <text:p>21,4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079" calcext:value-type="float">
            <text:p>16,079</text:p>
          </table:table-cell>
          <table:table-cell table:style-name="ce43" office:value-type="float" office:value="45769" calcext:value-type="float">
            <text:p>45,769</text:p>
          </table:table-cell>
          <table:table-cell table:style-name="ce43" office:value-type="float" office:value="23128" calcext:value-type="float">
            <text:p>23,128</text:p>
          </table:table-cell>
          <table:table-cell table:style-name="ce59" office:value-type="float" office:value="22641" calcext:value-type="float">
            <text:p>22,6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480" calcext:value-type="float">
            <text:p>11,480</text:p>
          </table:table-cell>
          <table:table-cell table:style-name="ce43" office:value-type="float" office:value="35477" calcext:value-type="float">
            <text:p>35,477</text:p>
          </table:table-cell>
          <table:table-cell table:style-name="ce43" office:value-type="float" office:value="17829" calcext:value-type="float">
            <text:p>17,829</text:p>
          </table:table-cell>
          <table:table-cell table:style-name="ce59" office:value-type="float" office:value="17648" calcext:value-type="float">
            <text:p>17,6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735" calcext:value-type="float">
            <text:p>9,735</text:p>
          </table:table-cell>
          <table:table-cell table:style-name="ce43" office:value-type="float" office:value="30283" calcext:value-type="float">
            <text:p>30,283</text:p>
          </table:table-cell>
          <table:table-cell table:style-name="ce43" office:value-type="float" office:value="15555" calcext:value-type="float">
            <text:p>15,555</text:p>
          </table:table-cell>
          <table:table-cell table:style-name="ce59" office:value-type="float" office:value="14728" calcext:value-type="float">
            <text:p>14,7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99" calcext:value-type="float">
            <text:p>2,699</text:p>
          </table:table-cell>
          <table:table-cell table:style-name="ce43" office:value-type="float" office:value="7531" calcext:value-type="float">
            <text:p>7,531</text:p>
          </table:table-cell>
          <table:table-cell table:style-name="ce43" office:value-type="float" office:value="3937" calcext:value-type="float">
            <text:p>3,937</text:p>
          </table:table-cell>
          <table:table-cell table:style-name="ce59" office:value-type="float" office:value="3594" calcext:value-type="float">
            <text:p>3,5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35" calcext:value-type="float">
            <text:p>5,135</text:p>
          </table:table-cell>
          <table:table-cell table:style-name="ce43" office:value-type="float" office:value="14646" calcext:value-type="float">
            <text:p>14,646</text:p>
          </table:table-cell>
          <table:table-cell table:style-name="ce43" office:value-type="float" office:value="7636" calcext:value-type="float">
            <text:p>7,636</text:p>
          </table:table-cell>
          <table:table-cell table:style-name="ce59" office:value-type="float" office:value="7010" calcext:value-type="float">
            <text:p>7,0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51" calcext:value-type="float">
            <text:p>3,551</text:p>
          </table:table-cell>
          <table:table-cell table:style-name="ce43" office:value-type="float" office:value="10123" calcext:value-type="float">
            <text:p>10,123</text:p>
          </table:table-cell>
          <table:table-cell table:style-name="ce43" office:value-type="float" office:value="5377" calcext:value-type="float">
            <text:p>5,377</text:p>
          </table:table-cell>
          <table:table-cell table:style-name="ce59" office:value-type="float" office:value="4746" calcext:value-type="float">
            <text:p>4,7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7" calcext:value-type="float">
            <text:p>2,867</text:p>
          </table:table-cell>
          <table:table-cell table:style-name="ce43" office:value-type="float" office:value="8901" calcext:value-type="float">
            <text:p>8,901</text:p>
          </table:table-cell>
          <table:table-cell table:style-name="ce43" office:value-type="float" office:value="4835" calcext:value-type="float">
            <text:p>4,835</text:p>
          </table:table-cell>
          <table:table-cell table:style-name="ce59" office:value-type="float" office:value="4066" calcext:value-type="float">
            <text:p>4,0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7" calcext:value-type="float">
            <text:p>1,997</text:p>
          </table:table-cell>
          <table:table-cell table:style-name="ce43" office:value-type="float" office:value="5197" calcext:value-type="float">
            <text:p>5,197</text:p>
          </table:table-cell>
          <table:table-cell table:style-name="ce43" office:value-type="float" office:value="2903" calcext:value-type="float">
            <text:p>2,903</text:p>
          </table:table-cell>
          <table:table-cell table:style-name="ce59" office:value-type="float" office:value="2294" calcext:value-type="float">
            <text:p>2,2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457" calcext:value-type="float">
            <text:p>26,457</text:p>
          </table:table-cell>
          <table:table-cell table:style-name="ce43" office:value-type="float" office:value="72864" calcext:value-type="float">
            <text:p>72,864</text:p>
          </table:table-cell>
          <table:table-cell table:style-name="ce43" office:value-type="float" office:value="37120" calcext:value-type="float">
            <text:p>37,120</text:p>
          </table:table-cell>
          <table:table-cell table:style-name="ce59" office:value-type="float" office:value="35744" calcext:value-type="float">
            <text:p>35,7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1885" calcext:value-type="float">
            <text:p>21,885</text:p>
          </table:table-cell>
          <table:table-cell table:style-name="ce43" office:value-type="float" office:value="67369" calcext:value-type="float">
            <text:p>67,369</text:p>
          </table:table-cell>
          <table:table-cell table:style-name="ce43" office:value-type="float" office:value="34223" calcext:value-type="float">
            <text:p>34,223</text:p>
          </table:table-cell>
          <table:table-cell table:style-name="ce59" office:value-type="float" office:value="33146" calcext:value-type="float">
            <text:p>33,1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885" calcext:value-type="float">
            <text:p>10,885</text:p>
          </table:table-cell>
          <table:table-cell table:style-name="ce43" office:value-type="float" office:value="34916" calcext:value-type="float">
            <text:p>34,916</text:p>
          </table:table-cell>
          <table:table-cell table:style-name="ce43" office:value-type="float" office:value="18064" calcext:value-type="float">
            <text:p>18,064</text:p>
          </table:table-cell>
          <table:table-cell table:style-name="ce59" office:value-type="float" office:value="16852" calcext:value-type="float">
            <text:p>16,8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79" calcext:value-type="float">
            <text:p>1,579</text:p>
          </table:table-cell>
          <table:table-cell table:style-name="ce43" office:value-type="float" office:value="4296" calcext:value-type="float">
            <text:p>4,296</text:p>
          </table:table-cell>
          <table:table-cell table:style-name="ce43" office:value-type="float" office:value="2331" calcext:value-type="float">
            <text:p>2,331</text:p>
          </table:table-cell>
          <table:table-cell table:style-name="ce59" office:value-type="float" office:value="1965" calcext:value-type="float">
            <text:p>1,9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0865" calcext:value-type="float">
            <text:p>80,865</text:p>
          </table:table-cell>
          <table:table-cell table:style-name="ce43" office:value-type="float" office:value="228060" calcext:value-type="float">
            <text:p>228,060</text:p>
          </table:table-cell>
          <table:table-cell table:style-name="ce43" office:value-type="float" office:value="112757" calcext:value-type="float">
            <text:p>112,757</text:p>
          </table:table-cell>
          <table:table-cell table:style-name="ce59" office:value-type="float" office:value="115303" calcext:value-type="float">
            <text:p>115,3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975" calcext:value-type="float">
            <text:p>71,975</text:p>
          </table:table-cell>
          <table:table-cell table:style-name="ce43" office:value-type="float" office:value="190641" calcext:value-type="float">
            <text:p>190,641</text:p>
          </table:table-cell>
          <table:table-cell table:style-name="ce43" office:value-type="float" office:value="91785" calcext:value-type="float">
            <text:p>91,785</text:p>
          </table:table-cell>
          <table:table-cell table:style-name="ce59" office:value-type="float" office:value="98856" calcext:value-type="float">
            <text:p>98,8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603" calcext:value-type="float">
            <text:p>44,603</text:p>
          </table:table-cell>
          <table:table-cell table:style-name="ce43" office:value-type="float" office:value="125648" calcext:value-type="float">
            <text:p>125,648</text:p>
          </table:table-cell>
          <table:table-cell table:style-name="ce43" office:value-type="float" office:value="62523" calcext:value-type="float">
            <text:p>62,523</text:p>
          </table:table-cell>
          <table:table-cell table:style-name="ce59" office:value-type="float" office:value="63125" calcext:value-type="float">
            <text:p>63,1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664" calcext:value-type="float">
            <text:p>49,664</text:p>
          </table:table-cell>
          <table:table-cell table:style-name="ce43" office:value-type="float" office:value="132469" calcext:value-type="float">
            <text:p>132,469</text:p>
          </table:table-cell>
          <table:table-cell table:style-name="ce43" office:value-type="float" office:value="64869" calcext:value-type="float">
            <text:p>64,869</text:p>
          </table:table-cell>
          <table:table-cell table:style-name="ce59" office:value-type="float" office:value="67600" calcext:value-type="float">
            <text:p>67,6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59743" calcext:value-type="float">
            <text:p>59,743</text:p>
          </table:table-cell>
          <table:table-cell table:style-name="ce43" office:value-type="float" office:value="186906" calcext:value-type="float">
            <text:p>186,906</text:p>
          </table:table-cell>
          <table:table-cell table:style-name="ce43" office:value-type="float" office:value="94587" calcext:value-type="float">
            <text:p>94,587</text:p>
          </table:table-cell>
          <table:table-cell table:style-name="ce59" office:value-type="float" office:value="92319" calcext:value-type="float">
            <text:p>92,3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431" calcext:value-type="float">
            <text:p>24,431</text:p>
          </table:table-cell>
          <table:table-cell table:style-name="ce43" office:value-type="float" office:value="64710" calcext:value-type="float">
            <text:p>64,710</text:p>
          </table:table-cell>
          <table:table-cell table:style-name="ce43" office:value-type="float" office:value="30867" calcext:value-type="float">
            <text:p>30,867</text:p>
          </table:table-cell>
          <table:table-cell table:style-name="ce59" office:value-type="float" office:value="33843" calcext:value-type="float">
            <text:p>33,8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828" calcext:value-type="float">
            <text:p>30,828</text:p>
          </table:table-cell>
          <table:table-cell table:style-name="ce44" office:value-type="float" office:value="78147" calcext:value-type="float">
            <text:p>78,147</text:p>
          </table:table-cell>
          <table:table-cell table:style-name="ce44" office:value-type="float" office:value="38086" calcext:value-type="float">
            <text:p>38,086</text:p>
          </table:table-cell>
          <table:table-cell table:style-name="ce60" office:value-type="float" office:value="40061" calcext:value-type="float">
            <text:p>40,061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0" office:value-type="float" office:value="1061818" calcext:value-type="float">
            <text:p>1,061,818</text:p>
          </table:table-cell>
          <table:table-cell table:style-name="ce42" office:value-type="float" office:value="2777318" calcext:value-type="float">
            <text:p>2,777,318</text:p>
          </table:table-cell>
          <table:table-cell table:style-name="ce71" office:value-type="float" office:value="1382884" calcext:value-type="float">
            <text:p>1,382,884</text:p>
          </table:table-cell>
          <table:table-cell table:style-name="ce72" office:value-type="float" office:value="1394434" calcext:value-type="float">
            <text:p>1,394,4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910" calcext:value-type="float">
            <text:p>10,910</text:p>
          </table:table-cell>
          <table:table-cell table:style-name="ce43" office:value-type="float" office:value="25548" calcext:value-type="float">
            <text:p>25,548</text:p>
          </table:table-cell>
          <table:table-cell table:style-name="ce38" office:value-type="float" office:value="12740" calcext:value-type="float">
            <text:p>12,740</text:p>
          </table:table-cell>
          <table:table-cell table:style-name="ce38" office:value-type="float" office:value="12808" calcext:value-type="float">
            <text:p>12,8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5294" calcext:value-type="float">
            <text:p>55,294</text:p>
          </table:table-cell>
          <table:table-cell table:style-name="ce43" office:value-type="float" office:value="135382" calcext:value-type="float">
            <text:p>135,382</text:p>
          </table:table-cell>
          <table:table-cell table:style-name="ce38" office:value-type="float" office:value="65766" calcext:value-type="float">
            <text:p>65,766</text:p>
          </table:table-cell>
          <table:table-cell table:style-name="ce38" office:value-type="float" office:value="69616" calcext:value-type="float">
            <text:p>69,6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6855" calcext:value-type="float">
            <text:p>76,855</text:p>
          </table:table-cell>
          <table:table-cell table:style-name="ce43" office:value-type="float" office:value="195467" calcext:value-type="float">
            <text:p>195,467</text:p>
          </table:table-cell>
          <table:table-cell table:style-name="ce38" office:value-type="float" office:value="94870" calcext:value-type="float">
            <text:p>94,870</text:p>
          </table:table-cell>
          <table:table-cell table:style-name="ce38" office:value-type="float" office:value="100597" calcext:value-type="float">
            <text:p>100,5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5826" calcext:value-type="float">
            <text:p>65,826</text:p>
          </table:table-cell>
          <table:table-cell table:style-name="ce43" office:value-type="float" office:value="178164" calcext:value-type="float">
            <text:p>178,164</text:p>
          </table:table-cell>
          <table:table-cell table:style-name="ce38" office:value-type="float" office:value="88036" calcext:value-type="float">
            <text:p>88,036</text:p>
          </table:table-cell>
          <table:table-cell table:style-name="ce38" office:value-type="float" office:value="90128" calcext:value-type="float">
            <text:p>90,1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4667" calcext:value-type="float">
            <text:p>134,667</text:p>
          </table:table-cell>
          <table:table-cell table:style-name="ce43" office:value-type="float" office:value="347571" calcext:value-type="float">
            <text:p>347,571</text:p>
          </table:table-cell>
          <table:table-cell table:style-name="ce38" office:value-type="float" office:value="168996" calcext:value-type="float">
            <text:p>168,996</text:p>
          </table:table-cell>
          <table:table-cell table:style-name="ce38" office:value-type="float" office:value="178575" calcext:value-type="float">
            <text:p>178,5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48" calcext:value-type="float">
            <text:p>22,748</text:p>
          </table:table-cell>
          <table:table-cell table:style-name="ce43" office:value-type="float" office:value="52654" calcext:value-type="float">
            <text:p>52,654</text:p>
          </table:table-cell>
          <table:table-cell table:style-name="ce38" office:value-type="float" office:value="25367" calcext:value-type="float">
            <text:p>25,367</text:p>
          </table:table-cell>
          <table:table-cell table:style-name="ce38" office:value-type="float" office:value="27287" calcext:value-type="float">
            <text:p>27,2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31" calcext:value-type="float">
            <text:p>12,531</text:p>
          </table:table-cell>
          <table:table-cell table:style-name="ce43" office:value-type="float" office:value="27855" calcext:value-type="float">
            <text:p>27,855</text:p>
          </table:table-cell>
          <table:table-cell table:style-name="ce38" office:value-type="float" office:value="13407" calcext:value-type="float">
            <text:p>13,407</text:p>
          </table:table-cell>
          <table:table-cell table:style-name="ce38" office:value-type="float" office:value="14448" calcext:value-type="float">
            <text:p>14,4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160" calcext:value-type="float">
            <text:p>72,160</text:p>
          </table:table-cell>
          <table:table-cell table:style-name="ce43" office:value-type="float" office:value="176244" calcext:value-type="float">
            <text:p>176,244</text:p>
          </table:table-cell>
          <table:table-cell table:style-name="ce38" office:value-type="float" office:value="85267" calcext:value-type="float">
            <text:p>85,267</text:p>
          </table:table-cell>
          <table:table-cell table:style-name="ce38" office:value-type="float" office:value="90977" calcext:value-type="float">
            <text:p>90,9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7866" calcext:value-type="float">
            <text:p>77,866</text:p>
          </table:table-cell>
          <table:table-cell table:style-name="ce43" office:value-type="float" office:value="194042" calcext:value-type="float">
            <text:p>194,042</text:p>
          </table:table-cell>
          <table:table-cell table:style-name="ce38" office:value-type="float" office:value="95869" calcext:value-type="float">
            <text:p>95,869</text:p>
          </table:table-cell>
          <table:table-cell table:style-name="ce38" office:value-type="float" office:value="98173" calcext:value-type="float">
            <text:p>98,1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0936" calcext:value-type="float">
            <text:p>10,936</text:p>
          </table:table-cell>
          <table:table-cell table:style-name="ce43" office:value-type="float" office:value="28973" calcext:value-type="float">
            <text:p>28,973</text:p>
          </table:table-cell>
          <table:table-cell table:style-name="ce38" office:value-type="float" office:value="15014" calcext:value-type="float">
            <text:p>15,014</text:p>
          </table:table-cell>
          <table:table-cell table:style-name="ce38" office:value-type="float" office:value="13959" calcext:value-type="float">
            <text:p>13,959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8" office:value-type="float" office:value="65749" calcext:value-type="float">
            <text:p>65,749</text:p>
          </table:table-cell>
          <table:table-cell table:style-name="ce43" office:value-type="float" office:value="155948" calcext:value-type="float">
            <text:p>155,948</text:p>
          </table:table-cell>
          <table:table-cell table:style-name="ce38" office:value-type="float" office:value="77819" calcext:value-type="float">
            <text:p>77,819</text:p>
          </table:table-cell>
          <table:table-cell table:style-name="ce38" office:value-type="float" office:value="78129" calcext:value-type="float">
            <text:p>78,1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5048" calcext:value-type="float">
            <text:p>135,048</text:p>
          </table:table-cell>
          <table:table-cell table:style-name="ce43" office:value-type="float" office:value="353341" calcext:value-type="float">
            <text:p>353,341</text:p>
          </table:table-cell>
          <table:table-cell table:style-name="ce38" office:value-type="float" office:value="174211" calcext:value-type="float">
            <text:p>174,211</text:p>
          </table:table-cell>
          <table:table-cell table:style-name="ce38" office:value-type="float" office:value="179130" calcext:value-type="float">
            <text:p>179,1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360" calcext:value-type="float">
            <text:p>25,360</text:p>
          </table:table-cell>
          <table:table-cell table:style-name="ce43" office:value-type="float" office:value="70480" calcext:value-type="float">
            <text:p>70,480</text:p>
          </table:table-cell>
          <table:table-cell table:style-name="ce38" office:value-type="float" office:value="35869" calcext:value-type="float">
            <text:p>35,869</text:p>
          </table:table-cell>
          <table:table-cell table:style-name="ce38" office:value-type="float" office:value="34611" calcext:value-type="float">
            <text:p>34,6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0726" calcext:value-type="float">
            <text:p>40,726</text:p>
          </table:table-cell>
          <table:table-cell table:style-name="ce43" office:value-type="float" office:value="110950" calcext:value-type="float">
            <text:p>110,950</text:p>
          </table:table-cell>
          <table:table-cell table:style-name="ce38" office:value-type="float" office:value="57191" calcext:value-type="float">
            <text:p>57,191</text:p>
          </table:table-cell>
          <table:table-cell table:style-name="ce38" office:value-type="float" office:value="53759" calcext:value-type="float">
            <text:p>53,7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251" calcext:value-type="float">
            <text:p>13,251</text:p>
          </table:table-cell>
          <table:table-cell table:style-name="ce43" office:value-type="float" office:value="43223" calcext:value-type="float">
            <text:p>43,223</text:p>
          </table:table-cell>
          <table:table-cell table:style-name="ce38" office:value-type="float" office:value="22212" calcext:value-type="float">
            <text:p>22,212</text:p>
          </table:table-cell>
          <table:table-cell table:style-name="ce38" office:value-type="float" office:value="21011" calcext:value-type="float">
            <text:p>21,0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592" calcext:value-type="float">
            <text:p>12,592</text:p>
          </table:table-cell>
          <table:table-cell table:style-name="ce43" office:value-type="float" office:value="34299" calcext:value-type="float">
            <text:p>34,299</text:p>
          </table:table-cell>
          <table:table-cell table:style-name="ce38" office:value-type="float" office:value="17503" calcext:value-type="float">
            <text:p>17,503</text:p>
          </table:table-cell>
          <table:table-cell table:style-name="ce38" office:value-type="float" office:value="16796" calcext:value-type="float">
            <text:p>16,7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0030" calcext:value-type="float">
            <text:p>30,030</text:p>
          </table:table-cell>
          <table:table-cell table:style-name="ce43" office:value-type="float" office:value="80442" calcext:value-type="float">
            <text:p>80,442</text:p>
          </table:table-cell>
          <table:table-cell table:style-name="ce38" office:value-type="float" office:value="41164" calcext:value-type="float">
            <text:p>41,164</text:p>
          </table:table-cell>
          <table:table-cell table:style-name="ce38" office:value-type="float" office:value="39278" calcext:value-type="float">
            <text:p>39,2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428" calcext:value-type="float">
            <text:p>17,428</text:p>
          </table:table-cell>
          <table:table-cell table:style-name="ce43" office:value-type="float" office:value="43602" calcext:value-type="float">
            <text:p>43,602</text:p>
          </table:table-cell>
          <table:table-cell table:style-name="ce38" office:value-type="float" office:value="22152" calcext:value-type="float">
            <text:p>22,152</text:p>
          </table:table-cell>
          <table:table-cell table:style-name="ce38" office:value-type="float" office:value="21450" calcext:value-type="float">
            <text:p>21,4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355" calcext:value-type="float">
            <text:p>34,355</text:p>
          </table:table-cell>
          <table:table-cell table:style-name="ce43" office:value-type="float" office:value="97693" calcext:value-type="float">
            <text:p>97,693</text:p>
          </table:table-cell>
          <table:table-cell table:style-name="ce38" office:value-type="float" office:value="48618" calcext:value-type="float">
            <text:p>48,618</text:p>
          </table:table-cell>
          <table:table-cell table:style-name="ce38" office:value-type="float" office:value="49075" calcext:value-type="float">
            <text:p>49,0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164" calcext:value-type="float">
            <text:p>13,164</text:p>
          </table:table-cell>
          <table:table-cell table:style-name="ce43" office:value-type="float" office:value="37150" calcext:value-type="float">
            <text:p>37,150</text:p>
          </table:table-cell>
          <table:table-cell table:style-name="ce38" office:value-type="float" office:value="18949" calcext:value-type="float">
            <text:p>18,949</text:p>
          </table:table-cell>
          <table:table-cell table:style-name="ce38" office:value-type="float" office:value="18201" calcext:value-type="float">
            <text:p>18,2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31" calcext:value-type="float">
            <text:p>10,331</text:p>
          </table:table-cell>
          <table:table-cell table:style-name="ce43" office:value-type="float" office:value="30451" calcext:value-type="float">
            <text:p>30,451</text:p>
          </table:table-cell>
          <table:table-cell table:style-name="ce38" office:value-type="float" office:value="16149" calcext:value-type="float">
            <text:p>16,149</text:p>
          </table:table-cell>
          <table:table-cell table:style-name="ce38" office:value-type="float" office:value="14302" calcext:value-type="float">
            <text:p>14,3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428" calcext:value-type="float">
            <text:p>3,428</text:p>
          </table:table-cell>
          <table:table-cell table:style-name="ce43" office:value-type="float" office:value="7699" calcext:value-type="float">
            <text:p>7,699</text:p>
          </table:table-cell>
          <table:table-cell table:style-name="ce38" office:value-type="float" office:value="4282" calcext:value-type="float">
            <text:p>4,282</text:p>
          </table:table-cell>
          <table:table-cell table:style-name="ce38" office:value-type="float" office:value="3417" calcext:value-type="float">
            <text:p>3,4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61" calcext:value-type="float">
            <text:p>9,361</text:p>
          </table:table-cell>
          <table:table-cell table:style-name="ce43" office:value-type="float" office:value="29597" calcext:value-type="float">
            <text:p>29,597</text:p>
          </table:table-cell>
          <table:table-cell table:style-name="ce38" office:value-type="float" office:value="14935" calcext:value-type="float">
            <text:p>14,935</text:p>
          </table:table-cell>
          <table:table-cell table:style-name="ce38" office:value-type="float" office:value="14662" calcext:value-type="float">
            <text:p>14,6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569" calcext:value-type="float">
            <text:p>16,569</text:p>
          </table:table-cell>
          <table:table-cell table:style-name="ce43" office:value-type="float" office:value="52971" calcext:value-type="float">
            <text:p>52,971</text:p>
          </table:table-cell>
          <table:table-cell table:style-name="ce38" office:value-type="float" office:value="27064" calcext:value-type="float">
            <text:p>27,064</text:p>
          </table:table-cell>
          <table:table-cell table:style-name="ce38" office:value-type="float" office:value="25907" calcext:value-type="float">
            <text:p>25,9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293" calcext:value-type="float">
            <text:p>10,293</text:p>
          </table:table-cell>
          <table:table-cell table:style-name="ce43" office:value-type="float" office:value="29356" calcext:value-type="float">
            <text:p>29,356</text:p>
          </table:table-cell>
          <table:table-cell table:style-name="ce38" office:value-type="float" office:value="15025" calcext:value-type="float">
            <text:p>15,025</text:p>
          </table:table-cell>
          <table:table-cell table:style-name="ce38" office:value-type="float" office:value="14331" calcext:value-type="float">
            <text:p>14,3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374" calcext:value-type="float">
            <text:p>10,374</text:p>
          </table:table-cell>
          <table:table-cell table:style-name="ce43" office:value-type="float" office:value="30722" calcext:value-type="float">
            <text:p>30,722</text:p>
          </table:table-cell>
          <table:table-cell table:style-name="ce38" office:value-type="float" office:value="15904" calcext:value-type="float">
            <text:p>15,904</text:p>
          </table:table-cell>
          <table:table-cell table:style-name="ce38" office:value-type="float" office:value="14818" calcext:value-type="float">
            <text:p>14,8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822" calcext:value-type="float">
            <text:p>5,822</text:p>
          </table:table-cell>
          <table:table-cell table:style-name="ce43" office:value-type="float" office:value="14141" calcext:value-type="float">
            <text:p>14,141</text:p>
          </table:table-cell>
          <table:table-cell table:style-name="ce38" office:value-type="float" office:value="7112" calcext:value-type="float">
            <text:p>7,112</text:p>
          </table:table-cell>
          <table:table-cell table:style-name="ce38" office:value-type="float" office:value="7029" calcext:value-type="float">
            <text:p>7,0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09" calcext:value-type="float">
            <text:p>6,709</text:p>
          </table:table-cell>
          <table:table-cell table:style-name="ce43" office:value-type="float" office:value="19907" calcext:value-type="float">
            <text:p>19,907</text:p>
          </table:table-cell>
          <table:table-cell table:style-name="ce38" office:value-type="float" office:value="10297" calcext:value-type="float">
            <text:p>10,297</text:p>
          </table:table-cell>
          <table:table-cell table:style-name="ce38" office:value-type="float" office:value="9610" calcext:value-type="float">
            <text:p>9,6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417" calcext:value-type="float">
            <text:p>12,417</text:p>
          </table:table-cell>
          <table:table-cell table:style-name="ce43" office:value-type="float" office:value="36395" calcext:value-type="float">
            <text:p>36,395</text:p>
          </table:table-cell>
          <table:table-cell table:style-name="ce38" office:value-type="float" office:value="18802" calcext:value-type="float">
            <text:p>18,802</text:p>
          </table:table-cell>
          <table:table-cell table:style-name="ce38" office:value-type="float" office:value="17593" calcext:value-type="float">
            <text:p>17,5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72" calcext:value-type="float">
            <text:p>13,872</text:p>
          </table:table-cell>
          <table:table-cell table:style-name="ce43" office:value-type="float" office:value="38246" calcext:value-type="float">
            <text:p>38,246</text:p>
          </table:table-cell>
          <table:table-cell table:style-name="ce38" office:value-type="float" office:value="19836" calcext:value-type="float">
            <text:p>19,836</text:p>
          </table:table-cell>
          <table:table-cell table:style-name="ce38" office:value-type="float" office:value="18410" calcext:value-type="float">
            <text:p>18,4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456" calcext:value-type="float">
            <text:p>14,456</text:p>
          </table:table-cell>
          <table:table-cell table:style-name="ce43" office:value-type="float" office:value="41372" calcext:value-type="float">
            <text:p>41,372</text:p>
          </table:table-cell>
          <table:table-cell table:style-name="ce38" office:value-type="float" office:value="21619" calcext:value-type="float">
            <text:p>21,619</text:p>
          </table:table-cell>
          <table:table-cell table:style-name="ce38" office:value-type="float" office:value="19753" calcext:value-type="float">
            <text:p>19,7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59" calcext:value-type="float">
            <text:p>5,659</text:p>
          </table:table-cell>
          <table:table-cell table:style-name="ce43" office:value-type="float" office:value="13751" calcext:value-type="float">
            <text:p>13,751</text:p>
          </table:table-cell>
          <table:table-cell table:style-name="ce38" office:value-type="float" office:value="7419" calcext:value-type="float">
            <text:p>7,419</text:p>
          </table:table-cell>
          <table:table-cell table:style-name="ce38" office:value-type="float" office:value="6332" calcext:value-type="float">
            <text:p>6,3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71" calcext:value-type="float">
            <text:p>2,371</text:p>
          </table:table-cell>
          <table:table-cell table:style-name="ce43" office:value-type="float" office:value="6426" calcext:value-type="float">
            <text:p>6,426</text:p>
          </table:table-cell>
          <table:table-cell table:style-name="ce38" office:value-type="float" office:value="3413" calcext:value-type="float">
            <text:p>3,413</text:p>
          </table:table-cell>
          <table:table-cell table:style-name="ce38" office:value-type="float" office:value="3013" calcext:value-type="float">
            <text:p>3,013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41" calcext:value-type="float">
            <text:p>4,841</text:p>
          </table:table-cell>
          <table:table-cell table:style-name="ce43" office:value-type="float" office:value="12617" calcext:value-type="float">
            <text:p>12,617</text:p>
          </table:table-cell>
          <table:table-cell table:style-name="ce38" office:value-type="float" office:value="6865" calcext:value-type="float">
            <text:p>6,865</text:p>
          </table:table-cell>
          <table:table-cell table:style-name="ce38" office:value-type="float" office:value="5752" calcext:value-type="float">
            <text:p>5,752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64" calcext:value-type="float">
            <text:p>5,064</text:p>
          </table:table-cell>
          <table:table-cell table:style-name="ce43" office:value-type="float" office:value="15236" calcext:value-type="float">
            <text:p>15,236</text:p>
          </table:table-cell>
          <table:table-cell table:style-name="ce38" office:value-type="float" office:value="8264" calcext:value-type="float">
            <text:p>8,264</text:p>
          </table:table-cell>
          <table:table-cell table:style-name="ce38" office:value-type="float" office:value="6972" calcext:value-type="float">
            <text:p>6,972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84" calcext:value-type="float">
            <text:p>584</text:p>
          </table:table-cell>
          <table:table-cell table:style-name="ce43" office:value-type="float" office:value="1899" calcext:value-type="float">
            <text:p>1,899</text:p>
          </table:table-cell>
          <table:table-cell table:style-name="ce38" office:value-type="float" office:value="942" calcext:value-type="float">
            <text:p>942</text:p>
          </table:table-cell>
          <table:table-cell table:style-name="ce38" office:value-type="float" office:value="957" calcext:value-type="float">
            <text:p>957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09" calcext:value-type="float">
            <text:p>1,309</text:p>
          </table:table-cell>
          <table:table-cell table:style-name="ce43" office:value-type="float" office:value="4289" calcext:value-type="float">
            <text:p>4,289</text:p>
          </table:table-cell>
          <table:table-cell table:style-name="ce38" office:value-type="float" office:value="2260" calcext:value-type="float">
            <text:p>2,260</text:p>
          </table:table-cell>
          <table:table-cell table:style-name="ce38" office:value-type="float" office:value="2029" calcext:value-type="float">
            <text:p>2,029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8" office:value-type="float" office:value="862" calcext:value-type="float">
            <text:p>862</text:p>
          </table:table-cell>
          <table:table-cell table:style-name="ce44" office:value-type="float" office:value="3215" calcext:value-type="float">
            <text:p>3,215</text:p>
          </table:table-cell>
          <table:table-cell table:style-name="ce38" office:value-type="float" office:value="1676" calcext:value-type="float">
            <text:p>1,676</text:p>
          </table:table-cell>
          <table:table-cell table:style-name="ce38" office:value-type="float" office:value="1539" calcext:value-type="float">
            <text:p>1,539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3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2304" calcext:value-type="float">
            <text:p>162,304</text:p>
          </table:table-cell>
          <table:table-cell table:style-name="ce42" office:value-type="float" office:value="458877" calcext:value-type="float">
            <text:p>458,877</text:p>
          </table:table-cell>
          <table:table-cell table:style-name="ce42" office:value-type="float" office:value="232883" calcext:value-type="float">
            <text:p>232,883</text:p>
          </table:table-cell>
          <table:table-cell table:style-name="ce58" office:value-type="float" office:value="225994" calcext:value-type="float">
            <text:p>225,9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113" calcext:value-type="float">
            <text:p>35,113</text:p>
          </table:table-cell>
          <table:table-cell table:style-name="ce43" office:value-type="float" office:value="95773" calcext:value-type="float">
            <text:p>95,773</text:p>
          </table:table-cell>
          <table:table-cell table:style-name="ce43" office:value-type="float" office:value="46876" calcext:value-type="float">
            <text:p>46,876</text:p>
          </table:table-cell>
          <table:table-cell table:style-name="ce59" office:value-type="float" office:value="48897" calcext:value-type="float">
            <text:p>48,8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5729" calcext:value-type="float">
            <text:p>25,729</text:p>
          </table:table-cell>
          <table:table-cell table:style-name="ce43" office:value-type="float" office:value="72253" calcext:value-type="float">
            <text:p>72,253</text:p>
          </table:table-cell>
          <table:table-cell table:style-name="ce43" office:value-type="float" office:value="34503" calcext:value-type="float">
            <text:p>34,503</text:p>
          </table:table-cell>
          <table:table-cell table:style-name="ce59" office:value-type="float" office:value="37750" calcext:value-type="float">
            <text:p>37,7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3966" calcext:value-type="float">
            <text:p>13,966</text:p>
          </table:table-cell>
          <table:table-cell table:style-name="ce43" office:value-type="float" office:value="41230" calcext:value-type="float">
            <text:p>41,230</text:p>
          </table:table-cell>
          <table:table-cell table:style-name="ce43" office:value-type="float" office:value="21037" calcext:value-type="float">
            <text:p>21,037</text:p>
          </table:table-cell>
          <table:table-cell table:style-name="ce59" office:value-type="float" office:value="20193" calcext:value-type="float">
            <text:p>20,1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074" calcext:value-type="float">
            <text:p>10,074</text:p>
          </table:table-cell>
          <table:table-cell table:style-name="ce43" office:value-type="float" office:value="29938" calcext:value-type="float">
            <text:p>29,938</text:p>
          </table:table-cell>
          <table:table-cell table:style-name="ce43" office:value-type="float" office:value="15461" calcext:value-type="float">
            <text:p>15,461</text:p>
          </table:table-cell>
          <table:table-cell table:style-name="ce59" office:value-type="float" office:value="14477" calcext:value-type="float">
            <text:p>14,4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290" calcext:value-type="float">
            <text:p>13,290</text:p>
          </table:table-cell>
          <table:table-cell table:style-name="ce43" office:value-type="float" office:value="36040" calcext:value-type="float">
            <text:p>36,040</text:p>
          </table:table-cell>
          <table:table-cell table:style-name="ce43" office:value-type="float" office:value="18816" calcext:value-type="float">
            <text:p>18,816</text:p>
          </table:table-cell>
          <table:table-cell table:style-name="ce59" office:value-type="float" office:value="17224" calcext:value-type="float">
            <text:p>17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08" calcext:value-type="float">
            <text:p>8,408</text:p>
          </table:table-cell>
          <table:table-cell table:style-name="ce43" office:value-type="float" office:value="24485" calcext:value-type="float">
            <text:p>24,485</text:p>
          </table:table-cell>
          <table:table-cell table:style-name="ce43" office:value-type="float" office:value="12957" calcext:value-type="float">
            <text:p>12,957</text:p>
          </table:table-cell>
          <table:table-cell table:style-name="ce59" office:value-type="float" office:value="11528" calcext:value-type="float">
            <text:p>11,5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328" calcext:value-type="float">
            <text:p>11,328</text:p>
          </table:table-cell>
          <table:table-cell table:style-name="ce43" office:value-type="float" office:value="32378" calcext:value-type="float">
            <text:p>32,378</text:p>
          </table:table-cell>
          <table:table-cell table:style-name="ce43" office:value-type="float" office:value="17177" calcext:value-type="float">
            <text:p>17,177</text:p>
          </table:table-cell>
          <table:table-cell table:style-name="ce59" office:value-type="float" office:value="15201" calcext:value-type="float">
            <text:p>15,2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560" calcext:value-type="float">
            <text:p>18,560</text:p>
          </table:table-cell>
          <table:table-cell table:style-name="ce43" office:value-type="float" office:value="53698" calcext:value-type="float">
            <text:p>53,698</text:p>
          </table:table-cell>
          <table:table-cell table:style-name="ce43" office:value-type="float" office:value="27565" calcext:value-type="float">
            <text:p>27,565</text:p>
          </table:table-cell>
          <table:table-cell table:style-name="ce59" office:value-type="float" office:value="26133" calcext:value-type="float">
            <text:p>26,1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3961" calcext:value-type="float">
            <text:p>13,961</text:p>
          </table:table-cell>
          <table:table-cell table:style-name="ce43" office:value-type="float" office:value="39356" calcext:value-type="float">
            <text:p>39,356</text:p>
          </table:table-cell>
          <table:table-cell table:style-name="ce43" office:value-type="float" office:value="20358" calcext:value-type="float">
            <text:p>20,358</text:p>
          </table:table-cell>
          <table:table-cell table:style-name="ce59" office:value-type="float" office:value="18998" calcext:value-type="float">
            <text:p>18,9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094" calcext:value-type="float">
            <text:p>8,094</text:p>
          </table:table-cell>
          <table:table-cell table:style-name="ce43" office:value-type="float" office:value="21431" calcext:value-type="float">
            <text:p>21,431</text:p>
          </table:table-cell>
          <table:table-cell table:style-name="ce43" office:value-type="float" office:value="11573" calcext:value-type="float">
            <text:p>11,573</text:p>
          </table:table-cell>
          <table:table-cell table:style-name="ce59" office:value-type="float" office:value="9858" calcext:value-type="float">
            <text:p>9,8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3" calcext:value-type="float">
            <text:p>1,883</text:p>
          </table:table-cell>
          <table:table-cell table:style-name="ce43" office:value-type="float" office:value="6134" calcext:value-type="float">
            <text:p>6,134</text:p>
          </table:table-cell>
          <table:table-cell table:style-name="ce43" office:value-type="float" office:value="3330" calcext:value-type="float">
            <text:p>3,330</text:p>
          </table:table-cell>
          <table:table-cell table:style-name="ce59" office:value-type="float" office:value="2804" calcext:value-type="float">
            <text:p>2,80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898" calcext:value-type="float">
            <text:p>1,898</text:p>
          </table:table-cell>
          <table:table-cell table:style-name="ce44" office:value-type="float" office:value="6161" calcext:value-type="float">
            <text:p>6,161</text:p>
          </table:table-cell>
          <table:table-cell table:style-name="ce44" office:value-type="float" office:value="3230" calcext:value-type="float">
            <text:p>3,230</text:p>
          </table:table-cell>
          <table:table-cell table:style-name="ce60" office:value-type="float" office:value="2931" calcext:value-type="float">
            <text:p>2,931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縣</text:p>
          </table:table-cell>
          <table:table-cell table:style-name="ce51" office:value-type="float" office:value="727987" calcext:value-type="float">
            <text:p>727,987</text:p>
          </table:table-cell>
          <table:table-cell table:style-name="ce42" office:value-type="float" office:value="2052529" calcext:value-type="float">
            <text:p>2,052,529</text:p>
          </table:table-cell>
          <table:table-cell table:style-name="ce42" office:value-type="float" office:value="1030189" calcext:value-type="float">
            <text:p>1,030,189</text:p>
          </table:table-cell>
          <table:table-cell table:style-name="ce58" office:value-type="float" office:value="1022340" calcext:value-type="float">
            <text:p>1,022,3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桃園市</text:p>
          </table:table-cell>
          <table:table-cell table:style-name="ce52" office:value-type="float" office:value="155333" calcext:value-type="float">
            <text:p>155,333</text:p>
          </table:table-cell>
          <table:table-cell table:style-name="ce43" office:value-type="float" office:value="416398" calcext:value-type="float">
            <text:p>416,398</text:p>
          </table:table-cell>
          <table:table-cell table:style-name="ce43" office:value-type="float" office:value="203506" calcext:value-type="float">
            <text:p>203,506</text:p>
          </table:table-cell>
          <table:table-cell table:style-name="ce59" office:value-type="float" office:value="212892" calcext:value-type="float">
            <text:p>212,8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壢市</text:p>
          </table:table-cell>
          <table:table-cell table:style-name="ce52" office:value-type="float" office:value="137936" calcext:value-type="float">
            <text:p>137,936</text:p>
          </table:table-cell>
          <table:table-cell table:style-name="ce43" office:value-type="float" office:value="380773" calcext:value-type="float">
            <text:p>380,773</text:p>
          </table:table-cell>
          <table:table-cell table:style-name="ce43" office:value-type="float" office:value="189075" calcext:value-type="float">
            <text:p>189,075</text:p>
          </table:table-cell>
          <table:table-cell table:style-name="ce59" office:value-type="float" office:value="191698" calcext:value-type="float">
            <text:p>191,6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鎮市</text:p>
          </table:table-cell>
          <table:table-cell table:style-name="ce52" office:value-type="float" office:value="71759" calcext:value-type="float">
            <text:p>71,759</text:p>
          </table:table-cell>
          <table:table-cell table:style-name="ce43" office:value-type="float" office:value="211806" calcext:value-type="float">
            <text:p>211,806</text:p>
          </table:table-cell>
          <table:table-cell table:style-name="ce43" office:value-type="float" office:value="106070" calcext:value-type="float">
            <text:p>106,070</text:p>
          </table:table-cell>
          <table:table-cell table:style-name="ce59" office:value-type="float" office:value="105736" calcext:value-type="float">
            <text:p>105,7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德市</text:p>
          </table:table-cell>
          <table:table-cell table:style-name="ce52" office:value-type="float" office:value="63179" calcext:value-type="float">
            <text:p>63,179</text:p>
          </table:table-cell>
          <table:table-cell table:style-name="ce43" office:value-type="float" office:value="180680" calcext:value-type="float">
            <text:p>180,680</text:p>
          </table:table-cell>
          <table:table-cell table:style-name="ce43" office:value-type="float" office:value="91354" calcext:value-type="float">
            <text:p>91,354</text:p>
          </table:table-cell>
          <table:table-cell table:style-name="ce59" office:value-type="float" office:value="89326" calcext:value-type="float">
            <text:p>89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楊梅市</text:p>
          </table:table-cell>
          <table:table-cell table:style-name="ce52" office:value-type="float" office:value="53351" calcext:value-type="float">
            <text:p>53,351</text:p>
          </table:table-cell>
          <table:table-cell table:style-name="ce43" office:value-type="float" office:value="156605" calcext:value-type="float">
            <text:p>156,605</text:p>
          </table:table-cell>
          <table:table-cell table:style-name="ce43" office:value-type="float" office:value="79475" calcext:value-type="float">
            <text:p>79,475</text:p>
          </table:table-cell>
          <table:table-cell table:style-name="ce59" office:value-type="float" office:value="77130" calcext:value-type="float">
            <text:p>77,130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34" office:value-type="string" calcext:value-type="string">
            <text:p>大溪鎮</text:p>
          </table:table-cell>
          <table:table-cell table:style-name="ce52" office:value-type="float" office:value="30668" calcext:value-type="float">
            <text:p>30,668</text:p>
          </table:table-cell>
          <table:table-cell table:style-name="ce43" office:value-type="float" office:value="91837" calcext:value-type="float">
            <text:p>91,837</text:p>
          </table:table-cell>
          <table:table-cell table:style-name="ce43" office:value-type="float" office:value="47281" calcext:value-type="float">
            <text:p>47,281</text:p>
          </table:table-cell>
          <table:table-cell table:style-name="ce59" office:value-type="float" office:value="44556" calcext:value-type="float">
            <text:p>44,5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竹市</text:p>
          </table:table-cell>
          <table:table-cell table:style-name="ce52" office:value-type="float" office:value="53696" calcext:value-type="float">
            <text:p>53,696</text:p>
          </table:table-cell>
          <table:table-cell table:style-name="ce43" office:value-type="float" office:value="150720" calcext:value-type="float">
            <text:p>150,720</text:p>
          </table:table-cell>
          <table:table-cell table:style-name="ce43" office:value-type="float" office:value="75335" calcext:value-type="float">
            <text:p>75,335</text:p>
          </table:table-cell>
          <table:table-cell table:style-name="ce59" office:value-type="float" office:value="75385" calcext:value-type="float">
            <text:p>75,3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園鄉</text:p>
          </table:table-cell>
          <table:table-cell table:style-name="ce52" office:value-type="float" office:value="29060" calcext:value-type="float">
            <text:p>29,060</text:p>
          </table:table-cell>
          <table:table-cell table:style-name="ce43" office:value-type="float" office:value="84047" calcext:value-type="float">
            <text:p>84,047</text:p>
          </table:table-cell>
          <table:table-cell table:style-name="ce43" office:value-type="float" office:value="43281" calcext:value-type="float">
            <text:p>43,281</text:p>
          </table:table-cell>
          <table:table-cell table:style-name="ce59" office:value-type="float" office:value="40766" calcext:value-type="float">
            <text:p>40,7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龜山鄉</text:p>
          </table:table-cell>
          <table:table-cell table:style-name="ce52" office:value-type="float" office:value="53924" calcext:value-type="float">
            <text:p>53,924</text:p>
          </table:table-cell>
          <table:table-cell table:style-name="ce43" office:value-type="float" office:value="141187" calcext:value-type="float">
            <text:p>141,187</text:p>
          </table:table-cell>
          <table:table-cell table:style-name="ce43" office:value-type="float" office:value="71070" calcext:value-type="float">
            <text:p>71,070</text:p>
          </table:table-cell>
          <table:table-cell table:style-name="ce59" office:value-type="float" office:value="70117" calcext:value-type="float">
            <text:p>70,1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潭鄉</text:p>
          </table:table-cell>
          <table:table-cell table:style-name="ce52" office:value-type="float" office:value="39034" calcext:value-type="float">
            <text:p>39,034</text:p>
          </table:table-cell>
          <table:table-cell table:style-name="ce43" office:value-type="float" office:value="116108" calcext:value-type="float">
            <text:p>116,108</text:p>
          </table:table-cell>
          <table:table-cell table:style-name="ce43" office:value-type="float" office:value="58706" calcext:value-type="float">
            <text:p>58,706</text:p>
          </table:table-cell>
          <table:table-cell table:style-name="ce59" office:value-type="float" office:value="57402" calcext:value-type="float">
            <text:p>57,4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屋鄉</text:p>
          </table:table-cell>
          <table:table-cell table:style-name="ce52" office:value-type="float" office:value="15477" calcext:value-type="float">
            <text:p>15,477</text:p>
          </table:table-cell>
          <table:table-cell table:style-name="ce43" office:value-type="float" office:value="48060" calcext:value-type="float">
            <text:p>48,060</text:p>
          </table:table-cell>
          <table:table-cell table:style-name="ce43" office:value-type="float" office:value="25755" calcext:value-type="float">
            <text:p>25,755</text:p>
          </table:table-cell>
          <table:table-cell table:style-name="ce59" office:value-type="float" office:value="22305" calcext:value-type="float">
            <text:p>22,3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觀音鄉</text:p>
          </table:table-cell>
          <table:table-cell table:style-name="ce52" office:value-type="float" office:value="20856" calcext:value-type="float">
            <text:p>20,856</text:p>
          </table:table-cell>
          <table:table-cell table:style-name="ce43" office:value-type="float" office:value="63432" calcext:value-type="float">
            <text:p>63,432</text:p>
          </table:table-cell>
          <table:table-cell table:style-name="ce43" office:value-type="float" office:value="33270" calcext:value-type="float">
            <text:p>33,270</text:p>
          </table:table-cell>
          <table:table-cell table:style-name="ce59" office:value-type="float" office:value="30162" calcext:value-type="float">
            <text:p>30,16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3" office:value-type="float" office:value="3714" calcext:value-type="float">
            <text:p>3,714</text:p>
          </table:table-cell>
          <table:table-cell table:style-name="ce44" office:value-type="float" office:value="10876" calcext:value-type="float">
            <text:p>10,876</text:p>
          </table:table-cell>
          <table:table-cell table:style-name="ce44" office:value-type="float" office:value="6011" calcext:value-type="float">
            <text:p>6,011</text:p>
          </table:table-cell>
          <table:table-cell table:style-name="ce60" office:value-type="float" office:value="4865" calcext:value-type="float">
            <text:p>4,86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style-name="ce77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8" office:value-type="string" calcext:value-type="string" table:number-columns-spanned="1" table:number-rows-spanned="2">
            <text:p>戶 <text:s text:c="3"/>數</text:p>
          </table:table-cell>
          <table:table-cell table:style-name="ce8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4"/>
          <table:covered-table-cell table:style-name="ce79"/>
          <table:table-cell table:style-name="ce81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77805" calcext:value-type="float">
            <text:p>177,805</text:p>
          </table:table-cell>
          <table:table-cell table:style-name="ce42" office:value-type="float" office:value="535307" calcext:value-type="float">
            <text:p>535,307</text:p>
          </table:table-cell>
          <table:table-cell table:style-name="ce42" office:value-type="float" office:value="274213" calcext:value-type="float">
            <text:p>274,213</text:p>
          </table:table-cell>
          <table:table-cell table:style-name="ce58" office:value-type="float" office:value="261094" calcext:value-type="float">
            <text:p>261,094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北市</text:p>
          </table:table-cell>
          <table:table-cell table:style-name="ce52" office:value-type="float" office:value="57196" calcext:value-type="float">
            <text:p>57,196</text:p>
          </table:table-cell>
          <table:table-cell table:style-name="ce43" office:value-type="float" office:value="162940" calcext:value-type="float">
            <text:p>162,940</text:p>
          </table:table-cell>
          <table:table-cell table:style-name="ce43" office:value-type="float" office:value="81328" calcext:value-type="float">
            <text:p>81,328</text:p>
          </table:table-cell>
          <table:table-cell table:style-name="ce59" office:value-type="float" office:value="81612" calcext:value-type="float">
            <text:p>81,612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關西鎮</text:p>
          </table:table-cell>
          <table:table-cell table:style-name="ce52" office:value-type="float" office:value="9532" calcext:value-type="float">
            <text:p>9,532</text:p>
          </table:table-cell>
          <table:table-cell table:style-name="ce82" office:value-type="float" office:value="30815" calcext:value-type="float">
            <text:p>30,815</text:p>
          </table:table-cell>
          <table:table-cell table:style-name="ce43" office:value-type="float" office:value="16414" calcext:value-type="float">
            <text:p>16,414</text:p>
          </table:table-cell>
          <table:table-cell table:style-name="ce59" office:value-type="float" office:value="14401" calcext:value-type="float">
            <text:p>14,401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埔鎮</text:p>
          </table:table-cell>
          <table:table-cell table:style-name="ce52" office:value-type="float" office:value="10639" calcext:value-type="float">
            <text:p>10,639</text:p>
          </table:table-cell>
          <table:table-cell table:style-name="ce82" office:value-type="float" office:value="34560" calcext:value-type="float">
            <text:p>34,560</text:p>
          </table:table-cell>
          <table:table-cell table:style-name="ce43" office:value-type="float" office:value="18362" calcext:value-type="float">
            <text:p>18,362</text:p>
          </table:table-cell>
          <table:table-cell table:style-name="ce59" office:value-type="float" office:value="16198" calcext:value-type="float">
            <text:p>16,198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東鎮</text:p>
          </table:table-cell>
          <table:table-cell table:style-name="ce52" office:value-type="float" office:value="32172" calcext:value-type="float">
            <text:p>32,172</text:p>
          </table:table-cell>
          <table:table-cell table:style-name="ce82" office:value-type="float" office:value="95982" calcext:value-type="float">
            <text:p>95,982</text:p>
          </table:table-cell>
          <table:table-cell table:style-name="ce43" office:value-type="float" office:value="48274" calcext:value-type="float">
            <text:p>48,274</text:p>
          </table:table-cell>
          <table:table-cell table:style-name="ce59" office:value-type="float" office:value="47708" calcext:value-type="float">
            <text:p>47,708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湖口鄉</text:p>
          </table:table-cell>
          <table:table-cell table:style-name="ce52" office:value-type="float" office:value="25087" calcext:value-type="float">
            <text:p>25,087</text:p>
          </table:table-cell>
          <table:table-cell table:style-name="ce82" office:value-type="float" office:value="77044" calcext:value-type="float">
            <text:p>77,044</text:p>
          </table:table-cell>
          <table:table-cell table:style-name="ce43" office:value-type="float" office:value="39177" calcext:value-type="float">
            <text:p>39,177</text:p>
          </table:table-cell>
          <table:table-cell table:style-name="ce59" office:value-type="float" office:value="37867" calcext:value-type="float">
            <text:p>37,867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橫山鄉</text:p>
          </table:table-cell>
          <table:table-cell table:style-name="ce52" office:value-type="float" office:value="4526" calcext:value-type="float">
            <text:p>4,526</text:p>
          </table:table-cell>
          <table:table-cell table:style-name="ce82" office:value-type="float" office:value="13886" calcext:value-type="float">
            <text:p>13,886</text:p>
          </table:table-cell>
          <table:table-cell table:style-name="ce43" office:value-type="float" office:value="7523" calcext:value-type="float">
            <text:p>7,523</text:p>
          </table:table-cell>
          <table:table-cell table:style-name="ce59" office:value-type="float" office:value="6363" calcext:value-type="float">
            <text:p>6,363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豐鄉</text:p>
          </table:table-cell>
          <table:table-cell table:style-name="ce52" office:value-type="float" office:value="17340" calcext:value-type="float">
            <text:p>17,340</text:p>
          </table:table-cell>
          <table:table-cell table:style-name="ce82" office:value-type="float" office:value="55638" calcext:value-type="float">
            <text:p>55,638</text:p>
          </table:table-cell>
          <table:table-cell table:style-name="ce43" office:value-type="float" office:value="28558" calcext:value-type="float">
            <text:p>28,558</text:p>
          </table:table-cell>
          <table:table-cell table:style-name="ce59" office:value-type="float" office:value="27080" calcext:value-type="float">
            <text:p>27,080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芎林鄉</text:p>
          </table:table-cell>
          <table:table-cell table:style-name="ce52" office:value-type="float" office:value="6437" calcext:value-type="float">
            <text:p>6,437</text:p>
          </table:table-cell>
          <table:table-cell table:style-name="ce82" office:value-type="float" office:value="20314" calcext:value-type="float">
            <text:p>20,314</text:p>
          </table:table-cell>
          <table:table-cell table:style-name="ce43" office:value-type="float" office:value="10746" calcext:value-type="float">
            <text:p>10,746</text:p>
          </table:table-cell>
          <table:table-cell table:style-name="ce59" office:value-type="float" office:value="9568" calcext:value-type="float">
            <text:p>9,568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寶山鄉</text:p>
          </table:table-cell>
          <table:table-cell table:style-name="ce52" office:value-type="float" office:value="5088" calcext:value-type="float">
            <text:p>5,088</text:p>
          </table:table-cell>
          <table:table-cell table:style-name="ce82" office:value-type="float" office:value="14361" calcext:value-type="float">
            <text:p>14,361</text:p>
          </table:table-cell>
          <table:table-cell table:style-name="ce43" office:value-type="float" office:value="7744" calcext:value-type="float">
            <text:p>7,744</text:p>
          </table:table-cell>
          <table:table-cell table:style-name="ce59" office:value-type="float" office:value="6617" calcext:value-type="float">
            <text:p>6,617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北埔鄉</text:p>
          </table:table-cell>
          <table:table-cell table:style-name="ce52" office:value-type="float" office:value="3142" calcext:value-type="float">
            <text:p>3,142</text:p>
          </table:table-cell>
          <table:table-cell table:style-name="ce82" office:value-type="float" office:value="9811" calcext:value-type="float">
            <text:p>9,811</text:p>
          </table:table-cell>
          <table:table-cell table:style-name="ce43" office:value-type="float" office:value="5284" calcext:value-type="float">
            <text:p>5,284</text:p>
          </table:table-cell>
          <table:table-cell table:style-name="ce59" office:value-type="float" office:value="4527" calcext:value-type="float">
            <text:p>4,527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峨眉鄉</text:p>
          </table:table-cell>
          <table:table-cell table:style-name="ce52" office:value-type="float" office:value="2074" calcext:value-type="float">
            <text:p>2,074</text:p>
          </table:table-cell>
          <table:table-cell table:style-name="ce82" office:value-type="float" office:value="5790" calcext:value-type="float">
            <text:p>5,790</text:p>
          </table:table-cell>
          <table:table-cell table:style-name="ce43" office:value-type="float" office:value="3203" calcext:value-type="float">
            <text:p>3,203</text:p>
          </table:table-cell>
          <table:table-cell table:style-name="ce59" office:value-type="float" office:value="2587" calcext:value-type="float">
            <text:p>2,587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※尖石鄉</text:p>
          </table:table-cell>
          <table:table-cell table:style-name="ce52" office:value-type="float" office:value="2819" calcext:value-type="float">
            <text:p>2,819</text:p>
          </table:table-cell>
          <table:table-cell table:style-name="ce82" office:value-type="float" office:value="9417" calcext:value-type="float">
            <text:p>9,417</text:p>
          </table:table-cell>
          <table:table-cell table:style-name="ce43" office:value-type="float" office:value="5013" calcext:value-type="float">
            <text:p>5,013</text:p>
          </table:table-cell>
          <table:table-cell table:style-name="ce59" office:value-type="float" office:value="4404" calcext:value-type="float">
            <text:p>4,40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五峰鄉</text:p>
          </table:table-cell>
          <table:table-cell table:style-name="ce53" office:value-type="float" office:value="1753" calcext:value-type="float">
            <text:p>1,753</text:p>
          </table:table-cell>
          <table:table-cell table:style-name="ce83" office:value-type="float" office:value="4749" calcext:value-type="float">
            <text:p>4,749</text:p>
          </table:table-cell>
          <table:table-cell table:style-name="ce44" office:value-type="float" office:value="2587" calcext:value-type="float">
            <text:p>2,587</text:p>
          </table:table-cell>
          <table:table-cell table:style-name="ce60" office:value-type="float" office:value="2162" calcext:value-type="float">
            <text:p>2,16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2474" calcext:value-type="float">
            <text:p>182,474</text:p>
          </table:table-cell>
          <table:table-cell table:style-name="ce42" office:value-type="float" office:value="566818" calcext:value-type="float">
            <text:p>566,818</text:p>
          </table:table-cell>
          <table:table-cell table:style-name="ce42" office:value-type="float" office:value="292207" calcext:value-type="float">
            <text:p>292,207</text:p>
          </table:table-cell>
          <table:table-cell table:style-name="ce58" office:value-type="float" office:value="274611" calcext:value-type="float">
            <text:p>274,6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467" calcext:value-type="float">
            <text:p>30,467</text:p>
          </table:table-cell>
          <table:table-cell table:style-name="ce43" office:value-type="float" office:value="91021" calcext:value-type="float">
            <text:p>91,021</text:p>
          </table:table-cell>
          <table:table-cell table:style-name="ce43" office:value-type="float" office:value="45541" calcext:value-type="float">
            <text:p>45,541</text:p>
          </table:table-cell>
          <table:table-cell table:style-name="ce59" office:value-type="float" office:value="45480" calcext:value-type="float">
            <text:p>45,4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345" calcext:value-type="float">
            <text:p>14,345</text:p>
          </table:table-cell>
          <table:table-cell table:style-name="ce43" office:value-type="float" office:value="48594" calcext:value-type="float">
            <text:p>48,594</text:p>
          </table:table-cell>
          <table:table-cell table:style-name="ce43" office:value-type="float" office:value="25156" calcext:value-type="float">
            <text:p>25,156</text:p>
          </table:table-cell>
          <table:table-cell table:style-name="ce59" office:value-type="float" office:value="23438" calcext:value-type="float">
            <text:p>23,4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46" calcext:value-type="float">
            <text:p>11,546</text:p>
          </table:table-cell>
          <table:table-cell table:style-name="ce43" office:value-type="float" office:value="37013" calcext:value-type="float">
            <text:p>37,013</text:p>
          </table:table-cell>
          <table:table-cell table:style-name="ce43" office:value-type="float" office:value="19521" calcext:value-type="float">
            <text:p>19,521</text:p>
          </table:table-cell>
          <table:table-cell table:style-name="ce59" office:value-type="float" office:value="17492" calcext:value-type="float">
            <text:p>17,4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020" calcext:value-type="float">
            <text:p>27,020</text:p>
          </table:table-cell>
          <table:table-cell table:style-name="ce43" office:value-type="float" office:value="83294" calcext:value-type="float">
            <text:p>83,294</text:p>
          </table:table-cell>
          <table:table-cell table:style-name="ce43" office:value-type="float" office:value="42122" calcext:value-type="float">
            <text:p>42,122</text:p>
          </table:table-cell>
          <table:table-cell table:style-name="ce59" office:value-type="float" office:value="41172" calcext:value-type="float">
            <text:p>41,1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2809" calcext:value-type="float">
            <text:p>32,809</text:p>
          </table:table-cell>
          <table:table-cell table:style-name="ce43" office:value-type="float" office:value="102115" calcext:value-type="float">
            <text:p>102,115</text:p>
          </table:table-cell>
          <table:table-cell table:style-name="ce43" office:value-type="float" office:value="51602" calcext:value-type="float">
            <text:p>51,602</text:p>
          </table:table-cell>
          <table:table-cell table:style-name="ce59" office:value-type="float" office:value="50513" calcext:value-type="float">
            <text:p>50,5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909" calcext:value-type="float">
            <text:p>11,909</text:p>
          </table:table-cell>
          <table:table-cell table:style-name="ce43" office:value-type="float" office:value="38557" calcext:value-type="float">
            <text:p>38,557</text:p>
          </table:table-cell>
          <table:table-cell table:style-name="ce43" office:value-type="float" office:value="20271" calcext:value-type="float">
            <text:p>20,271</text:p>
          </table:table-cell>
          <table:table-cell table:style-name="ce59" office:value-type="float" office:value="18286" calcext:value-type="float">
            <text:p>18,2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59" calcext:value-type="float">
            <text:p>6,159</text:p>
          </table:table-cell>
          <table:table-cell table:style-name="ce43" office:value-type="float" office:value="18371" calcext:value-type="float">
            <text:p>18,371</text:p>
          </table:table-cell>
          <table:table-cell table:style-name="ce43" office:value-type="float" office:value="9616" calcext:value-type="float">
            <text:p>9,616</text:p>
          </table:table-cell>
          <table:table-cell table:style-name="ce59" office:value-type="float" office:value="8755" calcext:value-type="float">
            <text:p>8,7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39" calcext:value-type="float">
            <text:p>5,439</text:p>
          </table:table-cell>
          <table:table-cell table:style-name="ce43" office:value-type="float" office:value="15575" calcext:value-type="float">
            <text:p>15,575</text:p>
          </table:table-cell>
          <table:table-cell table:style-name="ce43" office:value-type="float" office:value="8259" calcext:value-type="float">
            <text:p>8,259</text:p>
          </table:table-cell>
          <table:table-cell table:style-name="ce59" office:value-type="float" office:value="7316" calcext:value-type="float">
            <text:p>7,3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588" calcext:value-type="float">
            <text:p>10,588</text:p>
          </table:table-cell>
          <table:table-cell table:style-name="ce43" office:value-type="float" office:value="34786" calcext:value-type="float">
            <text:p>34,786</text:p>
          </table:table-cell>
          <table:table-cell table:style-name="ce43" office:value-type="float" office:value="18046" calcext:value-type="float">
            <text:p>18,046</text:p>
          </table:table-cell>
          <table:table-cell table:style-name="ce59" office:value-type="float" office:value="16740" calcext:value-type="float">
            <text:p>16,7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19" calcext:value-type="float">
            <text:p>6,119</text:p>
          </table:table-cell>
          <table:table-cell table:style-name="ce43" office:value-type="float" office:value="18968" calcext:value-type="float">
            <text:p>18,968</text:p>
          </table:table-cell>
          <table:table-cell table:style-name="ce43" office:value-type="float" office:value="10068" calcext:value-type="float">
            <text:p>10,068</text:p>
          </table:table-cell>
          <table:table-cell table:style-name="ce59" office:value-type="float" office:value="8900" calcext:value-type="float">
            <text:p>8,9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77" calcext:value-type="float">
            <text:p>3,977</text:p>
          </table:table-cell>
          <table:table-cell table:style-name="ce43" office:value-type="float" office:value="10670" calcext:value-type="float">
            <text:p>10,670</text:p>
          </table:table-cell>
          <table:table-cell table:style-name="ce43" office:value-type="float" office:value="5855" calcext:value-type="float">
            <text:p>5,855</text:p>
          </table:table-cell>
          <table:table-cell table:style-name="ce59" office:value-type="float" office:value="4815" calcext:value-type="float">
            <text:p>4,8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38" calcext:value-type="float">
            <text:p>3,638</text:p>
          </table:table-cell>
          <table:table-cell table:style-name="ce43" office:value-type="float" office:value="11358" calcext:value-type="float">
            <text:p>11,358</text:p>
          </table:table-cell>
          <table:table-cell table:style-name="ce43" office:value-type="float" office:value="5958" calcext:value-type="float">
            <text:p>5,958</text:p>
          </table:table-cell>
          <table:table-cell table:style-name="ce59" office:value-type="float" office:value="5400" calcext:value-type="float">
            <text:p>5,4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75" calcext:value-type="float">
            <text:p>5,475</text:p>
          </table:table-cell>
          <table:table-cell table:style-name="ce43" office:value-type="float" office:value="17314" calcext:value-type="float">
            <text:p>17,314</text:p>
          </table:table-cell>
          <table:table-cell table:style-name="ce43" office:value-type="float" office:value="9064" calcext:value-type="float">
            <text:p>9,064</text:p>
          </table:table-cell>
          <table:table-cell table:style-name="ce59" office:value-type="float" office:value="8250" calcext:value-type="float">
            <text:p>8,2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701" calcext:value-type="float">
            <text:p>2,701</text:p>
          </table:table-cell>
          <table:table-cell table:style-name="ce43" office:value-type="float" office:value="7604" calcext:value-type="float">
            <text:p>7,604</text:p>
          </table:table-cell>
          <table:table-cell table:style-name="ce43" office:value-type="float" office:value="4223" calcext:value-type="float">
            <text:p>4,223</text:p>
          </table:table-cell>
          <table:table-cell table:style-name="ce59" office:value-type="float" office:value="3381" calcext:value-type="float">
            <text:p>3,3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36" calcext:value-type="float">
            <text:p>4,136</text:p>
          </table:table-cell>
          <table:table-cell table:style-name="ce43" office:value-type="float" office:value="13478" calcext:value-type="float">
            <text:p>13,478</text:p>
          </table:table-cell>
          <table:table-cell table:style-name="ce43" office:value-type="float" office:value="7069" calcext:value-type="float">
            <text:p>7,069</text:p>
          </table:table-cell>
          <table:table-cell table:style-name="ce59" office:value-type="float" office:value="6409" calcext:value-type="float">
            <text:p>6,4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36" calcext:value-type="float">
            <text:p>2,436</text:p>
          </table:table-cell>
          <table:table-cell table:style-name="ce43" office:value-type="float" office:value="7177" calcext:value-type="float">
            <text:p>7,177</text:p>
          </table:table-cell>
          <table:table-cell table:style-name="ce43" office:value-type="float" office:value="3905" calcext:value-type="float">
            <text:p>3,905</text:p>
          </table:table-cell>
          <table:table-cell table:style-name="ce59" office:value-type="float" office:value="3272" calcext:value-type="float">
            <text:p>3,2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9" calcext:value-type="float">
            <text:p>1,739</text:p>
          </table:table-cell>
          <table:table-cell table:style-name="ce43" office:value-type="float" office:value="4757" calcext:value-type="float">
            <text:p>4,757</text:p>
          </table:table-cell>
          <table:table-cell table:style-name="ce43" office:value-type="float" office:value="2646" calcext:value-type="float">
            <text:p>2,646</text:p>
          </table:table-cell>
          <table:table-cell table:style-name="ce59" office:value-type="float" office:value="2111" calcext:value-type="float">
            <text:p>2,11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71" calcext:value-type="float">
            <text:p>1,971</text:p>
          </table:table-cell>
          <table:table-cell table:style-name="ce44" office:value-type="float" office:value="6166" calcext:value-type="float">
            <text:p>6,166</text:p>
          </table:table-cell>
          <table:table-cell table:style-name="ce44" office:value-type="float" office:value="3285" calcext:value-type="float">
            <text:p>3,285</text:p>
          </table:table-cell>
          <table:table-cell table:style-name="ce60" office:value-type="float" office:value="2881" calcext:value-type="float">
            <text:p>2,881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7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77944" calcext:value-type="float">
            <text:p>377,944</text:p>
          </table:table-cell>
          <table:table-cell table:style-name="ce42" office:value-type="float" office:value="1292599" calcext:value-type="float">
            <text:p>1,292,599</text:p>
          </table:table-cell>
          <table:table-cell table:style-name="ce42" office:value-type="float" office:value="661389" calcext:value-type="float">
            <text:p>661,389</text:p>
          </table:table-cell>
          <table:table-cell table:style-name="ce58" office:value-type="float" office:value="631210" calcext:value-type="float">
            <text:p>631,2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4770" calcext:value-type="float">
            <text:p>74,770</text:p>
          </table:table-cell>
          <table:table-cell table:style-name="ce43" office:value-type="float" office:value="235255" calcext:value-type="float">
            <text:p>235,255</text:p>
          </table:table-cell>
          <table:table-cell table:style-name="ce43" office:value-type="float" office:value="116686" calcext:value-type="float">
            <text:p>116,686</text:p>
          </table:table-cell>
          <table:table-cell table:style-name="ce59" office:value-type="float" office:value="118569" calcext:value-type="float">
            <text:p>118,5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572" calcext:value-type="float">
            <text:p>23,572</text:p>
          </table:table-cell>
          <table:table-cell table:style-name="ce43" office:value-type="float" office:value="86032" calcext:value-type="float">
            <text:p>86,032</text:p>
          </table:table-cell>
          <table:table-cell table:style-name="ce43" office:value-type="float" office:value="43890" calcext:value-type="float">
            <text:p>43,890</text:p>
          </table:table-cell>
          <table:table-cell table:style-name="ce59" office:value-type="float" office:value="42142" calcext:value-type="float">
            <text:p>42,1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5836" calcext:value-type="float">
            <text:p>25,836</text:p>
          </table:table-cell>
          <table:table-cell table:style-name="ce43" office:value-type="float" office:value="90673" calcext:value-type="float">
            <text:p>90,673</text:p>
          </table:table-cell>
          <table:table-cell table:style-name="ce43" office:value-type="float" office:value="46353" calcext:value-type="float">
            <text:p>46,353</text:p>
          </table:table-cell>
          <table:table-cell table:style-name="ce59" office:value-type="float" office:value="44320" calcext:value-type="float">
            <text:p>44,3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353" calcext:value-type="float">
            <text:p>10,353</text:p>
          </table:table-cell>
          <table:table-cell table:style-name="ce43" office:value-type="float" office:value="33146" calcext:value-type="float">
            <text:p>33,146</text:p>
          </table:table-cell>
          <table:table-cell table:style-name="ce43" office:value-type="float" office:value="16730" calcext:value-type="float">
            <text:p>16,730</text:p>
          </table:table-cell>
          <table:table-cell table:style-name="ce59" office:value-type="float" office:value="16416" calcext:value-type="float">
            <text:p>16,4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287" calcext:value-type="float">
            <text:p>38,287</text:p>
          </table:table-cell>
          <table:table-cell table:style-name="ce43" office:value-type="float" office:value="124838" calcext:value-type="float">
            <text:p>124,838</text:p>
          </table:table-cell>
          <table:table-cell table:style-name="ce43" office:value-type="float" office:value="62487" calcext:value-type="float">
            <text:p>62,487</text:p>
          </table:table-cell>
          <table:table-cell table:style-name="ce59" office:value-type="float" office:value="62351" calcext:value-type="float">
            <text:p>62,3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5919" calcext:value-type="float">
            <text:p>15,919</text:p>
          </table:table-cell>
          <table:table-cell table:style-name="ce43" office:value-type="float" office:value="55725" calcext:value-type="float">
            <text:p>55,725</text:p>
          </table:table-cell>
          <table:table-cell table:style-name="ce43" office:value-type="float" office:value="28391" calcext:value-type="float">
            <text:p>28,391</text:p>
          </table:table-cell>
          <table:table-cell table:style-name="ce59" office:value-type="float" office:value="27334" calcext:value-type="float">
            <text:p>27,3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888" calcext:value-type="float">
            <text:p>12,888</text:p>
          </table:table-cell>
          <table:table-cell table:style-name="ce43" office:value-type="float" office:value="42852" calcext:value-type="float">
            <text:p>42,852</text:p>
          </table:table-cell>
          <table:table-cell table:style-name="ce43" office:value-type="float" office:value="22161" calcext:value-type="float">
            <text:p>22,161</text:p>
          </table:table-cell>
          <table:table-cell table:style-name="ce59" office:value-type="float" office:value="20691" calcext:value-type="float">
            <text:p>20,6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785" calcext:value-type="float">
            <text:p>14,785</text:p>
          </table:table-cell>
          <table:table-cell table:style-name="ce43" office:value-type="float" office:value="52511" calcext:value-type="float">
            <text:p>52,511</text:p>
          </table:table-cell>
          <table:table-cell table:style-name="ce43" office:value-type="float" office:value="27086" calcext:value-type="float">
            <text:p>27,086</text:p>
          </table:table-cell>
          <table:table-cell table:style-name="ce59" office:value-type="float" office:value="25425" calcext:value-type="float">
            <text:p>25,4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290" calcext:value-type="float">
            <text:p>4,290</text:p>
          </table:table-cell>
          <table:table-cell table:style-name="ce43" office:value-type="float" office:value="17135" calcext:value-type="float">
            <text:p>17,135</text:p>
          </table:table-cell>
          <table:table-cell table:style-name="ce43" office:value-type="float" office:value="8876" calcext:value-type="float">
            <text:p>8,876</text:p>
          </table:table-cell>
          <table:table-cell table:style-name="ce59" office:value-type="float" office:value="8259" calcext:value-type="float">
            <text:p>8,2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441" calcext:value-type="float">
            <text:p>9,441</text:p>
          </table:table-cell>
          <table:table-cell table:style-name="ce43" office:value-type="float" office:value="36155" calcext:value-type="float">
            <text:p>36,155</text:p>
          </table:table-cell>
          <table:table-cell table:style-name="ce43" office:value-type="float" office:value="18520" calcext:value-type="float">
            <text:p>18,520</text:p>
          </table:table-cell>
          <table:table-cell table:style-name="ce59" office:value-type="float" office:value="17635" calcext:value-type="float">
            <text:p>17,6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471" calcext:value-type="float">
            <text:p>12,471</text:p>
          </table:table-cell>
          <table:table-cell table:style-name="ce43" office:value-type="float" office:value="47816" calcext:value-type="float">
            <text:p>47,816</text:p>
          </table:table-cell>
          <table:table-cell table:style-name="ce43" office:value-type="float" office:value="24938" calcext:value-type="float">
            <text:p>24,938</text:p>
          </table:table-cell>
          <table:table-cell table:style-name="ce59" office:value-type="float" office:value="22878" calcext:value-type="float">
            <text:p>22,8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315" calcext:value-type="float">
            <text:p>10,315</text:p>
          </table:table-cell>
          <table:table-cell table:style-name="ce43" office:value-type="float" office:value="39285" calcext:value-type="float">
            <text:p>39,285</text:p>
          </table:table-cell>
          <table:table-cell table:style-name="ce43" office:value-type="float" office:value="20308" calcext:value-type="float">
            <text:p>20,308</text:p>
          </table:table-cell>
          <table:table-cell table:style-name="ce59" office:value-type="float" office:value="18977" calcext:value-type="float">
            <text:p>18,9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618" calcext:value-type="float">
            <text:p>13,618</text:p>
          </table:table-cell>
          <table:table-cell table:style-name="ce43" office:value-type="float" office:value="45913" calcext:value-type="float">
            <text:p>45,913</text:p>
          </table:table-cell>
          <table:table-cell table:style-name="ce43" office:value-type="float" office:value="23623" calcext:value-type="float">
            <text:p>23,623</text:p>
          </table:table-cell>
          <table:table-cell table:style-name="ce59" office:value-type="float" office:value="22290" calcext:value-type="float">
            <text:p>22,2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79" calcext:value-type="float">
            <text:p>6,879</text:p>
          </table:table-cell>
          <table:table-cell table:style-name="ce43" office:value-type="float" office:value="24196" calcext:value-type="float">
            <text:p>24,196</text:p>
          </table:table-cell>
          <table:table-cell table:style-name="ce43" office:value-type="float" office:value="12734" calcext:value-type="float">
            <text:p>12,734</text:p>
          </table:table-cell>
          <table:table-cell table:style-name="ce59" office:value-type="float" office:value="11462" calcext:value-type="float">
            <text:p>11,4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714" calcext:value-type="float">
            <text:p>10,714</text:p>
          </table:table-cell>
          <table:table-cell table:style-name="ce43" office:value-type="float" office:value="36419" calcext:value-type="float">
            <text:p>36,419</text:p>
          </table:table-cell>
          <table:table-cell table:style-name="ce43" office:value-type="float" office:value="18902" calcext:value-type="float">
            <text:p>18,902</text:p>
          </table:table-cell>
          <table:table-cell table:style-name="ce59" office:value-type="float" office:value="17517" calcext:value-type="float">
            <text:p>17,5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73" calcext:value-type="float">
            <text:p>8,973</text:p>
          </table:table-cell>
          <table:table-cell table:style-name="ce43" office:value-type="float" office:value="33262" calcext:value-type="float">
            <text:p>33,262</text:p>
          </table:table-cell>
          <table:table-cell table:style-name="ce43" office:value-type="float" office:value="17464" calcext:value-type="float">
            <text:p>17,464</text:p>
          </table:table-cell>
          <table:table-cell table:style-name="ce59" office:value-type="float" office:value="15798" calcext:value-type="float">
            <text:p>15,7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38" calcext:value-type="float">
            <text:p>10,338</text:p>
          </table:table-cell>
          <table:table-cell table:style-name="ce43" office:value-type="float" office:value="34933" calcext:value-type="float">
            <text:p>34,933</text:p>
          </table:table-cell>
          <table:table-cell table:style-name="ce43" office:value-type="float" office:value="18023" calcext:value-type="float">
            <text:p>18,023</text:p>
          </table:table-cell>
          <table:table-cell table:style-name="ce59" office:value-type="float" office:value="16910" calcext:value-type="float">
            <text:p>16,9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791" calcext:value-type="float">
            <text:p>10,791</text:p>
          </table:table-cell>
          <table:table-cell table:style-name="ce43" office:value-type="float" office:value="38365" calcext:value-type="float">
            <text:p>38,365</text:p>
          </table:table-cell>
          <table:table-cell table:style-name="ce43" office:value-type="float" office:value="19948" calcext:value-type="float">
            <text:p>19,948</text:p>
          </table:table-cell>
          <table:table-cell table:style-name="ce59" office:value-type="float" office:value="18417" calcext:value-type="float">
            <text:p>18,4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664" calcext:value-type="float">
            <text:p>12,664</text:p>
          </table:table-cell>
          <table:table-cell table:style-name="ce43" office:value-type="float" office:value="43715" calcext:value-type="float">
            <text:p>43,715</text:p>
          </table:table-cell>
          <table:table-cell table:style-name="ce43" office:value-type="float" office:value="22497" calcext:value-type="float">
            <text:p>22,497</text:p>
          </table:table-cell>
          <table:table-cell table:style-name="ce59" office:value-type="float" office:value="21218" calcext:value-type="float">
            <text:p>21,2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55" calcext:value-type="float">
            <text:p>5,355</text:p>
          </table:table-cell>
          <table:table-cell table:style-name="ce43" office:value-type="float" office:value="15880" calcext:value-type="float">
            <text:p>15,880</text:p>
          </table:table-cell>
          <table:table-cell table:style-name="ce43" office:value-type="float" office:value="8341" calcext:value-type="float">
            <text:p>8,341</text:p>
          </table:table-cell>
          <table:table-cell table:style-name="ce59" office:value-type="float" office:value="7539" calcext:value-type="float">
            <text:p>7,5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41" calcext:value-type="float">
            <text:p>7,841</text:p>
          </table:table-cell>
          <table:table-cell table:style-name="ce43" office:value-type="float" office:value="27862" calcext:value-type="float">
            <text:p>27,862</text:p>
          </table:table-cell>
          <table:table-cell table:style-name="ce43" office:value-type="float" office:value="14481" calcext:value-type="float">
            <text:p>14,481</text:p>
          </table:table-cell>
          <table:table-cell table:style-name="ce59" office:value-type="float" office:value="13381" calcext:value-type="float">
            <text:p>13,3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877" calcext:value-type="float">
            <text:p>8,877</text:p>
          </table:table-cell>
          <table:table-cell table:style-name="ce43" office:value-type="float" office:value="31080" calcext:value-type="float">
            <text:p>31,080</text:p>
          </table:table-cell>
          <table:table-cell table:style-name="ce43" office:value-type="float" office:value="16180" calcext:value-type="float">
            <text:p>16,180</text:p>
          </table:table-cell>
          <table:table-cell table:style-name="ce59" office:value-type="float" office:value="14900" calcext:value-type="float">
            <text:p>14,9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05" calcext:value-type="float">
            <text:p>10,105</text:p>
          </table:table-cell>
          <table:table-cell table:style-name="ce43" office:value-type="float" office:value="34866" calcext:value-type="float">
            <text:p>34,866</text:p>
          </table:table-cell>
          <table:table-cell table:style-name="ce43" office:value-type="float" office:value="18473" calcext:value-type="float">
            <text:p>18,473</text:p>
          </table:table-cell>
          <table:table-cell table:style-name="ce59" office:value-type="float" office:value="16393" calcext:value-type="float">
            <text:p>16,3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47" calcext:value-type="float">
            <text:p>5,347</text:p>
          </table:table-cell>
          <table:table-cell table:style-name="ce43" office:value-type="float" office:value="17903" calcext:value-type="float">
            <text:p>17,903</text:p>
          </table:table-cell>
          <table:table-cell table:style-name="ce43" office:value-type="float" office:value="9712" calcext:value-type="float">
            <text:p>9,712</text:p>
          </table:table-cell>
          <table:table-cell table:style-name="ce59" office:value-type="float" office:value="8191" calcext:value-type="float">
            <text:p>8,1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35" calcext:value-type="float">
            <text:p>4,635</text:p>
          </table:table-cell>
          <table:table-cell table:style-name="ce43" office:value-type="float" office:value="15962" calcext:value-type="float">
            <text:p>15,962</text:p>
          </table:table-cell>
          <table:table-cell table:style-name="ce43" office:value-type="float" office:value="8413" calcext:value-type="float">
            <text:p>8,413</text:p>
          </table:table-cell>
          <table:table-cell table:style-name="ce59" office:value-type="float" office:value="7549" calcext:value-type="float">
            <text:p>7,54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880" calcext:value-type="float">
            <text:p>8,880</text:p>
          </table:table-cell>
          <table:table-cell table:style-name="ce44" office:value-type="float" office:value="30820" calcext:value-type="float">
            <text:p>30,820</text:p>
          </table:table-cell>
          <table:table-cell table:style-name="ce44" office:value-type="float" office:value="16172" calcext:value-type="float">
            <text:p>16,172</text:p>
          </table:table-cell>
          <table:table-cell table:style-name="ce60" office:value-type="float" office:value="14648" calcext:value-type="float">
            <text:p>14,648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021" calcext:value-type="float">
            <text:p>176,021</text:p>
          </table:table-cell>
          <table:table-cell table:style-name="ce42" office:value-type="float" office:value="515345" calcext:value-type="float">
            <text:p>515,345</text:p>
          </table:table-cell>
          <table:table-cell table:style-name="ce42" office:value-type="float" office:value="264414" calcext:value-type="float">
            <text:p>264,414</text:p>
          </table:table-cell>
          <table:table-cell table:style-name="ce58" office:value-type="float" office:value="250931" calcext:value-type="float">
            <text:p>250,9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263" calcext:value-type="float">
            <text:p>34,263</text:p>
          </table:table-cell>
          <table:table-cell table:style-name="ce43" office:value-type="float" office:value="102495" calcext:value-type="float">
            <text:p>102,495</text:p>
          </table:table-cell>
          <table:table-cell table:style-name="ce43" office:value-type="float" office:value="51419" calcext:value-type="float">
            <text:p>51,419</text:p>
          </table:table-cell>
          <table:table-cell table:style-name="ce59" office:value-type="float" office:value="51076" calcext:value-type="float">
            <text:p>51,0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882" calcext:value-type="float">
            <text:p>28,882</text:p>
          </table:table-cell>
          <table:table-cell table:style-name="ce43" office:value-type="float" office:value="83363" calcext:value-type="float">
            <text:p>83,363</text:p>
          </table:table-cell>
          <table:table-cell table:style-name="ce43" office:value-type="float" office:value="41874" calcext:value-type="float">
            <text:p>41,874</text:p>
          </table:table-cell>
          <table:table-cell table:style-name="ce59" office:value-type="float" office:value="41489" calcext:value-type="float">
            <text:p>41,4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484" calcext:value-type="float">
            <text:p>32,484</text:p>
          </table:table-cell>
          <table:table-cell table:style-name="ce43" office:value-type="float" office:value="99226" calcext:value-type="float">
            <text:p>99,226</text:p>
          </table:table-cell>
          <table:table-cell table:style-name="ce43" office:value-type="float" office:value="50107" calcext:value-type="float">
            <text:p>50,107</text:p>
          </table:table-cell>
          <table:table-cell table:style-name="ce59" office:value-type="float" office:value="49119" calcext:value-type="float">
            <text:p>49,1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25" calcext:value-type="float">
            <text:p>19,925</text:p>
          </table:table-cell>
          <table:table-cell table:style-name="ce43" office:value-type="float" office:value="56870" calcext:value-type="float">
            <text:p>56,870</text:p>
          </table:table-cell>
          <table:table-cell table:style-name="ce43" office:value-type="float" office:value="29206" calcext:value-type="float">
            <text:p>29,206</text:p>
          </table:table-cell>
          <table:table-cell table:style-name="ce59" office:value-type="float" office:value="27664" calcext:value-type="float">
            <text:p>27,6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82" calcext:value-type="float">
            <text:p>4,382</text:p>
          </table:table-cell>
          <table:table-cell table:style-name="ce43" office:value-type="float" office:value="11456" calcext:value-type="float">
            <text:p>11,456</text:p>
          </table:table-cell>
          <table:table-cell table:style-name="ce43" office:value-type="float" office:value="6002" calcext:value-type="float">
            <text:p>6,002</text:p>
          </table:table-cell>
          <table:table-cell table:style-name="ce59" office:value-type="float" office:value="5454" calcext:value-type="float">
            <text:p>5,4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24" calcext:value-type="float">
            <text:p>12,524</text:p>
          </table:table-cell>
          <table:table-cell table:style-name="ce43" office:value-type="float" office:value="40017" calcext:value-type="float">
            <text:p>40,017</text:p>
          </table:table-cell>
          <table:table-cell table:style-name="ce43" office:value-type="float" office:value="21037" calcext:value-type="float">
            <text:p>21,037</text:p>
          </table:table-cell>
          <table:table-cell table:style-name="ce59" office:value-type="float" office:value="18980" calcext:value-type="float">
            <text:p>18,9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432" calcext:value-type="float">
            <text:p>7,432</text:p>
          </table:table-cell>
          <table:table-cell table:style-name="ce43" office:value-type="float" office:value="18533" calcext:value-type="float">
            <text:p>18,533</text:p>
          </table:table-cell>
          <table:table-cell table:style-name="ce43" office:value-type="float" office:value="9836" calcext:value-type="float">
            <text:p>9,836</text:p>
          </table:table-cell>
          <table:table-cell table:style-name="ce59" office:value-type="float" office:value="8697" calcext:value-type="float">
            <text:p>8,6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47" calcext:value-type="float">
            <text:p>5,647</text:p>
          </table:table-cell>
          <table:table-cell table:style-name="ce43" office:value-type="float" office:value="15608" calcext:value-type="float">
            <text:p>15,608</text:p>
          </table:table-cell>
          <table:table-cell table:style-name="ce43" office:value-type="float" office:value="8483" calcext:value-type="float">
            <text:p>8,483</text:p>
          </table:table-cell>
          <table:table-cell table:style-name="ce59" office:value-type="float" office:value="7125" calcext:value-type="float">
            <text:p>7,1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46" calcext:value-type="float">
            <text:p>5,746</text:p>
          </table:table-cell>
          <table:table-cell table:style-name="ce43" office:value-type="float" office:value="16536" calcext:value-type="float">
            <text:p>16,536</text:p>
          </table:table-cell>
          <table:table-cell table:style-name="ce43" office:value-type="float" office:value="8664" calcext:value-type="float">
            <text:p>8,664</text:p>
          </table:table-cell>
          <table:table-cell table:style-name="ce59" office:value-type="float" office:value="7872" calcext:value-type="float">
            <text:p>7,8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307" calcext:value-type="float">
            <text:p>7,307</text:p>
          </table:table-cell>
          <table:table-cell table:style-name="ce43" office:value-type="float" office:value="19832" calcext:value-type="float">
            <text:p>19,832</text:p>
          </table:table-cell>
          <table:table-cell table:style-name="ce43" office:value-type="float" office:value="10733" calcext:value-type="float">
            <text:p>10,733</text:p>
          </table:table-cell>
          <table:table-cell table:style-name="ce59" office:value-type="float" office:value="9099" calcext:value-type="float">
            <text:p>9,0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251" calcext:value-type="float">
            <text:p>7,251</text:p>
          </table:table-cell>
          <table:table-cell table:style-name="ce43" office:value-type="float" office:value="18790" calcext:value-type="float">
            <text:p>18,790</text:p>
          </table:table-cell>
          <table:table-cell table:style-name="ce43" office:value-type="float" office:value="9860" calcext:value-type="float">
            <text:p>9,860</text:p>
          </table:table-cell>
          <table:table-cell table:style-name="ce59" office:value-type="float" office:value="8930" calcext:value-type="float">
            <text:p>8,9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4" calcext:value-type="float">
            <text:p>5,244</text:p>
          </table:table-cell>
          <table:table-cell table:style-name="ce43" office:value-type="float" office:value="16817" calcext:value-type="float">
            <text:p>16,817</text:p>
          </table:table-cell>
          <table:table-cell table:style-name="ce43" office:value-type="float" office:value="9038" calcext:value-type="float">
            <text:p>9,038</text:p>
          </table:table-cell>
          <table:table-cell table:style-name="ce59" office:value-type="float" office:value="7779" calcext:value-type="float">
            <text:p>7,77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4" calcext:value-type="float">
            <text:p>4,934</text:p>
          </table:table-cell>
          <table:table-cell table:style-name="ce44" office:value-type="float" office:value="15802" calcext:value-type="float">
            <text:p>15,802</text:p>
          </table:table-cell>
          <table:table-cell table:style-name="ce44" office:value-type="float" office:value="8155" calcext:value-type="float">
            <text:p>8,155</text:p>
          </table:table-cell>
          <table:table-cell table:style-name="ce60" office:value-type="float" office:value="7647" calcext:value-type="float">
            <text:p>7,64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7544" calcext:value-type="float">
            <text:p>237,544</text:p>
          </table:table-cell>
          <table:table-cell table:style-name="ce42" office:value-type="float" office:value="706941" calcext:value-type="float">
            <text:p>706,941</text:p>
          </table:table-cell>
          <table:table-cell table:style-name="ce42" office:value-type="float" office:value="367813" calcext:value-type="float">
            <text:p>367,813</text:p>
          </table:table-cell>
          <table:table-cell table:style-name="ce58" office:value-type="float" office:value="339128" calcext:value-type="float">
            <text:p>339,1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6903" calcext:value-type="float">
            <text:p>36,903</text:p>
          </table:table-cell>
          <table:table-cell table:style-name="ce43" office:value-type="float" office:value="107989" calcext:value-type="float">
            <text:p>107,989</text:p>
          </table:table-cell>
          <table:table-cell table:style-name="ce43" office:value-type="float" office:value="53986" calcext:value-type="float">
            <text:p>53,986</text:p>
          </table:table-cell>
          <table:table-cell table:style-name="ce59" office:value-type="float" office:value="54003" calcext:value-type="float">
            <text:p>54,0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688" calcext:value-type="float">
            <text:p>15,688</text:p>
          </table:table-cell>
          <table:table-cell table:style-name="ce43" office:value-type="float" office:value="46048" calcext:value-type="float">
            <text:p>46,048</text:p>
          </table:table-cell>
          <table:table-cell table:style-name="ce43" office:value-type="float" office:value="23406" calcext:value-type="float">
            <text:p>23,406</text:p>
          </table:table-cell>
          <table:table-cell table:style-name="ce59" office:value-type="float" office:value="22642" calcext:value-type="float">
            <text:p>22,6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3945" calcext:value-type="float">
            <text:p>23,945</text:p>
          </table:table-cell>
          <table:table-cell table:style-name="ce43" office:value-type="float" office:value="70300" calcext:value-type="float">
            <text:p>70,300</text:p>
          </table:table-cell>
          <table:table-cell table:style-name="ce43" office:value-type="float" office:value="35683" calcext:value-type="float">
            <text:p>35,683</text:p>
          </table:table-cell>
          <table:table-cell table:style-name="ce59" office:value-type="float" office:value="34617" calcext:value-type="float">
            <text:p>34,6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391" calcext:value-type="float">
            <text:p>14,391</text:p>
          </table:table-cell>
          <table:table-cell table:style-name="ce43" office:value-type="float" office:value="47225" calcext:value-type="float">
            <text:p>47,225</text:p>
          </table:table-cell>
          <table:table-cell table:style-name="ce43" office:value-type="float" office:value="24005" calcext:value-type="float">
            <text:p>24,005</text:p>
          </table:table-cell>
          <table:table-cell table:style-name="ce59" office:value-type="float" office:value="23220" calcext:value-type="float">
            <text:p>23,2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188" calcext:value-type="float">
            <text:p>9,188</text:p>
          </table:table-cell>
          <table:table-cell table:style-name="ce43" office:value-type="float" office:value="29797" calcext:value-type="float">
            <text:p>29,797</text:p>
          </table:table-cell>
          <table:table-cell table:style-name="ce43" office:value-type="float" office:value="15561" calcext:value-type="float">
            <text:p>15,561</text:p>
          </table:table-cell>
          <table:table-cell table:style-name="ce59" office:value-type="float" office:value="14236" calcext:value-type="float">
            <text:p>14,2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71" calcext:value-type="float">
            <text:p>15,971</text:p>
          </table:table-cell>
          <table:table-cell table:style-name="ce43" office:value-type="float" office:value="41713" calcext:value-type="float">
            <text:p>41,713</text:p>
          </table:table-cell>
          <table:table-cell table:style-name="ce43" office:value-type="float" office:value="21671" calcext:value-type="float">
            <text:p>21,671</text:p>
          </table:table-cell>
          <table:table-cell table:style-name="ce59" office:value-type="float" office:value="20042" calcext:value-type="float">
            <text:p>20,0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884" calcext:value-type="float">
            <text:p>10,884</text:p>
          </table:table-cell>
          <table:table-cell table:style-name="ce43" office:value-type="float" office:value="32696" calcext:value-type="float">
            <text:p>32,696</text:p>
          </table:table-cell>
          <table:table-cell table:style-name="ce43" office:value-type="float" office:value="17262" calcext:value-type="float">
            <text:p>17,262</text:p>
          </table:table-cell>
          <table:table-cell table:style-name="ce59" office:value-type="float" office:value="15434" calcext:value-type="float">
            <text:p>15,4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53" calcext:value-type="float">
            <text:p>6,753</text:p>
          </table:table-cell>
          <table:table-cell table:style-name="ce43" office:value-type="float" office:value="20048" calcext:value-type="float">
            <text:p>20,048</text:p>
          </table:table-cell>
          <table:table-cell table:style-name="ce43" office:value-type="float" office:value="10760" calcext:value-type="float">
            <text:p>10,760</text:p>
          </table:table-cell>
          <table:table-cell table:style-name="ce59" office:value-type="float" office:value="9288" calcext:value-type="float">
            <text:p>9,2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87" calcext:value-type="float">
            <text:p>9,287</text:p>
          </table:table-cell>
          <table:table-cell table:style-name="ce43" office:value-type="float" office:value="29721" calcext:value-type="float">
            <text:p>29,721</text:p>
          </table:table-cell>
          <table:table-cell table:style-name="ce43" office:value-type="float" office:value="15580" calcext:value-type="float">
            <text:p>15,580</text:p>
          </table:table-cell>
          <table:table-cell table:style-name="ce59" office:value-type="float" office:value="14141" calcext:value-type="float">
            <text:p>14,1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887" calcext:value-type="float">
            <text:p>5,887</text:p>
          </table:table-cell>
          <table:table-cell table:style-name="ce43" office:value-type="float" office:value="19156" calcext:value-type="float">
            <text:p>19,156</text:p>
          </table:table-cell>
          <table:table-cell table:style-name="ce43" office:value-type="float" office:value="10020" calcext:value-type="float">
            <text:p>10,020</text:p>
          </table:table-cell>
          <table:table-cell table:style-name="ce59" office:value-type="float" office:value="9136" calcext:value-type="float">
            <text:p>9,1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897" calcext:value-type="float">
            <text:p>8,897</text:p>
          </table:table-cell>
          <table:table-cell table:style-name="ce43" office:value-type="float" office:value="28443" calcext:value-type="float">
            <text:p>28,443</text:p>
          </table:table-cell>
          <table:table-cell table:style-name="ce43" office:value-type="float" office:value="15206" calcext:value-type="float">
            <text:p>15,206</text:p>
          </table:table-cell>
          <table:table-cell table:style-name="ce59" office:value-type="float" office:value="13237" calcext:value-type="float">
            <text:p>13,2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18" calcext:value-type="float">
            <text:p>8,518</text:p>
          </table:table-cell>
          <table:table-cell table:style-name="ce43" office:value-type="float" office:value="26031" calcext:value-type="float">
            <text:p>26,031</text:p>
          </table:table-cell>
          <table:table-cell table:style-name="ce43" office:value-type="float" office:value="13737" calcext:value-type="float">
            <text:p>13,737</text:p>
          </table:table-cell>
          <table:table-cell table:style-name="ce59" office:value-type="float" office:value="12294" calcext:value-type="float">
            <text:p>12,2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765" calcext:value-type="float">
            <text:p>13,765</text:p>
          </table:table-cell>
          <table:table-cell table:style-name="ce43" office:value-type="float" office:value="43374" calcext:value-type="float">
            <text:p>43,374</text:p>
          </table:table-cell>
          <table:table-cell table:style-name="ce43" office:value-type="float" office:value="22052" calcext:value-type="float">
            <text:p>22,052</text:p>
          </table:table-cell>
          <table:table-cell table:style-name="ce59" office:value-type="float" office:value="21322" calcext:value-type="float">
            <text:p>21,3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839" calcext:value-type="float">
            <text:p>5,839</text:p>
          </table:table-cell>
          <table:table-cell table:style-name="ce43" office:value-type="float" office:value="16013" calcext:value-type="float">
            <text:p>16,013</text:p>
          </table:table-cell>
          <table:table-cell table:style-name="ce43" office:value-type="float" office:value="8760" calcext:value-type="float">
            <text:p>8,760</text:p>
          </table:table-cell>
          <table:table-cell table:style-name="ce59" office:value-type="float" office:value="7253" calcext:value-type="float">
            <text:p>7,2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10" calcext:value-type="float">
            <text:p>4,410</text:p>
          </table:table-cell>
          <table:table-cell table:style-name="ce43" office:value-type="float" office:value="13702" calcext:value-type="float">
            <text:p>13,702</text:p>
          </table:table-cell>
          <table:table-cell table:style-name="ce43" office:value-type="float" office:value="7360" calcext:value-type="float">
            <text:p>7,360</text:p>
          </table:table-cell>
          <table:table-cell table:style-name="ce59" office:value-type="float" office:value="6342" calcext:value-type="float">
            <text:p>6,3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824" calcext:value-type="float">
            <text:p>8,824</text:p>
          </table:table-cell>
          <table:table-cell table:style-name="ce43" office:value-type="float" office:value="25089" calcext:value-type="float">
            <text:p>25,089</text:p>
          </table:table-cell>
          <table:table-cell table:style-name="ce43" office:value-type="float" office:value="13483" calcext:value-type="float">
            <text:p>13,483</text:p>
          </table:table-cell>
          <table:table-cell table:style-name="ce59" office:value-type="float" office:value="11606" calcext:value-type="float">
            <text:p>11,6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445" calcext:value-type="float">
            <text:p>9,445</text:p>
          </table:table-cell>
          <table:table-cell table:style-name="ce43" office:value-type="float" office:value="27477" calcext:value-type="float">
            <text:p>27,477</text:p>
          </table:table-cell>
          <table:table-cell table:style-name="ce43" office:value-type="float" office:value="14971" calcext:value-type="float">
            <text:p>14,971</text:p>
          </table:table-cell>
          <table:table-cell table:style-name="ce59" office:value-type="float" office:value="12506" calcext:value-type="float">
            <text:p>12,5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9017" calcext:value-type="float">
            <text:p>9,017</text:p>
          </table:table-cell>
          <table:table-cell table:style-name="ce43" office:value-type="float" office:value="25711" calcext:value-type="float">
            <text:p>25,711</text:p>
          </table:table-cell>
          <table:table-cell table:style-name="ce43" office:value-type="float" office:value="13917" calcext:value-type="float">
            <text:p>13,917</text:p>
          </table:table-cell>
          <table:table-cell table:style-name="ce59" office:value-type="float" office:value="11794" calcext:value-type="float">
            <text:p>11,7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58" calcext:value-type="float">
            <text:p>9,658</text:p>
          </table:table-cell>
          <table:table-cell table:style-name="ce43" office:value-type="float" office:value="29240" calcext:value-type="float">
            <text:p>29,240</text:p>
          </table:table-cell>
          <table:table-cell table:style-name="ce43" office:value-type="float" office:value="15493" calcext:value-type="float">
            <text:p>15,493</text:p>
          </table:table-cell>
          <table:table-cell table:style-name="ce59" office:value-type="float" office:value="13747" calcext:value-type="float">
            <text:p>13,74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274" calcext:value-type="float">
            <text:p>10,274</text:p>
          </table:table-cell>
          <table:table-cell table:style-name="ce44" office:value-type="float" office:value="27168" calcext:value-type="float">
            <text:p>27,168</text:p>
          </table:table-cell>
          <table:table-cell table:style-name="ce44" office:value-type="float" office:value="14900" calcext:value-type="float">
            <text:p>14,900</text:p>
          </table:table-cell>
          <table:table-cell table:style-name="ce60" office:value-type="float" office:value="12268" calcext:value-type="float">
            <text:p>12,268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121" calcext:value-type="float">
            <text:p>181,121</text:p>
          </table:table-cell>
          <table:table-cell table:style-name="ce42" office:value-type="float" office:value="526469" calcext:value-type="float">
            <text:p>526,469</text:p>
          </table:table-cell>
          <table:table-cell table:style-name="ce42" office:value-type="float" office:value="274179" calcext:value-type="float">
            <text:p>274,179</text:p>
          </table:table-cell>
          <table:table-cell table:style-name="ce58" office:value-type="float" office:value="252290" calcext:value-type="float">
            <text:p>252,2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092" calcext:value-type="float">
            <text:p>12,092</text:p>
          </table:table-cell>
          <table:table-cell table:style-name="ce43" office:value-type="float" office:value="37065" calcext:value-type="float">
            <text:p>37,065</text:p>
          </table:table-cell>
          <table:table-cell table:style-name="ce43" office:value-type="float" office:value="19119" calcext:value-type="float">
            <text:p>19,119</text:p>
          </table:table-cell>
          <table:table-cell table:style-name="ce59" office:value-type="float" office:value="17946" calcext:value-type="float">
            <text:p>17,9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332" calcext:value-type="float">
            <text:p>15,332</text:p>
          </table:table-cell>
          <table:table-cell table:style-name="ce43" office:value-type="float" office:value="43322" calcext:value-type="float">
            <text:p>43,322</text:p>
          </table:table-cell>
          <table:table-cell table:style-name="ce43" office:value-type="float" office:value="21944" calcext:value-type="float">
            <text:p>21,944</text:p>
          </table:table-cell>
          <table:table-cell table:style-name="ce59" office:value-type="float" office:value="21378" calcext:value-type="float">
            <text:p>21,3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129" calcext:value-type="float">
            <text:p>10,129</text:p>
          </table:table-cell>
          <table:table-cell table:style-name="ce43" office:value-type="float" office:value="28541" calcext:value-type="float">
            <text:p>28,541</text:p>
          </table:table-cell>
          <table:table-cell table:style-name="ce43" office:value-type="float" office:value="14629" calcext:value-type="float">
            <text:p>14,629</text:p>
          </table:table-cell>
          <table:table-cell table:style-name="ce59" office:value-type="float" office:value="13912" calcext:value-type="float">
            <text:p>13,9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76" calcext:value-type="float">
            <text:p>11,376</text:p>
          </table:table-cell>
          <table:table-cell table:style-name="ce43" office:value-type="float" office:value="32259" calcext:value-type="float">
            <text:p>32,259</text:p>
          </table:table-cell>
          <table:table-cell table:style-name="ce43" office:value-type="float" office:value="16530" calcext:value-type="float">
            <text:p>16,530</text:p>
          </table:table-cell>
          <table:table-cell table:style-name="ce59" office:value-type="float" office:value="15729" calcext:value-type="float">
            <text:p>15,7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3964" calcext:value-type="float">
            <text:p>23,964</text:p>
          </table:table-cell>
          <table:table-cell table:style-name="ce43" office:value-type="float" office:value="71978" calcext:value-type="float">
            <text:p>71,978</text:p>
          </table:table-cell>
          <table:table-cell table:style-name="ce43" office:value-type="float" office:value="36868" calcext:value-type="float">
            <text:p>36,868</text:p>
          </table:table-cell>
          <table:table-cell table:style-name="ce59" office:value-type="float" office:value="35110" calcext:value-type="float">
            <text:p>35,1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48" calcext:value-type="float">
            <text:p>5,448</text:p>
          </table:table-cell>
          <table:table-cell table:style-name="ce43" office:value-type="float" office:value="15542" calcext:value-type="float">
            <text:p>15,542</text:p>
          </table:table-cell>
          <table:table-cell table:style-name="ce43" office:value-type="float" office:value="8288" calcext:value-type="float">
            <text:p>8,288</text:p>
          </table:table-cell>
          <table:table-cell table:style-name="ce59" office:value-type="float" office:value="7254" calcext:value-type="float">
            <text:p>7,2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581" calcext:value-type="float">
            <text:p>10,581</text:p>
          </table:table-cell>
          <table:table-cell table:style-name="ce43" office:value-type="float" office:value="33343" calcext:value-type="float">
            <text:p>33,343</text:p>
          </table:table-cell>
          <table:table-cell table:style-name="ce43" office:value-type="float" office:value="17627" calcext:value-type="float">
            <text:p>17,627</text:p>
          </table:table-cell>
          <table:table-cell table:style-name="ce59" office:value-type="float" office:value="15716" calcext:value-type="float">
            <text:p>15,7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9039" calcext:value-type="float">
            <text:p>9,039</text:p>
          </table:table-cell>
          <table:table-cell table:style-name="ce43" office:value-type="float" office:value="24752" calcext:value-type="float">
            <text:p>24,752</text:p>
          </table:table-cell>
          <table:table-cell table:style-name="ce43" office:value-type="float" office:value="13119" calcext:value-type="float">
            <text:p>13,119</text:p>
          </table:table-cell>
          <table:table-cell table:style-name="ce59" office:value-type="float" office:value="11633" calcext:value-type="float">
            <text:p>11,6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465" calcext:value-type="float">
            <text:p>9,465</text:p>
          </table:table-cell>
          <table:table-cell table:style-name="ce43" office:value-type="float" office:value="26345" calcext:value-type="float">
            <text:p>26,345</text:p>
          </table:table-cell>
          <table:table-cell table:style-name="ce43" office:value-type="float" office:value="14005" calcext:value-type="float">
            <text:p>14,005</text:p>
          </table:table-cell>
          <table:table-cell table:style-name="ce59" office:value-type="float" office:value="12340" calcext:value-type="float">
            <text:p>12,3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49" calcext:value-type="float">
            <text:p>7,549</text:p>
          </table:table-cell>
          <table:table-cell table:style-name="ce43" office:value-type="float" office:value="19669" calcext:value-type="float">
            <text:p>19,669</text:p>
          </table:table-cell>
          <table:table-cell table:style-name="ce43" office:value-type="float" office:value="10229" calcext:value-type="float">
            <text:p>10,229</text:p>
          </table:table-cell>
          <table:table-cell table:style-name="ce59" office:value-type="float" office:value="9440" calcext:value-type="float">
            <text:p>9,4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26" calcext:value-type="float">
            <text:p>5,826</text:p>
          </table:table-cell>
          <table:table-cell table:style-name="ce43" office:value-type="float" office:value="16479" calcext:value-type="float">
            <text:p>16,479</text:p>
          </table:table-cell>
          <table:table-cell table:style-name="ce43" office:value-type="float" office:value="8825" calcext:value-type="float">
            <text:p>8,825</text:p>
          </table:table-cell>
          <table:table-cell table:style-name="ce59" office:value-type="float" office:value="7654" calcext:value-type="float">
            <text:p>7,6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34" calcext:value-type="float">
            <text:p>17,834</text:p>
          </table:table-cell>
          <table:table-cell table:style-name="ce43" office:value-type="float" office:value="50914" calcext:value-type="float">
            <text:p>50,914</text:p>
          </table:table-cell>
          <table:table-cell table:style-name="ce43" office:value-type="float" office:value="26275" calcext:value-type="float">
            <text:p>26,275</text:p>
          </table:table-cell>
          <table:table-cell table:style-name="ce59" office:value-type="float" office:value="24639" calcext:value-type="float">
            <text:p>24,6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15" calcext:value-type="float">
            <text:p>15,915</text:p>
          </table:table-cell>
          <table:table-cell table:style-name="ce43" office:value-type="float" office:value="46208" calcext:value-type="float">
            <text:p>46,208</text:p>
          </table:table-cell>
          <table:table-cell table:style-name="ce43" office:value-type="float" office:value="24053" calcext:value-type="float">
            <text:p>24,053</text:p>
          </table:table-cell>
          <table:table-cell table:style-name="ce59" office:value-type="float" office:value="22155" calcext:value-type="float">
            <text:p>22,1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585" calcext:value-type="float">
            <text:p>11,585</text:p>
          </table:table-cell>
          <table:table-cell table:style-name="ce43" office:value-type="float" office:value="37114" calcext:value-type="float">
            <text:p>37,114</text:p>
          </table:table-cell>
          <table:table-cell table:style-name="ce43" office:value-type="float" office:value="19789" calcext:value-type="float">
            <text:p>19,789</text:p>
          </table:table-cell>
          <table:table-cell table:style-name="ce59" office:value-type="float" office:value="17325" calcext:value-type="float">
            <text:p>17,3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71" calcext:value-type="float">
            <text:p>6,771</text:p>
          </table:table-cell>
          <table:table-cell table:style-name="ce43" office:value-type="float" office:value="20374" calcext:value-type="float">
            <text:p>20,374</text:p>
          </table:table-cell>
          <table:table-cell table:style-name="ce43" office:value-type="float" office:value="10825" calcext:value-type="float">
            <text:p>10,825</text:p>
          </table:table-cell>
          <table:table-cell table:style-name="ce59" office:value-type="float" office:value="9549" calcext:value-type="float">
            <text:p>9,5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13" calcext:value-type="float">
            <text:p>4,313</text:p>
          </table:table-cell>
          <table:table-cell table:style-name="ce43" office:value-type="float" office:value="12156" calcext:value-type="float">
            <text:p>12,156</text:p>
          </table:table-cell>
          <table:table-cell table:style-name="ce43" office:value-type="float" office:value="6575" calcext:value-type="float">
            <text:p>6,575</text:p>
          </table:table-cell>
          <table:table-cell table:style-name="ce59" office:value-type="float" office:value="5581" calcext:value-type="float">
            <text:p>5,5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53" calcext:value-type="float">
            <text:p>1,953</text:p>
          </table:table-cell>
          <table:table-cell table:style-name="ce43" office:value-type="float" office:value="4649" calcext:value-type="float">
            <text:p>4,649</text:p>
          </table:table-cell>
          <table:table-cell table:style-name="ce43" office:value-type="float" office:value="2420" calcext:value-type="float">
            <text:p>2,420</text:p>
          </table:table-cell>
          <table:table-cell table:style-name="ce59" office:value-type="float" office:value="2229" calcext:value-type="float">
            <text:p>2,22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49" calcext:value-type="float">
            <text:p>1,949</text:p>
          </table:table-cell>
          <table:table-cell table:style-name="ce44" office:value-type="float" office:value="5759" calcext:value-type="float">
            <text:p>5,759</text:p>
          </table:table-cell>
          <table:table-cell table:style-name="ce44" office:value-type="float" office:value="3059" calcext:value-type="float">
            <text:p>3,059</text:p>
          </table:table-cell>
          <table:table-cell table:style-name="ce60" office:value-type="float" office:value="2700" calcext:value-type="float">
            <text:p>2,700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2844" calcext:value-type="float">
            <text:p>282,844</text:p>
          </table:table-cell>
          <table:table-cell table:style-name="ce42" office:value-type="float" office:value="849794" calcext:value-type="float">
            <text:p>849,794</text:p>
          </table:table-cell>
          <table:table-cell table:style-name="ce42" office:value-type="float" office:value="435540" calcext:value-type="float">
            <text:p>435,540</text:p>
          </table:table-cell>
          <table:table-cell table:style-name="ce58" office:value-type="float" office:value="414254" calcext:value-type="float">
            <text:p>414,2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286" calcext:value-type="float">
            <text:p>73,286</text:p>
          </table:table-cell>
          <table:table-cell table:style-name="ce43" office:value-type="float" office:value="204259" calcext:value-type="float">
            <text:p>204,259</text:p>
          </table:table-cell>
          <table:table-cell table:style-name="ce43" office:value-type="float" office:value="101519" calcext:value-type="float">
            <text:p>101,519</text:p>
          </table:table-cell>
          <table:table-cell table:style-name="ce59" office:value-type="float" office:value="102740" calcext:value-type="float">
            <text:p>102,7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8926" calcext:value-type="float">
            <text:p>18,926</text:p>
          </table:table-cell>
          <table:table-cell table:style-name="ce43" office:value-type="float" office:value="54808" calcext:value-type="float">
            <text:p>54,808</text:p>
          </table:table-cell>
          <table:table-cell table:style-name="ce43" office:value-type="float" office:value="27492" calcext:value-type="float">
            <text:p>27,492</text:p>
          </table:table-cell>
          <table:table-cell table:style-name="ce59" office:value-type="float" office:value="27316" calcext:value-type="float">
            <text:p>27,3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222" calcext:value-type="float">
            <text:p>16,222</text:p>
          </table:table-cell>
          <table:table-cell table:style-name="ce43" office:value-type="float" office:value="48415" calcext:value-type="float">
            <text:p>48,415</text:p>
          </table:table-cell>
          <table:table-cell table:style-name="ce43" office:value-type="float" office:value="24481" calcext:value-type="float">
            <text:p>24,481</text:p>
          </table:table-cell>
          <table:table-cell table:style-name="ce59" office:value-type="float" office:value="23934" calcext:value-type="float">
            <text:p>23,9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170" calcext:value-type="float">
            <text:p>11,170</text:p>
          </table:table-cell>
          <table:table-cell table:style-name="ce43" office:value-type="float" office:value="30819" calcext:value-type="float">
            <text:p>30,819</text:p>
          </table:table-cell>
          <table:table-cell table:style-name="ce43" office:value-type="float" office:value="15762" calcext:value-type="float">
            <text:p>15,762</text:p>
          </table:table-cell>
          <table:table-cell table:style-name="ce59" office:value-type="float" office:value="15057" calcext:value-type="float">
            <text:p>15,0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672" calcext:value-type="float">
            <text:p>14,672</text:p>
          </table:table-cell>
          <table:table-cell table:style-name="ce43" office:value-type="float" office:value="52209" calcext:value-type="float">
            <text:p>52,209</text:p>
          </table:table-cell>
          <table:table-cell table:style-name="ce43" office:value-type="float" office:value="27023" calcext:value-type="float">
            <text:p>27,023</text:p>
          </table:table-cell>
          <table:table-cell table:style-name="ce59" office:value-type="float" office:value="25186" calcext:value-type="float">
            <text:p>25,1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9953" calcext:value-type="float">
            <text:p>9,953</text:p>
          </table:table-cell>
          <table:table-cell table:style-name="ce43" office:value-type="float" office:value="30453" calcext:value-type="float">
            <text:p>30,453</text:p>
          </table:table-cell>
          <table:table-cell table:style-name="ce43" office:value-type="float" office:value="15915" calcext:value-type="float">
            <text:p>15,915</text:p>
          </table:table-cell>
          <table:table-cell table:style-name="ce59" office:value-type="float" office:value="14538" calcext:value-type="float">
            <text:p>14,5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14" calcext:value-type="float">
            <text:p>3,714</text:p>
          </table:table-cell>
          <table:table-cell table:style-name="ce43" office:value-type="float" office:value="11333" calcext:value-type="float">
            <text:p>11,333</text:p>
          </table:table-cell>
          <table:table-cell table:style-name="ce43" office:value-type="float" office:value="5862" calcext:value-type="float">
            <text:p>5,862</text:p>
          </table:table-cell>
          <table:table-cell table:style-name="ce59" office:value-type="float" office:value="5471" calcext:value-type="float">
            <text:p>5,4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758" calcext:value-type="float">
            <text:p>6,758</text:p>
          </table:table-cell>
          <table:table-cell table:style-name="ce43" office:value-type="float" office:value="22258" calcext:value-type="float">
            <text:p>22,258</text:p>
          </table:table-cell>
          <table:table-cell table:style-name="ce43" office:value-type="float" office:value="11503" calcext:value-type="float">
            <text:p>11,503</text:p>
          </table:table-cell>
          <table:table-cell table:style-name="ce59" office:value-type="float" office:value="10755" calcext:value-type="float">
            <text:p>10,7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091" calcext:value-type="float">
            <text:p>8,091</text:p>
          </table:table-cell>
          <table:table-cell table:style-name="ce43" office:value-type="float" office:value="26722" calcext:value-type="float">
            <text:p>26,722</text:p>
          </table:table-cell>
          <table:table-cell table:style-name="ce43" office:value-type="float" office:value="13583" calcext:value-type="float">
            <text:p>13,583</text:p>
          </table:table-cell>
          <table:table-cell table:style-name="ce59" office:value-type="float" office:value="13139" calcext:value-type="float">
            <text:p>13,1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41" calcext:value-type="float">
            <text:p>7,841</text:p>
          </table:table-cell>
          <table:table-cell table:style-name="ce43" office:value-type="float" office:value="26676" calcext:value-type="float">
            <text:p>26,676</text:p>
          </table:table-cell>
          <table:table-cell table:style-name="ce43" office:value-type="float" office:value="13852" calcext:value-type="float">
            <text:p>13,852</text:p>
          </table:table-cell>
          <table:table-cell table:style-name="ce59" office:value-type="float" office:value="12824" calcext:value-type="float">
            <text:p>12,8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434" calcext:value-type="float">
            <text:p>9,434</text:p>
          </table:table-cell>
          <table:table-cell table:style-name="ce43" office:value-type="float" office:value="25653" calcext:value-type="float">
            <text:p>25,653</text:p>
          </table:table-cell>
          <table:table-cell table:style-name="ce43" office:value-type="float" office:value="13664" calcext:value-type="float">
            <text:p>13,664</text:p>
          </table:table-cell>
          <table:table-cell table:style-name="ce59" office:value-type="float" office:value="11989" calcext:value-type="float">
            <text:p>11,9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46" calcext:value-type="float">
            <text:p>6,446</text:p>
          </table:table-cell>
          <table:table-cell table:style-name="ce43" office:value-type="float" office:value="20963" calcext:value-type="float">
            <text:p>20,963</text:p>
          </table:table-cell>
          <table:table-cell table:style-name="ce43" office:value-type="float" office:value="11008" calcext:value-type="float">
            <text:p>11,008</text:p>
          </table:table-cell>
          <table:table-cell table:style-name="ce59" office:value-type="float" office:value="9955" calcext:value-type="float">
            <text:p>9,9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360" calcext:value-type="float">
            <text:p>18,360</text:p>
          </table:table-cell>
          <table:table-cell table:style-name="ce43" office:value-type="float" office:value="56298" calcext:value-type="float">
            <text:p>56,298</text:p>
          </table:table-cell>
          <table:table-cell table:style-name="ce43" office:value-type="float" office:value="29191" calcext:value-type="float">
            <text:p>29,191</text:p>
          </table:table-cell>
          <table:table-cell table:style-name="ce59" office:value-type="float" office:value="27107" calcext:value-type="float">
            <text:p>27,1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45" calcext:value-type="float">
            <text:p>5,645</text:p>
          </table:table-cell>
          <table:table-cell table:style-name="ce43" office:value-type="float" office:value="17759" calcext:value-type="float">
            <text:p>17,759</text:p>
          </table:table-cell>
          <table:table-cell table:style-name="ce43" office:value-type="float" office:value="9432" calcext:value-type="float">
            <text:p>9,432</text:p>
          </table:table-cell>
          <table:table-cell table:style-name="ce59" office:value-type="float" office:value="8327" calcext:value-type="float">
            <text:p>8,3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48" calcext:value-type="float">
            <text:p>3,448</text:p>
          </table:table-cell>
          <table:table-cell table:style-name="ce43" office:value-type="float" office:value="10321" calcext:value-type="float">
            <text:p>10,321</text:p>
          </table:table-cell>
          <table:table-cell table:style-name="ce43" office:value-type="float" office:value="5473" calcext:value-type="float">
            <text:p>5,473</text:p>
          </table:table-cell>
          <table:table-cell table:style-name="ce59" office:value-type="float" office:value="4848" calcext:value-type="float">
            <text:p>4,8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77" calcext:value-type="float">
            <text:p>8,577</text:p>
          </table:table-cell>
          <table:table-cell table:style-name="ce43" office:value-type="float" office:value="25575" calcext:value-type="float">
            <text:p>25,575</text:p>
          </table:table-cell>
          <table:table-cell table:style-name="ce43" office:value-type="float" office:value="13388" calcext:value-type="float">
            <text:p>13,388</text:p>
          </table:table-cell>
          <table:table-cell table:style-name="ce59" office:value-type="float" office:value="12187" calcext:value-type="float">
            <text:p>12,1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35" calcext:value-type="float">
            <text:p>11,735</text:p>
          </table:table-cell>
          <table:table-cell table:style-name="ce43" office:value-type="float" office:value="36810" calcext:value-type="float">
            <text:p>36,810</text:p>
          </table:table-cell>
          <table:table-cell table:style-name="ce43" office:value-type="float" office:value="19070" calcext:value-type="float">
            <text:p>19,070</text:p>
          </table:table-cell>
          <table:table-cell table:style-name="ce59" office:value-type="float" office:value="17740" calcext:value-type="float">
            <text:p>17,7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11" calcext:value-type="float">
            <text:p>4,411</text:p>
          </table:table-cell>
          <table:table-cell table:style-name="ce43" office:value-type="float" office:value="16340" calcext:value-type="float">
            <text:p>16,340</text:p>
          </table:table-cell>
          <table:table-cell table:style-name="ce43" office:value-type="float" office:value="8317" calcext:value-type="float">
            <text:p>8,317</text:p>
          </table:table-cell>
          <table:table-cell table:style-name="ce59" office:value-type="float" office:value="8023" calcext:value-type="float">
            <text:p>8,0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7017" calcext:value-type="float">
            <text:p>7,017</text:p>
          </table:table-cell>
          <table:table-cell table:style-name="ce43" office:value-type="float" office:value="19343" calcext:value-type="float">
            <text:p>19,343</text:p>
          </table:table-cell>
          <table:table-cell table:style-name="ce43" office:value-type="float" office:value="9963" calcext:value-type="float">
            <text:p>9,963</text:p>
          </table:table-cell>
          <table:table-cell table:style-name="ce59" office:value-type="float" office:value="9380" calcext:value-type="float">
            <text:p>9,3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79" calcext:value-type="float">
            <text:p>3,679</text:p>
          </table:table-cell>
          <table:table-cell table:style-name="ce43" office:value-type="float" office:value="11090" calcext:value-type="float">
            <text:p>11,090</text:p>
          </table:table-cell>
          <table:table-cell table:style-name="ce43" office:value-type="float" office:value="5671" calcext:value-type="float">
            <text:p>5,671</text:p>
          </table:table-cell>
          <table:table-cell table:style-name="ce59" office:value-type="float" office:value="5419" calcext:value-type="float">
            <text:p>5,4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7045" calcext:value-type="float">
            <text:p>7,045</text:p>
          </table:table-cell>
          <table:table-cell table:style-name="ce43" office:value-type="float" office:value="20333" calcext:value-type="float">
            <text:p>20,333</text:p>
          </table:table-cell>
          <table:table-cell table:style-name="ce43" office:value-type="float" office:value="10581" calcext:value-type="float">
            <text:p>10,581</text:p>
          </table:table-cell>
          <table:table-cell table:style-name="ce59" office:value-type="float" office:value="9752" calcext:value-type="float">
            <text:p>9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248" calcext:value-type="float">
            <text:p>4,248</text:p>
          </table:table-cell>
          <table:table-cell table:style-name="ce43" office:value-type="float" office:value="12684" calcext:value-type="float">
            <text:p>12,684</text:p>
          </table:table-cell>
          <table:table-cell table:style-name="ce43" office:value-type="float" office:value="6997" calcext:value-type="float">
            <text:p>6,997</text:p>
          </table:table-cell>
          <table:table-cell table:style-name="ce59" office:value-type="float" office:value="5687" calcext:value-type="float">
            <text:p>5,6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502" calcext:value-type="float">
            <text:p>3,502</text:p>
          </table:table-cell>
          <table:table-cell table:style-name="ce43" office:value-type="float" office:value="9174" calcext:value-type="float">
            <text:p>9,174</text:p>
          </table:table-cell>
          <table:table-cell table:style-name="ce43" office:value-type="float" office:value="4929" calcext:value-type="float">
            <text:p>4,929</text:p>
          </table:table-cell>
          <table:table-cell table:style-name="ce59" office:value-type="float" office:value="4245" calcext:value-type="float">
            <text:p>4,2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37" calcext:value-type="float">
            <text:p>3,037</text:p>
          </table:table-cell>
          <table:table-cell table:style-name="ce43" office:value-type="float" office:value="8184" calcext:value-type="float">
            <text:p>8,184</text:p>
          </table:table-cell>
          <table:table-cell table:style-name="ce43" office:value-type="float" office:value="4478" calcext:value-type="float">
            <text:p>4,478</text:p>
          </table:table-cell>
          <table:table-cell table:style-name="ce59" office:value-type="float" office:value="3706" calcext:value-type="float">
            <text:p>3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27" calcext:value-type="float">
            <text:p>2,127</text:p>
          </table:table-cell>
          <table:table-cell table:style-name="ce43" office:value-type="float" office:value="5770" calcext:value-type="float">
            <text:p>5,770</text:p>
          </table:table-cell>
          <table:table-cell table:style-name="ce43" office:value-type="float" office:value="3057" calcext:value-type="float">
            <text:p>3,057</text:p>
          </table:table-cell>
          <table:table-cell table:style-name="ce59" office:value-type="float" office:value="2713" calcext:value-type="float">
            <text:p>2,7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75" calcext:value-type="float">
            <text:p>2,275</text:p>
          </table:table-cell>
          <table:table-cell table:style-name="ce43" office:value-type="float" office:value="7804" calcext:value-type="float">
            <text:p>7,804</text:p>
          </table:table-cell>
          <table:table-cell table:style-name="ce43" office:value-type="float" office:value="3952" calcext:value-type="float">
            <text:p>3,952</text:p>
          </table:table-cell>
          <table:table-cell table:style-name="ce59" office:value-type="float" office:value="3852" calcext:value-type="float">
            <text:p>3,8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0" calcext:value-type="float">
            <text:p>1,050</text:p>
          </table:table-cell>
          <table:table-cell table:style-name="ce43" office:value-type="float" office:value="3468" calcext:value-type="float">
            <text:p>3,468</text:p>
          </table:table-cell>
          <table:table-cell table:style-name="ce43" office:value-type="float" office:value="1764" calcext:value-type="float">
            <text:p>1,764</text:p>
          </table:table-cell>
          <table:table-cell table:style-name="ce59" office:value-type="float" office:value="1704" calcext:value-type="float">
            <text:p>1,7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1961" calcext:value-type="float">
            <text:p>1,961</text:p>
          </table:table-cell>
          <table:table-cell table:style-name="ce43" office:value-type="float" office:value="6712" calcext:value-type="float">
            <text:p>6,712</text:p>
          </table:table-cell>
          <table:table-cell table:style-name="ce43" office:value-type="float" office:value="3447" calcext:value-type="float">
            <text:p>3,447</text:p>
          </table:table-cell>
          <table:table-cell table:style-name="ce59" office:value-type="float" office:value="3265" calcext:value-type="float">
            <text:p>3,2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80" calcext:value-type="float">
            <text:p>1,280</text:p>
          </table:table-cell>
          <table:table-cell table:style-name="ce43" office:value-type="float" office:value="5304" calcext:value-type="float">
            <text:p>5,304</text:p>
          </table:table-cell>
          <table:table-cell table:style-name="ce43" office:value-type="float" office:value="2773" calcext:value-type="float">
            <text:p>2,773</text:p>
          </table:table-cell>
          <table:table-cell table:style-name="ce59" office:value-type="float" office:value="2531" calcext:value-type="float">
            <text:p>2,5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21" calcext:value-type="float">
            <text:p>2,221</text:p>
          </table:table-cell>
          <table:table-cell table:style-name="ce43" office:value-type="float" office:value="7634" calcext:value-type="float">
            <text:p>7,634</text:p>
          </table:table-cell>
          <table:table-cell table:style-name="ce43" office:value-type="float" office:value="3886" calcext:value-type="float">
            <text:p>3,886</text:p>
          </table:table-cell>
          <table:table-cell table:style-name="ce59" office:value-type="float" office:value="3748" calcext:value-type="float">
            <text:p>3,7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41" calcext:value-type="float">
            <text:p>1,341</text:p>
          </table:table-cell>
          <table:table-cell table:style-name="ce43" office:value-type="float" office:value="4859" calcext:value-type="float">
            <text:p>4,859</text:p>
          </table:table-cell>
          <table:table-cell table:style-name="ce43" office:value-type="float" office:value="2490" calcext:value-type="float">
            <text:p>2,490</text:p>
          </table:table-cell>
          <table:table-cell table:style-name="ce59" office:value-type="float" office:value="2369" calcext:value-type="float">
            <text:p>2,3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03" calcext:value-type="float">
            <text:p>1,503</text:p>
          </table:table-cell>
          <table:table-cell table:style-name="ce43" office:value-type="float" office:value="4896" calcext:value-type="float">
            <text:p>4,896</text:p>
          </table:table-cell>
          <table:table-cell table:style-name="ce43" office:value-type="float" office:value="2518" calcext:value-type="float">
            <text:p>2,518</text:p>
          </table:table-cell>
          <table:table-cell table:style-name="ce59" office:value-type="float" office:value="2378" calcext:value-type="float">
            <text:p>2,37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69" calcext:value-type="float">
            <text:p>1,869</text:p>
          </table:table-cell>
          <table:table-cell table:style-name="ce44" office:value-type="float" office:value="4868" calcext:value-type="float">
            <text:p>4,868</text:p>
          </table:table-cell>
          <table:table-cell table:style-name="ce44" office:value-type="float" office:value="2499" calcext:value-type="float">
            <text:p>2,499</text:p>
          </table:table-cell>
          <table:table-cell table:style-name="ce60" office:value-type="float" office:value="2369" calcext:value-type="float">
            <text:p>2,369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臺東縣</text:p>
          </table:table-cell>
          <table:table-cell table:style-name="ce51" office:value-type="float" office:value="82048" calcext:value-type="float">
            <text:p>82,048</text:p>
          </table:table-cell>
          <table:table-cell table:style-name="ce42" office:value-type="float" office:value="225061" calcext:value-type="float">
            <text:p>225,061</text:p>
          </table:table-cell>
          <table:table-cell table:style-name="ce42" office:value-type="float" office:value="116784" calcext:value-type="float">
            <text:p>116,784</text:p>
          </table:table-cell>
          <table:table-cell table:style-name="ce58" office:value-type="float" office:value="108277" calcext:value-type="float">
            <text:p>108,2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8944" calcext:value-type="float">
            <text:p>38,944</text:p>
          </table:table-cell>
          <table:table-cell table:style-name="ce43" office:value-type="float" office:value="107037" calcext:value-type="float">
            <text:p>107,037</text:p>
          </table:table-cell>
          <table:table-cell table:style-name="ce43" office:value-type="float" office:value="53853" calcext:value-type="float">
            <text:p>53,853</text:p>
          </table:table-cell>
          <table:table-cell table:style-name="ce59" office:value-type="float" office:value="53184" calcext:value-type="float">
            <text:p>53,1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61" calcext:value-type="float">
            <text:p>5,461</text:p>
          </table:table-cell>
          <table:table-cell table:style-name="ce43" office:value-type="float" office:value="15043" calcext:value-type="float">
            <text:p>15,043</text:p>
          </table:table-cell>
          <table:table-cell table:style-name="ce43" office:value-type="float" office:value="7958" calcext:value-type="float">
            <text:p>7,958</text:p>
          </table:table-cell>
          <table:table-cell table:style-name="ce59" office:value-type="float" office:value="7085" calcext:value-type="float">
            <text:p>7,0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53" calcext:value-type="float">
            <text:p>3,253</text:p>
          </table:table-cell>
          <table:table-cell table:style-name="ce43" office:value-type="float" office:value="9181" calcext:value-type="float">
            <text:p>9,181</text:p>
          </table:table-cell>
          <table:table-cell table:style-name="ce43" office:value-type="float" office:value="4806" calcext:value-type="float">
            <text:p>4,806</text:p>
          </table:table-cell>
          <table:table-cell table:style-name="ce59" office:value-type="float" office:value="4375" calcext:value-type="float">
            <text:p>4,3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41" calcext:value-type="float">
            <text:p>6,641</text:p>
          </table:table-cell>
          <table:table-cell table:style-name="ce43" office:value-type="float" office:value="17739" calcext:value-type="float">
            <text:p>17,739</text:p>
          </table:table-cell>
          <table:table-cell table:style-name="ce43" office:value-type="float" office:value="9463" calcext:value-type="float">
            <text:p>9,463</text:p>
          </table:table-cell>
          <table:table-cell table:style-name="ce59" office:value-type="float" office:value="8276" calcext:value-type="float">
            <text:p>8,2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30" calcext:value-type="float">
            <text:p>2,530</text:p>
          </table:table-cell>
          <table:table-cell table:style-name="ce43" office:value-type="float" office:value="6647" calcext:value-type="float">
            <text:p>6,647</text:p>
          </table:table-cell>
          <table:table-cell table:style-name="ce43" office:value-type="float" office:value="3458" calcext:value-type="float">
            <text:p>3,458</text:p>
          </table:table-cell>
          <table:table-cell table:style-name="ce59" office:value-type="float" office:value="3189" calcext:value-type="float">
            <text:p>3,1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01" calcext:value-type="float">
            <text:p>4,601</text:p>
          </table:table-cell>
          <table:table-cell table:style-name="ce43" office:value-type="float" office:value="11513" calcext:value-type="float">
            <text:p>11,513</text:p>
          </table:table-cell>
          <table:table-cell table:style-name="ce43" office:value-type="float" office:value="6112" calcext:value-type="float">
            <text:p>6,112</text:p>
          </table:table-cell>
          <table:table-cell table:style-name="ce59" office:value-type="float" office:value="5401" calcext:value-type="float">
            <text:p>5,4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48" calcext:value-type="float">
            <text:p>3,748</text:p>
          </table:table-cell>
          <table:table-cell table:style-name="ce43" office:value-type="float" office:value="9051" calcext:value-type="float">
            <text:p>9,051</text:p>
          </table:table-cell>
          <table:table-cell table:style-name="ce43" office:value-type="float" office:value="4994" calcext:value-type="float">
            <text:p>4,994</text:p>
          </table:table-cell>
          <table:table-cell table:style-name="ce59" office:value-type="float" office:value="4057" calcext:value-type="float">
            <text:p>4,0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33" calcext:value-type="float">
            <text:p>2,933</text:p>
          </table:table-cell>
          <table:table-cell table:style-name="ce43" office:value-type="float" office:value="7777" calcext:value-type="float">
            <text:p>7,777</text:p>
          </table:table-cell>
          <table:table-cell table:style-name="ce43" office:value-type="float" office:value="4414" calcext:value-type="float">
            <text:p>4,414</text:p>
          </table:table-cell>
          <table:table-cell table:style-name="ce59" office:value-type="float" office:value="3363" calcext:value-type="float">
            <text:p>3,3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112" calcext:value-type="float">
            <text:p>3,112</text:p>
          </table:table-cell>
          <table:table-cell table:style-name="ce43" office:value-type="float" office:value="8243" calcext:value-type="float">
            <text:p>8,243</text:p>
          </table:table-cell>
          <table:table-cell table:style-name="ce43" office:value-type="float" office:value="4424" calcext:value-type="float">
            <text:p>4,424</text:p>
          </table:table-cell>
          <table:table-cell table:style-name="ce59" office:value-type="float" office:value="3819" calcext:value-type="float">
            <text:p>3,8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71" calcext:value-type="float">
            <text:p>3,271</text:p>
          </table:table-cell>
          <table:table-cell table:style-name="ce43" office:value-type="float" office:value="8633" calcext:value-type="float">
            <text:p>8,633</text:p>
          </table:table-cell>
          <table:table-cell table:style-name="ce43" office:value-type="float" office:value="4535" calcext:value-type="float">
            <text:p>4,535</text:p>
          </table:table-cell>
          <table:table-cell table:style-name="ce59" office:value-type="float" office:value="4098" calcext:value-type="float">
            <text:p>4,0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094" calcext:value-type="float">
            <text:p>1,094</text:p>
          </table:table-cell>
          <table:table-cell table:style-name="ce43" office:value-type="float" office:value="3813" calcext:value-type="float">
            <text:p>3,813</text:p>
          </table:table-cell>
          <table:table-cell table:style-name="ce43" office:value-type="float" office:value="2005" calcext:value-type="float">
            <text:p>2,005</text:p>
          </table:table-cell>
          <table:table-cell table:style-name="ce59" office:value-type="float" office:value="1808" calcext:value-type="float">
            <text:p>1,8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4" calcext:value-type="float">
            <text:p>1,074</text:p>
          </table:table-cell>
          <table:table-cell table:style-name="ce43" office:value-type="float" office:value="3625" calcext:value-type="float">
            <text:p>3,625</text:p>
          </table:table-cell>
          <table:table-cell table:style-name="ce43" office:value-type="float" office:value="1959" calcext:value-type="float">
            <text:p>1,959</text:p>
          </table:table-cell>
          <table:table-cell table:style-name="ce59" office:value-type="float" office:value="1666" calcext:value-type="float">
            <text:p>1,6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3" calcext:value-type="float">
            <text:p>1,093</text:p>
          </table:table-cell>
          <table:table-cell table:style-name="ce43" office:value-type="float" office:value="4385" calcext:value-type="float">
            <text:p>4,385</text:p>
          </table:table-cell>
          <table:table-cell table:style-name="ce43" office:value-type="float" office:value="2361" calcext:value-type="float">
            <text:p>2,361</text:p>
          </table:table-cell>
          <table:table-cell table:style-name="ce59" office:value-type="float" office:value="2024" calcext:value-type="float">
            <text:p>2,0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63" calcext:value-type="float">
            <text:p>1,463</text:p>
          </table:table-cell>
          <table:table-cell table:style-name="ce43" office:value-type="float" office:value="3760" calcext:value-type="float">
            <text:p>3,760</text:p>
          </table:table-cell>
          <table:table-cell table:style-name="ce43" office:value-type="float" office:value="2041" calcext:value-type="float">
            <text:p>2,041</text:p>
          </table:table-cell>
          <table:table-cell table:style-name="ce59" office:value-type="float" office:value="1719" calcext:value-type="float">
            <text:p>1,7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09" calcext:value-type="float">
            <text:p>1,109</text:p>
          </table:table-cell>
          <table:table-cell table:style-name="ce43" office:value-type="float" office:value="3663" calcext:value-type="float">
            <text:p>3,663</text:p>
          </table:table-cell>
          <table:table-cell table:style-name="ce43" office:value-type="float" office:value="1885" calcext:value-type="float">
            <text:p>1,885</text:p>
          </table:table-cell>
          <table:table-cell table:style-name="ce59" office:value-type="float" office:value="1778" calcext:value-type="float">
            <text:p>1,77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21" calcext:value-type="float">
            <text:p>1,721</text:p>
          </table:table-cell>
          <table:table-cell table:style-name="ce44" office:value-type="float" office:value="4951" calcext:value-type="float">
            <text:p>4,951</text:p>
          </table:table-cell>
          <table:table-cell table:style-name="ce44" office:value-type="float" office:value="2516" calcext:value-type="float">
            <text:p>2,516</text:p>
          </table:table-cell>
          <table:table-cell table:style-name="ce60" office:value-type="float" office:value="2435" calcext:value-type="float">
            <text:p>2,435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009" calcext:value-type="float">
            <text:p>124,009</text:p>
          </table:table-cell>
          <table:table-cell table:style-name="ce42" office:value-type="float" office:value="333733" calcext:value-type="float">
            <text:p>333,733</text:p>
          </table:table-cell>
          <table:table-cell table:style-name="ce42" office:value-type="float" office:value="170614" calcext:value-type="float">
            <text:p>170,614</text:p>
          </table:table-cell>
          <table:table-cell table:style-name="ce58" office:value-type="float" office:value="163119" calcext:value-type="float">
            <text:p>163,1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206" calcext:value-type="float">
            <text:p>41,206</text:p>
          </table:table-cell>
          <table:table-cell table:style-name="ce43" office:value-type="float" office:value="106494" calcext:value-type="float">
            <text:p>106,494</text:p>
          </table:table-cell>
          <table:table-cell table:style-name="ce43" office:value-type="float" office:value="51773" calcext:value-type="float">
            <text:p>51,773</text:p>
          </table:table-cell>
          <table:table-cell table:style-name="ce59" office:value-type="float" office:value="54721" calcext:value-type="float">
            <text:p>54,7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30" calcext:value-type="float">
            <text:p>4,430</text:p>
          </table:table-cell>
          <table:table-cell table:style-name="ce43" office:value-type="float" office:value="11301" calcext:value-type="float">
            <text:p>11,301</text:p>
          </table:table-cell>
          <table:table-cell table:style-name="ce43" office:value-type="float" office:value="5949" calcext:value-type="float">
            <text:p>5,949</text:p>
          </table:table-cell>
          <table:table-cell table:style-name="ce59" office:value-type="float" office:value="5352" calcext:value-type="float">
            <text:p>5,3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32" calcext:value-type="float">
            <text:p>8,932</text:p>
          </table:table-cell>
          <table:table-cell table:style-name="ce43" office:value-type="float" office:value="25526" calcext:value-type="float">
            <text:p>25,526</text:p>
          </table:table-cell>
          <table:table-cell table:style-name="ce43" office:value-type="float" office:value="13681" calcext:value-type="float">
            <text:p>13,681</text:p>
          </table:table-cell>
          <table:table-cell table:style-name="ce59" office:value-type="float" office:value="11845" calcext:value-type="float">
            <text:p>11,8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517" calcext:value-type="float">
            <text:p>7,517</text:p>
          </table:table-cell>
          <table:table-cell table:style-name="ce43" office:value-type="float" office:value="20232" calcext:value-type="float">
            <text:p>20,232</text:p>
          </table:table-cell>
          <table:table-cell table:style-name="ce43" office:value-type="float" office:value="10458" calcext:value-type="float">
            <text:p>10,458</text:p>
          </table:table-cell>
          <table:table-cell table:style-name="ce59" office:value-type="float" office:value="9774" calcext:value-type="float">
            <text:p>9,7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0927" calcext:value-type="float">
            <text:p>30,927</text:p>
          </table:table-cell>
          <table:table-cell table:style-name="ce43" office:value-type="float" office:value="82349" calcext:value-type="float">
            <text:p>82,349</text:p>
          </table:table-cell>
          <table:table-cell table:style-name="ce43" office:value-type="float" office:value="41837" calcext:value-type="float">
            <text:p>41,837</text:p>
          </table:table-cell>
          <table:table-cell table:style-name="ce59" office:value-type="float" office:value="40512" calcext:value-type="float">
            <text:p>40,5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6991" calcext:value-type="float">
            <text:p>6,991</text:p>
          </table:table-cell>
          <table:table-cell table:style-name="ce43" office:value-type="float" office:value="18251" calcext:value-type="float">
            <text:p>18,251</text:p>
          </table:table-cell>
          <table:table-cell table:style-name="ce43" office:value-type="float" office:value="9771" calcext:value-type="float">
            <text:p>9,771</text:p>
          </table:table-cell>
          <table:table-cell table:style-name="ce59" office:value-type="float" office:value="8480" calcext:value-type="float">
            <text:p>8,4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52" calcext:value-type="float">
            <text:p>5,052</text:p>
          </table:table-cell>
          <table:table-cell table:style-name="ce43" office:value-type="float" office:value="13459" calcext:value-type="float">
            <text:p>13,459</text:p>
          </table:table-cell>
          <table:table-cell table:style-name="ce43" office:value-type="float" office:value="7158" calcext:value-type="float">
            <text:p>7,158</text:p>
          </table:table-cell>
          <table:table-cell table:style-name="ce59" office:value-type="float" office:value="6301" calcext:value-type="float">
            <text:p>6,3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53" calcext:value-type="float">
            <text:p>1,753</text:p>
          </table:table-cell>
          <table:table-cell table:style-name="ce43" office:value-type="float" office:value="4782" calcext:value-type="float">
            <text:p>4,782</text:p>
          </table:table-cell>
          <table:table-cell table:style-name="ce43" office:value-type="float" office:value="2639" calcext:value-type="float">
            <text:p>2,639</text:p>
          </table:table-cell>
          <table:table-cell table:style-name="ce59" office:value-type="float" office:value="2143" calcext:value-type="float">
            <text:p>2,1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66" calcext:value-type="float">
            <text:p>4,666</text:p>
          </table:table-cell>
          <table:table-cell table:style-name="ce43" office:value-type="float" office:value="12224" calcext:value-type="float">
            <text:p>12,224</text:p>
          </table:table-cell>
          <table:table-cell table:style-name="ce43" office:value-type="float" office:value="6554" calcext:value-type="float">
            <text:p>6,554</text:p>
          </table:table-cell>
          <table:table-cell table:style-name="ce59" office:value-type="float" office:value="5670" calcext:value-type="float">
            <text:p>5,6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01" calcext:value-type="float">
            <text:p>4,001</text:p>
          </table:table-cell>
          <table:table-cell table:style-name="ce43" office:value-type="float" office:value="10946" calcext:value-type="float">
            <text:p>10,946</text:p>
          </table:table-cell>
          <table:table-cell table:style-name="ce43" office:value-type="float" office:value="5956" calcext:value-type="float">
            <text:p>5,956</text:p>
          </table:table-cell>
          <table:table-cell table:style-name="ce59" office:value-type="float" office:value="4990" calcext:value-type="float">
            <text:p>4,9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73" calcext:value-type="float">
            <text:p>4,773</text:p>
          </table:table-cell>
          <table:table-cell table:style-name="ce43" office:value-type="float" office:value="15401" calcext:value-type="float">
            <text:p>15,401</text:p>
          </table:table-cell>
          <table:table-cell table:style-name="ce43" office:value-type="float" office:value="7963" calcext:value-type="float">
            <text:p>7,963</text:p>
          </table:table-cell>
          <table:table-cell table:style-name="ce59" office:value-type="float" office:value="7438" calcext:value-type="float">
            <text:p>7,4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1" calcext:value-type="float">
            <text:p>2,081</text:p>
          </table:table-cell>
          <table:table-cell table:style-name="ce43" office:value-type="float" office:value="6512" calcext:value-type="float">
            <text:p>6,512</text:p>
          </table:table-cell>
          <table:table-cell table:style-name="ce43" office:value-type="float" office:value="3449" calcext:value-type="float">
            <text:p>3,449</text:p>
          </table:table-cell>
          <table:table-cell table:style-name="ce59" office:value-type="float" office:value="3063" calcext:value-type="float">
            <text:p>3,06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80" calcext:value-type="float">
            <text:p>1,680</text:p>
          </table:table-cell>
          <table:table-cell table:style-name="ce44" office:value-type="float" office:value="6256" calcext:value-type="float">
            <text:p>6,256</text:p>
          </table:table-cell>
          <table:table-cell table:style-name="ce44" office:value-type="float" office:value="3426" calcext:value-type="float">
            <text:p>3,426</text:p>
          </table:table-cell>
          <table:table-cell table:style-name="ce60" office:value-type="float" office:value="2830" calcext:value-type="float">
            <text:p>2,83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7371" calcext:value-type="float">
            <text:p>37,371</text:p>
          </table:table-cell>
          <table:table-cell table:style-name="ce42" office:value-type="float" office:value="101110" calcext:value-type="float">
            <text:p>101,110</text:p>
          </table:table-cell>
          <table:table-cell table:style-name="ce42" office:value-type="float" office:value="52042" calcext:value-type="float">
            <text:p>52,042</text:p>
          </table:table-cell>
          <table:table-cell table:style-name="ce58" office:value-type="float" office:value="49068" calcext:value-type="float">
            <text:p>49,0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2493" calcext:value-type="float">
            <text:p>22,493</text:p>
          </table:table-cell>
          <table:table-cell table:style-name="ce43" office:value-type="float" office:value="59685" calcext:value-type="float">
            <text:p>59,685</text:p>
          </table:table-cell>
          <table:table-cell table:style-name="ce43" office:value-type="float" office:value="30315" calcext:value-type="float">
            <text:p>30,315</text:p>
          </table:table-cell>
          <table:table-cell table:style-name="ce59" office:value-type="float" office:value="29370" calcext:value-type="float">
            <text:p>29,3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305" calcext:value-type="float">
            <text:p>5,305</text:p>
          </table:table-cell>
          <table:table-cell table:style-name="ce43" office:value-type="float" office:value="14287" calcext:value-type="float">
            <text:p>14,287</text:p>
          </table:table-cell>
          <table:table-cell table:style-name="ce43" office:value-type="float" office:value="7536" calcext:value-type="float">
            <text:p>7,536</text:p>
          </table:table-cell>
          <table:table-cell table:style-name="ce59" office:value-type="float" office:value="6751" calcext:value-type="float">
            <text:p>6,7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26" calcext:value-type="float">
            <text:p>3,326</text:p>
          </table:table-cell>
          <table:table-cell table:style-name="ce43" office:value-type="float" office:value="9762" calcext:value-type="float">
            <text:p>9,762</text:p>
          </table:table-cell>
          <table:table-cell table:style-name="ce43" office:value-type="float" office:value="5116" calcext:value-type="float">
            <text:p>5,116</text:p>
          </table:table-cell>
          <table:table-cell table:style-name="ce59" office:value-type="float" office:value="4646" calcext:value-type="float">
            <text:p>4,6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37" calcext:value-type="float">
            <text:p>2,937</text:p>
          </table:table-cell>
          <table:table-cell table:style-name="ce43" office:value-type="float" office:value="8483" calcext:value-type="float">
            <text:p>8,483</text:p>
          </table:table-cell>
          <table:table-cell table:style-name="ce43" office:value-type="float" office:value="4355" calcext:value-type="float">
            <text:p>4,355</text:p>
          </table:table-cell>
          <table:table-cell table:style-name="ce59" office:value-type="float" office:value="4128" calcext:value-type="float">
            <text:p>4,1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90" calcext:value-type="float">
            <text:p>1,990</text:p>
          </table:table-cell>
          <table:table-cell table:style-name="ce43" office:value-type="float" office:value="5121" calcext:value-type="float">
            <text:p>5,121</text:p>
          </table:table-cell>
          <table:table-cell table:style-name="ce43" office:value-type="float" office:value="2746" calcext:value-type="float">
            <text:p>2,746</text:p>
          </table:table-cell>
          <table:table-cell table:style-name="ce59" office:value-type="float" office:value="2375" calcext:value-type="float">
            <text:p>2,37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20" calcext:value-type="float">
            <text:p>1,320</text:p>
          </table:table-cell>
          <table:table-cell table:style-name="ce44" office:value-type="float" office:value="3772" calcext:value-type="float">
            <text:p>3,772</text:p>
          </table:table-cell>
          <table:table-cell table:style-name="ce44" office:value-type="float" office:value="1974" calcext:value-type="float">
            <text:p>1,974</text:p>
          </table:table-cell>
          <table:table-cell table:style-name="ce60" office:value-type="float" office:value="1798" calcext:value-type="float">
            <text:p>1,79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style-name="ce92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基隆市</text:p>
          </table:table-cell>
          <table:table-cell table:style-name="ce51" office:value-type="float" office:value="150404" calcext:value-type="float">
            <text:p>150,404</text:p>
          </table:table-cell>
          <table:table-cell table:style-name="ce42" office:value-type="float" office:value="373721" calcext:value-type="float">
            <text:p>373,721</text:p>
          </table:table-cell>
          <table:table-cell table:style-name="ce42" office:value-type="float" office:value="187968" calcext:value-type="float">
            <text:p>187,968</text:p>
          </table:table-cell>
          <table:table-cell table:style-name="ce58" office:value-type="float" office:value="185753" calcext:value-type="float">
            <text:p>185,753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52" office:value-type="float" office:value="22418" calcext:value-type="float">
            <text:p>22,418</text:p>
          </table:table-cell>
          <table:table-cell table:style-name="ce43" office:value-type="float" office:value="53199" calcext:value-type="float">
            <text:p>53,199</text:p>
          </table:table-cell>
          <table:table-cell table:style-name="ce43" office:value-type="float" office:value="27234" calcext:value-type="float">
            <text:p>27,234</text:p>
          </table:table-cell>
          <table:table-cell table:style-name="ce59" office:value-type="float" office:value="25965" calcext:value-type="float">
            <text:p>25,965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52" office:value-type="float" office:value="20871" calcext:value-type="float">
            <text:p>20,871</text:p>
          </table:table-cell>
          <table:table-cell table:style-name="ce43" office:value-type="float" office:value="53966" calcext:value-type="float">
            <text:p>53,966</text:p>
          </table:table-cell>
          <table:table-cell table:style-name="ce43" office:value-type="float" office:value="27319" calcext:value-type="float">
            <text:p>27,319</text:p>
          </table:table-cell>
          <table:table-cell table:style-name="ce59" office:value-type="float" office:value="26647" calcext:value-type="float">
            <text:p>26,647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52" office:value-type="float" office:value="15170" calcext:value-type="float">
            <text:p>15,170</text:p>
          </table:table-cell>
          <table:table-cell table:style-name="ce43" office:value-type="float" office:value="38183" calcext:value-type="float">
            <text:p>38,183</text:p>
          </table:table-cell>
          <table:table-cell table:style-name="ce43" office:value-type="float" office:value="19282" calcext:value-type="float">
            <text:p>19,282</text:p>
          </table:table-cell>
          <table:table-cell table:style-name="ce59" office:value-type="float" office:value="18901" calcext:value-type="float">
            <text:p>18,901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52" office:value-type="float" office:value="19525" calcext:value-type="float">
            <text:p>19,525</text:p>
          </table:table-cell>
          <table:table-cell table:style-name="ce43" office:value-type="float" office:value="46577" calcext:value-type="float">
            <text:p>46,577</text:p>
          </table:table-cell>
          <table:table-cell table:style-name="ce43" office:value-type="float" office:value="22962" calcext:value-type="float">
            <text:p>22,962</text:p>
          </table:table-cell>
          <table:table-cell table:style-name="ce59" office:value-type="float" office:value="23615" calcext:value-type="float">
            <text:p>23,615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52" office:value-type="float" office:value="19320" calcext:value-type="float">
            <text:p>19,320</text:p>
          </table:table-cell>
          <table:table-cell table:style-name="ce43" office:value-type="float" office:value="48806" calcext:value-type="float">
            <text:p>48,806</text:p>
          </table:table-cell>
          <table:table-cell table:style-name="ce43" office:value-type="float" office:value="24865" calcext:value-type="float">
            <text:p>24,865</text:p>
          </table:table-cell>
          <table:table-cell table:style-name="ce59" office:value-type="float" office:value="23941" calcext:value-type="float">
            <text:p>23,941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52" office:value-type="float" office:value="32238" calcext:value-type="float">
            <text:p>32,238</text:p>
          </table:table-cell>
          <table:table-cell table:style-name="ce43" office:value-type="float" office:value="81762" calcext:value-type="float">
            <text:p>81,762</text:p>
          </table:table-cell>
          <table:table-cell table:style-name="ce43" office:value-type="float" office:value="40721" calcext:value-type="float">
            <text:p>40,721</text:p>
          </table:table-cell>
          <table:table-cell table:style-name="ce59" office:value-type="float" office:value="41041" calcext:value-type="float">
            <text:p>41,0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862" calcext:value-type="float">
            <text:p>20,862</text:p>
          </table:table-cell>
          <table:table-cell table:style-name="ce44" office:value-type="float" office:value="51228" calcext:value-type="float">
            <text:p>51,228</text:p>
          </table:table-cell>
          <table:table-cell table:style-name="ce44" office:value-type="float" office:value="25585" calcext:value-type="float">
            <text:p>25,585</text:p>
          </table:table-cell>
          <table:table-cell table:style-name="ce60" office:value-type="float" office:value="25643" calcext:value-type="float">
            <text:p>25,643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4223" calcext:value-type="float">
            <text:p>154,223</text:p>
          </table:table-cell>
          <table:table-cell table:style-name="ce42" office:value-type="float" office:value="430644" calcext:value-type="float">
            <text:p>430,644</text:p>
          </table:table-cell>
          <table:table-cell table:style-name="ce42" office:value-type="float" office:value="213247" calcext:value-type="float">
            <text:p>213,247</text:p>
          </table:table-cell>
          <table:table-cell table:style-name="ce58" office:value-type="float" office:value="217397" calcext:value-type="float">
            <text:p>217,3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4579" calcext:value-type="float">
            <text:p>74,579</text:p>
          </table:table-cell>
          <table:table-cell table:style-name="ce43" office:value-type="float" office:value="206050" calcext:value-type="float">
            <text:p>206,050</text:p>
          </table:table-cell>
          <table:table-cell table:style-name="ce43" office:value-type="float" office:value="101549" calcext:value-type="float">
            <text:p>101,549</text:p>
          </table:table-cell>
          <table:table-cell table:style-name="ce59" office:value-type="float" office:value="104501" calcext:value-type="float">
            <text:p>104,5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125" calcext:value-type="float">
            <text:p>54,125</text:p>
          </table:table-cell>
          <table:table-cell table:style-name="ce43" office:value-type="float" office:value="148457" calcext:value-type="float">
            <text:p>148,457</text:p>
          </table:table-cell>
          <table:table-cell table:style-name="ce43" office:value-type="float" office:value="72895" calcext:value-type="float">
            <text:p>72,895</text:p>
          </table:table-cell>
          <table:table-cell table:style-name="ce59" office:value-type="float" office:value="75562" calcext:value-type="float">
            <text:p>75,56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519" calcext:value-type="float">
            <text:p>25,519</text:p>
          </table:table-cell>
          <table:table-cell table:style-name="ce44" office:value-type="float" office:value="76137" calcext:value-type="float">
            <text:p>76,137</text:p>
          </table:table-cell>
          <table:table-cell table:style-name="ce44" office:value-type="float" office:value="38803" calcext:value-type="float">
            <text:p>38,803</text:p>
          </table:table-cell>
          <table:table-cell table:style-name="ce60" office:value-type="float" office:value="37334" calcext:value-type="float">
            <text:p>37,334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083" calcext:value-type="float">
            <text:p>98,083</text:p>
          </table:table-cell>
          <table:table-cell table:style-name="ce42" office:value-type="float" office:value="270885" calcext:value-type="float">
            <text:p>270,885</text:p>
          </table:table-cell>
          <table:table-cell table:style-name="ce42" office:value-type="float" office:value="132450" calcext:value-type="float">
            <text:p>132,450</text:p>
          </table:table-cell>
          <table:table-cell table:style-name="ce58" office:value-type="float" office:value="138435" calcext:value-type="float">
            <text:p>138,4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140" calcext:value-type="float">
            <text:p>45,140</text:p>
          </table:table-cell>
          <table:table-cell table:style-name="ce43" office:value-type="float" office:value="123631" calcext:value-type="float">
            <text:p>123,631</text:p>
          </table:table-cell>
          <table:table-cell table:style-name="ce43" office:value-type="float" office:value="59992" calcext:value-type="float">
            <text:p>59,992</text:p>
          </table:table-cell>
          <table:table-cell table:style-name="ce59" office:value-type="float" office:value="63639" calcext:value-type="float">
            <text:p>63,63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2943" calcext:value-type="float">
            <text:p>52,943</text:p>
          </table:table-cell>
          <table:table-cell table:style-name="ce44" office:value-type="float" office:value="147254" calcext:value-type="float">
            <text:p>147,254</text:p>
          </table:table-cell>
          <table:table-cell table:style-name="ce44" office:value-type="float" office:value="72458" calcext:value-type="float">
            <text:p>72,458</text:p>
          </table:table-cell>
          <table:table-cell table:style-name="ce60" office:value-type="float" office:value="74796" calcext:value-type="float">
            <text:p>74,796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7346" calcext:value-type="float">
            <text:p>37,346</text:p>
          </table:table-cell>
          <table:table-cell table:style-name="ce42" office:value-type="float" office:value="125089" calcext:value-type="float">
            <text:p>125,089</text:p>
          </table:table-cell>
          <table:table-cell table:style-name="ce42" office:value-type="float" office:value="62757" calcext:value-type="float">
            <text:p>62,757</text:p>
          </table:table-cell>
          <table:table-cell table:style-name="ce58" office:value-type="float" office:value="62332" calcext:value-type="float">
            <text:p>62,3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378" calcext:value-type="float">
            <text:p>12,378</text:p>
          </table:table-cell>
          <table:table-cell table:style-name="ce43" office:value-type="float" office:value="40349" calcext:value-type="float">
            <text:p>40,349</text:p>
          </table:table-cell>
          <table:table-cell table:style-name="ce43" office:value-type="float" office:value="20251" calcext:value-type="float">
            <text:p>20,251</text:p>
          </table:table-cell>
          <table:table-cell table:style-name="ce59" office:value-type="float" office:value="20098" calcext:value-type="float">
            <text:p>20,0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272" calcext:value-type="float">
            <text:p>8,272</text:p>
          </table:table-cell>
          <table:table-cell table:style-name="ce43" office:value-type="float" office:value="26975" calcext:value-type="float">
            <text:p>26,975</text:p>
          </table:table-cell>
          <table:table-cell table:style-name="ce43" office:value-type="float" office:value="13623" calcext:value-type="float">
            <text:p>13,623</text:p>
          </table:table-cell>
          <table:table-cell table:style-name="ce59" office:value-type="float" office:value="13352" calcext:value-type="float">
            <text:p>13,3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014" calcext:value-type="float">
            <text:p>6,014</text:p>
          </table:table-cell>
          <table:table-cell table:style-name="ce43" office:value-type="float" office:value="19263" calcext:value-type="float">
            <text:p>19,263</text:p>
          </table:table-cell>
          <table:table-cell table:style-name="ce43" office:value-type="float" office:value="9552" calcext:value-type="float">
            <text:p>9,552</text:p>
          </table:table-cell>
          <table:table-cell table:style-name="ce59" office:value-type="float" office:value="9711" calcext:value-type="float">
            <text:p>9,7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561" calcext:value-type="float">
            <text:p>7,561</text:p>
          </table:table-cell>
          <table:table-cell table:style-name="ce43" office:value-type="float" office:value="26115" calcext:value-type="float">
            <text:p>26,115</text:p>
          </table:table-cell>
          <table:table-cell table:style-name="ce43" office:value-type="float" office:value="13206" calcext:value-type="float">
            <text:p>13,206</text:p>
          </table:table-cell>
          <table:table-cell table:style-name="ce59" office:value-type="float" office:value="12909" calcext:value-type="float">
            <text:p>12,9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2987" calcext:value-type="float">
            <text:p>2,987</text:p>
          </table:table-cell>
          <table:table-cell table:style-name="ce43" office:value-type="float" office:value="11718" calcext:value-type="float">
            <text:p>11,718</text:p>
          </table:table-cell>
          <table:table-cell table:style-name="ce43" office:value-type="float" office:value="5789" calcext:value-type="float">
            <text:p>5,789</text:p>
          </table:table-cell>
          <table:table-cell table:style-name="ce59" office:value-type="float" office:value="5929" calcext:value-type="float">
            <text:p>5,92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69" calcext:value-type="float">
            <text:p>669</text:p>
          </table:table-cell>
          <table:table-cell table:style-name="ce44" office:value-type="float" office:value="336" calcext:value-type="float">
            <text:p>336</text:p>
          </table:table-cell>
          <table:table-cell table:style-name="ce60" office:value-type="float" office:value="333" calcext:value-type="float">
            <text:p>33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8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459" calcext:value-type="float">
            <text:p>2,459</text:p>
          </table:table-cell>
          <table:table-cell table:style-name="ce42" office:value-type="float" office:value="12438" calcext:value-type="float">
            <text:p>12,438</text:p>
          </table:table-cell>
          <table:table-cell table:style-name="ce42" office:value-type="float" office:value="7107" calcext:value-type="float">
            <text:p>7,107</text:p>
          </table:table-cell>
          <table:table-cell table:style-name="ce58" office:value-type="float" office:value="5331" calcext:value-type="float">
            <text:p>5,3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16" calcext:value-type="float">
            <text:p>1,416</text:p>
          </table:table-cell>
          <table:table-cell table:style-name="ce43" office:value-type="float" office:value="7479" calcext:value-type="float">
            <text:p>7,479</text:p>
          </table:table-cell>
          <table:table-cell table:style-name="ce43" office:value-type="float" office:value="4275" calcext:value-type="float">
            <text:p>4,275</text:p>
          </table:table-cell>
          <table:table-cell table:style-name="ce59" office:value-type="float" office:value="3204" calcext:value-type="float">
            <text:p>3,2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74" calcext:value-type="float">
            <text:p>474</text:p>
          </table:table-cell>
          <table:table-cell table:style-name="ce43" office:value-type="float" office:value="2317" calcext:value-type="float">
            <text:p>2,317</text:p>
          </table:table-cell>
          <table:table-cell table:style-name="ce43" office:value-type="float" office:value="1275" calcext:value-type="float">
            <text:p>1,275</text:p>
          </table:table-cell>
          <table:table-cell table:style-name="ce59" office:value-type="float" office:value="1042" calcext:value-type="float">
            <text:p>1,0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72" calcext:value-type="float">
            <text:p>272</text:p>
          </table:table-cell>
          <table:table-cell table:style-name="ce43" office:value-type="float" office:value="1416" calcext:value-type="float">
            <text:p>1,416</text:p>
          </table:table-cell>
          <table:table-cell table:style-name="ce43" office:value-type="float" office:value="824" calcext:value-type="float">
            <text:p>824</text:p>
          </table:table-cell>
          <table:table-cell table:style-name="ce59" office:value-type="float" office:value="592" calcext:value-type="float">
            <text:p>59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297" calcext:value-type="float">
            <text:p>297</text:p>
          </table:table-cell>
          <table:table-cell table:style-name="ce44" office:value-type="float" office:value="1226" calcext:value-type="float">
            <text:p>1,226</text:p>
          </table:table-cell>
          <table:table-cell table:style-name="ce44" office:value-type="float" office:value="733" calcext:value-type="float">
            <text:p>733</text:p>
          </table:table-cell>
          <table:table-cell table:style-name="ce60" office:value-type="float" office:value="493" calcext:value-type="float">
            <text:p>493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4-09-04T19:13:36</dc:date>
    <meta:print-date>2013-07-18T10:55:4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